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paragraph-properties fo:keep-with-next="always" style:text-autospace="none" fo:text-align="justify" fo:margin-top="0.3333in" fo:margin-bottom="0.1666in" style:line-height-at-least="0.175in"/>
    </style:style>
    <style:style style:name="T18" style:parent-style-name="Standardnípísmoodstavce" style:family="text">
      <style:text-properties style:font-name-complex="Calibri" fo:font-weight="bold" style:font-weight-asian="bold" style:font-weight-complex="bold" fo:color="#008576" fo:font-size="12pt" style:font-size-asian="12pt" fo:language="en" fo:country="US"/>
    </style:style>
    <style:style style:name="T19" style:parent-style-name="Standardnípísmoodstavce" style:family="text">
      <style:text-properties style:font-name-complex="Calibri" fo:font-weight="bold" style:font-weight-asian="bold" style:font-weight-complex="bold" fo:color="#008576" fo:font-size="12pt" style:font-size-asian="12pt"/>
    </style:style>
    <style:style style:name="T20" style:parent-style-name="Standardnípísmoodstavce" style:family="text">
      <style:text-properties style:font-name-complex="Calibri" fo:font-weight="bold" style:font-weight-asian="bold" style:font-weight-complex="bold" fo:color="#008576" fo:font-size="12pt" style:font-size-asian="12pt"/>
    </style:style>
    <style:style style:name="P21"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22" style:parent-style-name="Normální" style:family="paragraph">
      <style:paragraph-properties style:text-autospace="none" fo:text-align="justify" fo:margin-top="0.1388in" fo:margin-bottom="0.1388in" style:line-height-at-least="0.175in"/>
    </style:style>
    <style:style style:name="T23" style:parent-style-name="Standardnípísmoodstavce" style:family="text">
      <style:text-properties style:font-name-complex="Calibri" style:font-size-complex="11.5pt" fo:language="en" fo:country="US"/>
    </style:style>
    <style:style style:name="T24" style:parent-style-name="Standardnípísmoodstavce" style:family="text">
      <style:text-properties style:font-name-complex="Calibri" style:font-size-complex="11.5pt"/>
    </style:style>
    <style:style style:name="T25" style:parent-style-name="Standardnípísmoodstavce" style:family="text">
      <style:text-properties style:font-name-complex="Calibri" style:font-size-complex="11.5pt"/>
    </style:style>
    <style:style style:name="T26" style:parent-style-name="Standardnípísmoodstavce" style:family="text">
      <style:text-properties style:font-name-complex="Calibri" fo:font-weight="bold" style:font-weight-asian="bold" style:font-weight-complex="bold" style:font-size-complex="11.5pt"/>
    </style:style>
    <style:style style:name="T27" style:parent-style-name="Standardnípísmoodstavce" style:family="text">
      <style:text-properties style:font-name-complex="Calibri" style:font-size-complex="11.5pt"/>
    </style:style>
    <style:style style:name="P28" style:parent-style-name="Normální" style:family="paragraph">
      <style:paragraph-properties style:text-autospace="none" fo:text-align="justify" fo:margin-top="0.1388in" fo:margin-bottom="0.1388in" style:line-height-at-least="0.175in"/>
    </style:style>
    <style:style style:name="T29" style:parent-style-name="Standardnípísmoodstavce" style:family="text">
      <style:text-properties style:font-name-complex="Calibri" style:font-size-complex="11.5pt" fo:language="en" fo:country="US"/>
    </style:style>
    <style:style style:name="T30" style:parent-style-name="Standardnípísmoodstavce" style:family="text">
      <style:text-properties style:font-name-complex="Calibri" style:font-size-complex="11.5pt"/>
    </style:style>
    <style:style style:name="P31" style:parent-style-name="Normální" style:family="paragraph">
      <style:paragraph-properties style:text-autospace="none" fo:text-align="justify" fo:margin-top="0.1388in" fo:margin-bottom="0.1388in" style:line-height-at-least="0.175in"/>
    </style:style>
    <style:style style:name="T32" style:parent-style-name="Standardnípísmoodstavce" style:family="text">
      <style:text-properties style:font-name-complex="Calibri" style:font-size-complex="11.5pt" fo:language="en" fo:country="US"/>
    </style:style>
    <style:style style:name="T33" style:parent-style-name="Standardnípísmoodstavce" style:family="text">
      <style:text-properties style:font-name-complex="Calibri" fo:font-weight="bold" style:font-weight-asian="bold" style:font-weight-complex="bold" style:font-size-complex="11.5pt" fo:language="en" fo:country="US"/>
    </style:style>
    <style:style style:name="T34" style:parent-style-name="Standardnípísmoodstavce" style:family="text">
      <style:text-properties style:font-name-complex="Calibri" fo:font-weight="bold" style:font-weight-asian="bold" style:font-weight-complex="bold" style:font-size-complex="11.5pt"/>
    </style:style>
    <style:style style:name="T35" style:parent-style-name="Standardnípísmoodstavce" style:family="text">
      <style:text-properties style:font-name-complex="Calibri" fo:font-weight="bold" style:font-weight-asian="bold" style:font-weight-complex="bold" style:font-size-complex="11.5pt"/>
    </style:style>
    <style:style style:name="T36" style:parent-style-name="Standardnípísmoodstavce" style:family="text">
      <style:text-properties style:font-name-complex="Calibri" style:font-size-complex="11.5pt"/>
    </style:style>
    <style:style style:name="T37" style:parent-style-name="Standardnípísmoodstavce" style:family="text">
      <style:text-properties style:font-name-complex="Calibri" style:font-size-complex="11.5pt"/>
    </style:style>
    <style:style style:name="T38" style:parent-style-name="Standardnípísmoodstavce" style:family="text">
      <style:text-properties style:font-name-complex="Calibri" style:font-size-complex="11.5pt"/>
    </style:style>
    <style:style style:name="T39" style:parent-style-name="Standardnípísmoodstavce" style:family="text">
      <style:text-properties style:font-name-complex="Calibri" style:font-size-complex="11.5pt"/>
    </style:style>
    <style:style style:name="T40" style:parent-style-name="Standardnípísmoodstavce" style:family="text">
      <style:text-properties style:font-name-complex="Calibri" style:font-size-complex="11.5pt"/>
    </style:style>
    <style:style style:name="P41" style:parent-style-name="Normální" style:family="paragraph">
      <style:paragraph-properties style:text-autospace="none" fo:text-align="justify" fo:margin-top="0.1388in" fo:margin-bottom="0.1388in" style:line-height-at-least="0.175in"/>
    </style:style>
    <style:style style:name="T42" style:parent-style-name="Standardnípísmoodstavce" style:family="text">
      <style:text-properties style:font-name-complex="Calibri" style:font-size-complex="11.5pt" fo:language="en" fo:country="US"/>
    </style:style>
    <style:style style:name="T43" style:parent-style-name="Standardnípísmoodstavce" style:family="text">
      <style:text-properties style:font-name-complex="Calibri" style:font-size-complex="11.5pt"/>
    </style:style>
    <style:style style:name="T44" style:parent-style-name="Standardnípísmoodstavce" style:family="text">
      <style:text-properties style:font-name-complex="Calibri" style:font-size-complex="11.5pt"/>
    </style:style>
    <style:style style:name="P45" style:parent-style-name="Normální" style:family="paragraph">
      <style:paragraph-properties style:text-autospace="none" fo:text-align="justify" fo:margin-top="0.1388in" fo:margin-bottom="0.1388in" style:line-height-at-least="0.175in"/>
    </style:style>
    <style:style style:name="T46" style:parent-style-name="Standardnípísmoodstavce" style:family="text">
      <style:text-properties style:font-name-complex="Calibri" style:font-size-complex="11.5pt" fo:language="en" fo:country="US"/>
    </style:style>
    <style:style style:name="T47" style:parent-style-name="Standardnípísmoodstavce" style:family="text">
      <style:text-properties style:font-name-complex="Calibri" style:font-size-complex="11.5pt"/>
    </style:style>
    <style:style style:name="P48"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49" style:parent-style-name="Normální" style:family="paragraph">
      <style:paragraph-properties style:text-autospace="none" fo:text-align="justify" fo:margin-top="0.1388in" fo:margin-bottom="0.1388in" style:line-height-at-least="0.175in"/>
    </style:style>
    <style:style style:name="T50" style:parent-style-name="Standardnípísmoodstavce" style:family="text">
      <style:text-properties style:font-name-complex="Calibri" fo:font-style="italic" style:font-style-asian="italic" style:font-style-complex="italic" style:font-size-complex="11.5pt" fo:language="en" fo:country="US"/>
    </style:style>
    <style:style style:name="T51" style:parent-style-name="Standardnípísmoodstavce" style:family="text">
      <style:text-properties style:font-name-complex="Calibri" fo:font-style="italic" style:font-style-asian="italic" style:font-style-complex="italic" style:font-size-complex="11.5pt" fo:language="en" fo:country="US"/>
    </style:style>
    <style:style style:name="T52" style:parent-style-name="Standardnípísmoodstavce" style:family="text">
      <style:text-properties style:font-name-complex="Calibri" fo:font-style="italic" style:font-style-asian="italic" style:font-style-complex="italic" style:font-size-complex="11.5pt"/>
    </style:style>
    <style:style style:name="P53" style:parent-style-name="Normální" style:family="paragraph">
      <style:paragraph-properties style:text-autospace="none" fo:text-align="justify" fo:margin-top="0.1388in" fo:margin-bottom="0.1388in" style:line-height-at-least="0.175in"/>
    </style:style>
    <style:style style:name="T54" style:parent-style-name="Standardnípísmoodstavce" style:family="text">
      <style:text-properties style:font-name-complex="Calibri" style:font-size-complex="11.5pt" fo:language="en" fo:country="US"/>
    </style:style>
    <style:style style:name="T55" style:parent-style-name="Standardnípísmoodstavce" style:family="text">
      <style:text-properties style:font-name-complex="Calibri" style:font-size-complex="11.5pt"/>
    </style:style>
    <style:style style:name="T56" style:parent-style-name="Standardnípísmoodstavce" style:family="text">
      <style:text-properties style:font-name-complex="Calibri" style:font-size-complex="11.5pt"/>
    </style:style>
    <style:style style:name="P57" style:parent-style-name="Normální" style:family="paragraph">
      <style:paragraph-properties style:text-autospace="none" fo:text-align="justify" fo:margin-top="0.1388in" fo:margin-bottom="0.1388in" style:line-height-at-least="0.175in"/>
      <style:text-properties style:font-name-complex="Calibri" style:font-size-complex="11.5pt"/>
    </style:style>
    <style:style style:name="P58" style:parent-style-name="Normální" style:family="paragraph">
      <style:paragraph-properties style:text-autospace="none" fo:text-align="justify" fo:margin-top="0.1388in" fo:margin-bottom="0.1388in" style:line-height-at-least="0.175in"/>
    </style:style>
    <style:style style:name="T59" style:parent-style-name="Standardnípísmoodstavce" style:family="text">
      <style:text-properties style:font-name-complex="Calibri" style:font-size-complex="11.5pt" fo:language="en" fo:country="US"/>
    </style:style>
    <style:style style:name="T60" style:parent-style-name="Standardnípísmoodstavce" style:family="text">
      <style:text-properties style:font-name-complex="Calibri" style:font-size-complex="11.5pt"/>
    </style:style>
    <style:style style:name="T61" style:parent-style-name="Standardnípísmoodstavce" style:family="text">
      <style:text-properties style:font-name-complex="Calibri" style:font-size-complex="11.5pt"/>
    </style:style>
    <style:style style:name="T62" style:parent-style-name="Standardnípísmoodstavce" style:family="text">
      <style:text-properties style:font-name-complex="Calibri" style:font-size-complex="11.5pt"/>
    </style:style>
    <style:style style:name="T63" style:parent-style-name="Standardnípísmoodstavce" style:family="text">
      <style:text-properties style:font-name-complex="Calibri" style:font-size-complex="11.5pt"/>
    </style:style>
    <style:style style:name="T64" style:parent-style-name="Standardnípísmoodstavce" style:family="text">
      <style:text-properties style:font-name-complex="Calibri" style:font-size-complex="11.5pt"/>
    </style:style>
    <style:style style:name="P65" style:parent-style-name="Normální" style:family="paragraph">
      <style:paragraph-properties style:text-autospace="none" fo:text-align="justify" fo:margin-top="0.1388in" fo:margin-bottom="0.1388in" style:line-height-at-least="0.175in"/>
    </style:style>
    <style:style style:name="T66" style:parent-style-name="Standardnípísmoodstavce" style:family="text">
      <style:text-properties style:font-name-complex="Calibri" style:font-size-complex="11.5pt" fo:language="en" fo:country="US"/>
    </style:style>
    <style:style style:name="T67" style:parent-style-name="Standardnípísmoodstavce" style:family="text">
      <style:text-properties style:font-name-complex="Calibri" style:font-size-complex="11.5pt"/>
    </style:style>
    <style:style style:name="T68" style:parent-style-name="Standardnípísmoodstavce" style:family="text">
      <style:text-properties style:font-name-complex="Calibri" style:font-size-complex="11.5pt"/>
    </style:style>
    <style:style style:name="P69" style:parent-style-name="Normální" style:family="paragraph">
      <style:paragraph-properties style:text-autospace="none" fo:text-align="justify" fo:margin-top="0.1388in" fo:margin-bottom="0.1388in" style:line-height-at-least="0.175in"/>
    </style:style>
    <style:style style:name="T70" style:parent-style-name="Standardnípísmoodstavce" style:family="text">
      <style:text-properties style:font-name-complex="Calibri" style:font-size-complex="11.5pt" fo:language="en" fo:country="US"/>
    </style:style>
    <style:style style:name="T71" style:parent-style-name="Standardnípísmoodstavce" style:family="text">
      <style:text-properties style:font-name-complex="Calibri" style:font-size-complex="11.5pt"/>
    </style:style>
    <style:style style:name="P72" style:parent-style-name="Normální" style:family="paragraph">
      <style:paragraph-properties style:text-autospace="none" fo:text-align="justify" fo:margin-top="0.1388in" fo:margin-bottom="0.1388in" style:line-height-at-least="0.175in"/>
    </style:style>
    <style:style style:name="T73" style:parent-style-name="Standardnípísmoodstavce" style:family="text">
      <style:text-properties style:font-name-complex="Calibri" style:font-size-complex="11.5pt" fo:language="en" fo:country="US"/>
    </style:style>
    <style:style style:name="T74" style:parent-style-name="Standardnípísmoodstavce" style:family="text">
      <style:text-properties style:font-name-complex="Calibri" style:font-size-complex="11.5pt"/>
    </style:style>
    <style:style style:name="P75" style:parent-style-name="Normální" style:family="paragraph">
      <style:paragraph-properties style:text-autospace="none" fo:text-align="justify" fo:margin-top="0.1388in" fo:margin-bottom="0.1388in" style:line-height-at-least="0.175in"/>
    </style:style>
    <style:style style:name="T76" style:parent-style-name="Standardnípísmoodstavce" style:family="text">
      <style:text-properties style:font-name-complex="Calibri" fo:font-style="italic" style:font-style-asian="italic" style:font-style-complex="italic" style:font-size-complex="11.5pt" fo:language="en" fo:country="US"/>
    </style:style>
    <style:style style:name="T77" style:parent-style-name="Standardnípísmoodstavce" style:family="text">
      <style:text-properties style:font-name-complex="Calibri" fo:font-style="italic" style:font-style-asian="italic" style:font-style-complex="italic" style:font-size-complex="11.5pt" fo:language="en" fo:country="US"/>
    </style:style>
    <style:style style:name="T78" style:parent-style-name="Standardnípísmoodstavce" style:family="text">
      <style:text-properties style:font-name-complex="Calibri" style:font-size-complex="11.5pt" fo:language="en" fo:country="US"/>
    </style:style>
    <style:style style:name="P79" style:parent-style-name="Normální" style:family="paragraph">
      <style:paragraph-properties style:text-autospace="none" fo:text-align="justify" fo:margin-top="0.1388in" fo:margin-bottom="0.1388in" style:line-height-at-least="0.175in"/>
    </style:style>
    <style:style style:name="T80" style:parent-style-name="Standardnípísmoodstavce" style:family="text">
      <style:text-properties style:font-name-complex="Calibri" style:font-size-complex="11.5pt" fo:language="en" fo:country="US"/>
    </style:style>
    <style:style style:name="T81" style:parent-style-name="Standardnípísmoodstavce" style:family="text">
      <style:text-properties style:font-name-complex="Calibri" style:font-size-complex="11.5pt"/>
    </style:style>
    <style:style style:name="P82" style:parent-style-name="Normální" style:family="paragraph">
      <style:paragraph-properties style:text-autospace="none" fo:text-align="justify" fo:margin-top="0.1388in" fo:margin-bottom="0.1388in" style:line-height-at-least="0.175in"/>
    </style:style>
    <style:style style:name="T83" style:parent-style-name="Standardnípísmoodstavce" style:family="text">
      <style:text-properties style:font-name-complex="Calibri" style:font-size-complex="11.5pt" fo:language="en" fo:country="US"/>
    </style:style>
    <style:style style:name="T84" style:parent-style-name="Standardnípísmoodstavce" style:family="text">
      <style:text-properties style:font-name-complex="Calibri" style:font-size-complex="11.5pt" fo:language="en" fo:country="US"/>
    </style:style>
    <style:style style:name="T85" style:parent-style-name="Standardnípísmoodstavce" style:family="text">
      <style:text-properties style:font-name-complex="Calibri" style:font-size-complex="11.5pt"/>
    </style:style>
    <style:style style:name="P86" style:parent-style-name="Normální" style:family="paragraph">
      <style:paragraph-properties style:text-autospace="none" fo:text-align="justify" fo:margin-top="0.1388in" fo:margin-bottom="0.1388in" style:line-height-at-least="0.175in"/>
    </style:style>
    <style:style style:name="T87" style:parent-style-name="Standardnípísmoodstavce" style:family="text">
      <style:text-properties style:font-name-complex="Calibri" style:font-size-complex="11.5pt" fo:language="en" fo:country="US"/>
    </style:style>
    <style:style style:name="T88" style:parent-style-name="Standardnípísmoodstavce" style:family="text">
      <style:text-properties style:font-name-complex="Calibri" style:font-size-complex="11.5pt"/>
    </style:style>
    <style:style style:name="T89" style:parent-style-name="Standardnípísmoodstavce" style:family="text">
      <style:text-properties style:font-name-complex="Calibri" style:font-size-complex="11.5pt"/>
    </style:style>
    <style:style style:name="P90" style:parent-style-name="Normální" style:family="paragraph">
      <style:paragraph-properties style:text-autospace="none" fo:text-align="justify" fo:margin-top="0.1388in" fo:margin-bottom="0.1388in" style:line-height-at-least="0.175in"/>
    </style:style>
    <style:style style:name="T91" style:parent-style-name="Standardnípísmoodstavce" style:family="text">
      <style:text-properties style:font-name-complex="Calibri" style:font-size-complex="11.5pt" fo:language="en" fo:country="US"/>
    </style:style>
    <style:style style:name="T92" style:parent-style-name="Standardnípísmoodstavce" style:family="text">
      <style:text-properties style:font-name-complex="Calibri" style:font-size-complex="11.5pt"/>
    </style:style>
    <style:style style:name="P93"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94" style:parent-style-name="Normální" style:family="paragraph">
      <style:paragraph-properties style:text-autospace="none" fo:text-align="justify" fo:margin-top="0.1388in" fo:margin-bottom="0.1388in" style:line-height-at-least="0.175in"/>
    </style:style>
    <style:style style:name="T95" style:parent-style-name="Standardnípísmoodstavce" style:family="text">
      <style:text-properties style:font-name-complex="Calibri" fo:font-style="italic" style:font-style-asian="italic" style:font-style-complex="italic" style:font-size-complex="11.5pt" fo:language="en" fo:country="US"/>
    </style:style>
    <style:style style:name="T96" style:parent-style-name="Standardnípísmoodstavce" style:family="text">
      <style:text-properties style:font-name-complex="Calibri" fo:font-style="italic" style:font-style-asian="italic" style:font-style-complex="italic" style:font-size-complex="11.5pt" fo:language="en" fo:country="US"/>
    </style:style>
    <style:style style:name="T97" style:parent-style-name="Standardnípísmoodstavce" style:family="text">
      <style:text-properties style:font-name-complex="Calibri" fo:font-style="italic" style:font-style-asian="italic" style:font-style-complex="italic" style:font-size-complex="11.5pt"/>
    </style:style>
    <style:style style:name="T98" style:parent-style-name="Standardnípísmoodstavce" style:family="text">
      <style:text-properties style:font-name-complex="Calibri" style:font-size-complex="11.5pt"/>
    </style:style>
    <style:style style:name="P99" style:parent-style-name="Normální" style:family="paragraph">
      <style:paragraph-properties style:text-autospace="none" fo:text-align="justify" fo:margin-top="0.1388in" fo:margin-bottom="0.1388in" style:line-height-at-least="0.175in"/>
    </style:style>
    <style:style style:name="T100" style:parent-style-name="Standardnípísmoodstavce" style:family="text">
      <style:text-properties style:font-name-complex="Calibri" style:font-size-complex="11.5pt" fo:language="en" fo:country="US"/>
    </style:style>
    <style:style style:name="T101" style:parent-style-name="Standardnípísmoodstavce" style:family="text">
      <style:text-properties style:font-name-complex="Calibri" style:font-size-complex="11.5pt"/>
    </style:style>
    <style:style style:name="T102" style:parent-style-name="Standardnípísmoodstavce" style:family="text">
      <style:text-properties style:font-name-complex="Calibri" style:font-size-complex="11.5pt"/>
    </style:style>
    <style:style style:name="P103" style:parent-style-name="Normální" style:family="paragraph">
      <style:paragraph-properties style:text-autospace="none" fo:text-align="justify" fo:margin-top="0.1388in" fo:margin-bottom="0.1388in" style:line-height-at-least="0.175in"/>
    </style:style>
    <style:style style:name="T104" style:parent-style-name="Standardnípísmoodstavce" style:family="text">
      <style:text-properties style:font-name-complex="Calibri" style:font-size-complex="11.5pt" fo:language="en" fo:country="US"/>
    </style:style>
    <style:style style:name="T105" style:parent-style-name="Standardnípísmoodstavce" style:family="text">
      <style:text-properties style:font-name-complex="Calibri" style:font-size-complex="11.5pt"/>
    </style:style>
    <style:style style:name="P106" style:parent-style-name="Normální" style:family="paragraph">
      <style:paragraph-properties style:text-autospace="none" fo:text-align="justify" fo:margin-top="0.1388in" fo:margin-bottom="0.1388in" style:line-height-at-least="0.175in"/>
      <style:text-properties style:font-name-complex="Calibri" style:font-size-complex="11.5pt"/>
    </style:style>
    <style:style style:name="P107" style:parent-style-name="Normální" style:family="paragraph">
      <style:paragraph-properties style:text-autospace="none" fo:text-align="justify" fo:margin-top="0.1388in" fo:margin-bottom="0.1388in" style:line-height-at-least="0.175in"/>
    </style:style>
    <style:style style:name="T108" style:parent-style-name="Standardnípísmoodstavce" style:family="text">
      <style:text-properties style:font-name-complex="Calibri" fo:font-style="italic" style:font-style-asian="italic" style:font-style-complex="italic" style:font-size-complex="11.5pt" fo:language="en" fo:country="US"/>
    </style:style>
    <style:style style:name="T109" style:parent-style-name="Standardnípísmoodstavce" style:family="text">
      <style:text-properties style:font-name-complex="Calibri" fo:font-style="italic" style:font-style-asian="italic" style:font-style-complex="italic" style:font-size-complex="11.5pt" fo:language="en" fo:country="US"/>
    </style:style>
    <style:style style:name="T110"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11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12" style:parent-style-name="Standardnípísmoodstavce" style:family="text">
      <style:text-properties style:font-name-complex="Calibri" fo:font-style="italic" style:font-style-asian="italic" style:font-style-complex="italic" style:font-size-complex="11.5pt"/>
    </style:style>
    <style:style style:name="T11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1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1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16" style:parent-style-name="Standardnípísmoodstavce" style:family="text">
      <style:text-properties style:font-name-complex="Calibri" fo:font-style="italic" style:font-style-asian="italic" style:font-style-complex="italic" style:font-size-complex="11.5pt"/>
    </style:style>
    <style:style style:name="T117"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18" style:parent-style-name="Standardnípísmoodstavce" style:family="text">
      <style:text-properties style:font-name-complex="Calibri" fo:font-style="italic" style:font-style-asian="italic" style:font-style-complex="italic" style:font-size-complex="11.5pt"/>
    </style:style>
    <style:style style:name="P119" style:parent-style-name="Normální" style:family="paragraph">
      <style:paragraph-properties style:text-autospace="none" fo:text-align="justify" fo:margin-top="0.1388in" fo:margin-bottom="0.1388in" style:line-height-at-least="0.175in"/>
    </style:style>
    <style:style style:name="T120" style:parent-style-name="Standardnípísmoodstavce" style:family="text">
      <style:text-properties style:font-name-complex="Calibri" style:font-size-complex="11.5pt" fo:language="en" fo:country="US"/>
    </style:style>
    <style:style style:name="T121" style:parent-style-name="Standardnípísmoodstavce" style:family="text">
      <style:text-properties style:font-name-complex="Calibri" style:font-size-complex="11.5pt"/>
    </style:style>
    <style:style style:name="T122" style:parent-style-name="Standardnípísmoodstavce" style:family="text">
      <style:text-properties style:font-name-complex="Calibri" style:font-size-complex="11.5pt"/>
    </style:style>
    <style:style style:name="P123"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124" style:parent-style-name="Normální" style:family="paragraph">
      <style:paragraph-properties style:text-autospace="none" fo:text-align="justify" fo:margin-top="0.1388in" fo:margin-bottom="0.1388in" style:line-height-at-least="0.175in"/>
    </style:style>
    <style:style style:name="T125"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126"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27"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28"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29"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30"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3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132" style:parent-style-name="Normální" style:family="paragraph">
      <style:paragraph-properties style:text-autospace="none" fo:text-align="justify" fo:margin-top="0.1388in" fo:margin-bottom="0.1388in" style:line-height-at-least="0.175in"/>
    </style:style>
    <style:style style:name="T133"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13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3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36"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137" style:parent-style-name="Normální" style:family="paragraph">
      <style:paragraph-properties style:text-autospace="none" fo:text-align="justify" fo:margin-top="0.1388in" fo:margin-bottom="0.1388in" style:line-height-at-least="0.175in"/>
    </style:style>
    <style:style style:name="T138" style:parent-style-name="Standardnípísmoodstavce" style:family="text">
      <style:text-properties style:font-name-complex="Calibri" style:font-size-complex="11.5pt" fo:language="en" fo:country="US"/>
    </style:style>
    <style:style style:name="T139" style:parent-style-name="Standardnípísmoodstavce" style:family="text">
      <style:text-properties style:font-name-complex="Calibri" style:font-size-complex="11.5pt" fo:language="en" fo:country="US"/>
    </style:style>
    <style:style style:name="T140" style:parent-style-name="Standardnípísmoodstavce" style:family="text">
      <style:text-properties style:font-name-complex="Calibri" style:font-size-complex="11.5pt"/>
    </style:style>
    <style:style style:name="P141"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142" style:parent-style-name="Normální" style:family="paragraph">
      <style:paragraph-properties style:text-autospace="none" fo:text-align="justify" fo:margin-top="0.1388in" fo:margin-bottom="0.1388in" style:line-height-at-least="0.175in"/>
    </style:style>
    <style:style style:name="T143"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14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14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46"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47"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48"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49"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50"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15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152" style:parent-style-name="Normální" style:family="paragraph">
      <style:paragraph-properties style:text-autospace="none" fo:text-align="justify" fo:margin-top="0.1388in" fo:margin-bottom="0.1388in" style:line-height-at-least="0.175in"/>
    </style:style>
    <style:style style:name="T153" style:parent-style-name="Standardnípísmoodstavce" style:family="text">
      <style:text-properties style:font-name-complex="Calibri" style:font-size-complex="11.5pt" fo:language="en" fo:country="US"/>
    </style:style>
    <style:style style:name="T154" style:parent-style-name="Standardnípísmoodstavce" style:family="text">
      <style:text-properties style:font-name-complex="Calibri" style:font-size-complex="11.5pt"/>
    </style:style>
    <style:style style:name="P155" style:parent-style-name="Normální" style:family="paragraph">
      <style:paragraph-properties style:text-autospace="none" fo:text-align="justify" fo:margin-top="0.1388in" fo:margin-bottom="0.1388in" style:line-height-at-least="0.175in"/>
    </style:style>
    <style:style style:name="T156" style:parent-style-name="Standardnípísmoodstavce" style:family="text">
      <style:text-properties style:font-name-complex="Calibri" style:font-size-complex="11.5pt" fo:language="en" fo:country="US"/>
    </style:style>
    <style:style style:name="T157" style:parent-style-name="Standardnípísmoodstavce" style:family="text">
      <style:text-properties style:font-name-complex="Calibri" style:font-size-complex="11.5pt" fo:language="en" fo:country="US"/>
    </style:style>
    <style:style style:name="T158" style:parent-style-name="Standardnípísmoodstavce" style:family="text">
      <style:text-properties style:font-name-complex="Calibri" style:font-size-complex="11.5pt"/>
    </style:style>
    <style:style style:name="P159" style:parent-style-name="Normální" style:family="paragraph">
      <style:paragraph-properties style:text-autospace="none" fo:text-align="justify" fo:margin-top="0.1388in" fo:margin-bottom="0.1388in" style:line-height-at-least="0.175in"/>
    </style:style>
    <style:style style:name="T160" style:parent-style-name="Standardnípísmoodstavce" style:family="text">
      <style:text-properties style:font-name-complex="Calibri" style:font-size-complex="11.5pt" fo:language="en" fo:country="US"/>
    </style:style>
    <style:style style:name="T161" style:parent-style-name="Standardnípísmoodstavce" style:family="text">
      <style:text-properties style:font-name-complex="Calibri" style:font-size-complex="11.5pt"/>
    </style:style>
    <style:style style:name="T162"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163"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164"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165" style:parent-style-name="Standardnípísmoodstavce" style:family="text">
      <style:text-properties style:font-name-complex="Calibri" style:font-size-complex="11.5pt"/>
    </style:style>
    <style:style style:name="P166" style:parent-style-name="Normální" style:family="paragraph">
      <style:paragraph-properties style:text-autospace="none" fo:text-align="justify" fo:margin-top="0.1388in" fo:margin-bottom="0.1388in" style:line-height-at-least="0.175in"/>
    </style:style>
    <style:style style:name="T167" style:parent-style-name="Standardnípísmoodstavce" style:family="text">
      <style:text-properties style:font-name-complex="Calibri" style:font-size-complex="11.5pt" fo:language="en" fo:country="US"/>
    </style:style>
    <style:style style:name="T168" style:parent-style-name="Standardnípísmoodstavce" style:family="text">
      <style:text-properties style:font-name-complex="Calibri" style:font-size-complex="11.5pt"/>
    </style:style>
    <style:style style:name="T169" style:parent-style-name="Standardnípísmoodstavce" style:family="text">
      <style:text-properties style:font-name-complex="Calibri" style:font-size-complex="11.5pt"/>
    </style:style>
    <style:style style:name="P170" style:parent-style-name="Normální" style:family="paragraph">
      <style:paragraph-properties style:text-autospace="none" fo:text-align="justify" fo:margin-top="0.1388in" fo:margin-bottom="0.1388in" style:line-height-at-least="0.175in"/>
    </style:style>
    <style:style style:name="T171" style:parent-style-name="Standardnípísmoodstavce" style:family="text">
      <style:text-properties style:font-name-complex="Calibri" style:font-size-complex="11.5pt" fo:language="en" fo:country="US"/>
    </style:style>
    <style:style style:name="T172" style:parent-style-name="Standardnípísmoodstavce" style:family="text">
      <style:text-properties style:font-name-complex="Calibri" style:font-size-complex="11.5pt"/>
    </style:style>
    <style:style style:name="T173" style:parent-style-name="Standardnípísmoodstavce" style:family="text">
      <style:text-properties style:font-name-complex="Calibri" style:font-size-complex="11.5pt"/>
    </style:style>
    <style:style style:name="T174" style:parent-style-name="Standardnípísmoodstavce" style:family="text">
      <style:text-properties style:font-name-complex="Calibri" style:font-size-complex="11.5pt"/>
    </style:style>
    <style:style style:name="T175" style:parent-style-name="Standardnípísmoodstavce" style:family="text">
      <style:text-properties style:font-name-complex="Calibri" style:font-size-complex="11.5pt"/>
    </style:style>
    <style:style style:name="T176" style:parent-style-name="Standardnípísmoodstavce" style:family="text">
      <style:text-properties style:font-name-complex="Calibri" style:font-size-complex="11.5pt"/>
    </style:style>
    <style:style style:name="T177" style:parent-style-name="Standardnípísmoodstavce" style:family="text">
      <style:text-properties style:font-name-complex="Calibri" style:font-size-complex="11.5pt"/>
    </style:style>
    <style:style style:name="P178" style:parent-style-name="Normální" style:family="paragraph">
      <style:paragraph-properties style:text-autospace="none" fo:text-align="justify" fo:margin-top="0.1388in" fo:margin-bottom="0.1388in" style:line-height-at-least="0.175in"/>
    </style:style>
    <style:style style:name="T179" style:parent-style-name="Standardnípísmoodstavce" style:family="text">
      <style:text-properties style:font-name-complex="Calibri" style:font-size-complex="11.5pt" fo:language="en" fo:country="US"/>
    </style:style>
    <style:style style:name="T180" style:parent-style-name="Standardnípísmoodstavce" style:family="text">
      <style:text-properties style:font-name-complex="Calibri" style:font-size-complex="11.5pt"/>
    </style:style>
    <style:style style:name="T181" style:parent-style-name="Standardnípísmoodstavce" style:family="text">
      <style:text-properties style:font-name-complex="Calibri" style:font-size-complex="11.5pt"/>
    </style:style>
    <style:style style:name="P182" style:parent-style-name="Normální" style:family="paragraph">
      <style:paragraph-properties style:text-autospace="none" fo:text-align="justify" fo:margin-top="0.1388in" fo:margin-bottom="0.1388in" style:line-height-at-least="0.175in"/>
    </style:style>
    <style:style style:name="T183" style:parent-style-name="Standardnípísmoodstavce" style:family="text">
      <style:text-properties style:font-name-complex="Calibri" style:font-size-complex="11.5pt" fo:language="en" fo:country="US"/>
    </style:style>
    <style:style style:name="T184" style:parent-style-name="Standardnípísmoodstavce" style:family="text">
      <style:text-properties style:font-name-complex="Calibri" style:font-size-complex="11.5pt"/>
    </style:style>
    <style:style style:name="P185" style:parent-style-name="Normální" style:family="paragraph">
      <style:paragraph-properties style:text-autospace="none" fo:text-align="justify" fo:margin-top="0.1388in" fo:margin-bottom="0.1388in" style:line-height-at-least="0.175in"/>
    </style:style>
    <style:style style:name="T186" style:parent-style-name="Standardnípísmoodstavce" style:family="text">
      <style:text-properties style:font-name-complex="Calibri" fo:font-weight="bold" style:font-weight-asian="bold" style:font-weight-complex="bold" style:font-size-complex="11.5pt" fo:language="en" fo:country="US"/>
    </style:style>
    <style:style style:name="T187" style:parent-style-name="Standardnípísmoodstavce" style:family="text">
      <style:text-properties style:font-name-complex="Calibri" fo:font-weight="bold" style:font-weight-asian="bold" style:font-weight-complex="bold" style:font-size-complex="11.5pt"/>
    </style:style>
    <style:style style:name="T188" style:parent-style-name="Standardnípísmoodstavce" style:family="text">
      <style:text-properties style:font-name-complex="Calibri" fo:font-weight="bold" style:font-weight-asian="bold" style:font-weight-complex="bold" style:font-size-complex="11.5pt"/>
    </style:style>
    <style:style style:name="P189"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190" style:parent-style-name="Normální" style:family="paragraph">
      <style:paragraph-properties style:text-autospace="none" fo:text-align="justify" fo:margin-top="0.1388in" fo:margin-bottom="0.1388in" style:line-height-at-least="0.175in"/>
    </style:style>
    <style:style style:name="T191" style:parent-style-name="Standardnípísmoodstavce" style:family="text">
      <style:text-properties style:font-name-complex="Calibri" style:font-size-complex="11.5pt" fo:language="en" fo:country="US"/>
    </style:style>
    <style:style style:name="T192" style:parent-style-name="Standardnípísmoodstavce" style:family="text">
      <style:text-properties style:font-name-complex="Calibri" style:font-size-complex="11.5pt"/>
    </style:style>
    <style:style style:name="T193" style:parent-style-name="Standardnípísmoodstavce" style:family="text">
      <style:text-properties style:font-name-complex="Calibri" style:font-size-complex="11.5pt"/>
    </style:style>
    <style:style style:name="P194" style:parent-style-name="Normální" style:family="paragraph">
      <style:paragraph-properties style:text-autospace="none" fo:text-align="justify" fo:margin-top="0.1388in" fo:margin-bottom="0.1388in" style:line-height-at-least="0.175in"/>
    </style:style>
    <style:style style:name="T195" style:parent-style-name="Standardnípísmoodstavce" style:family="text">
      <style:text-properties style:font-name-complex="Calibri" style:font-size-complex="11.5pt" fo:language="en" fo:country="US"/>
    </style:style>
    <style:style style:name="T196" style:parent-style-name="Standardnípísmoodstavce" style:family="text">
      <style:text-properties style:font-name-complex="Calibri" style:font-size-complex="11.5pt"/>
    </style:style>
    <style:style style:name="P197" style:parent-style-name="Normální" style:family="paragraph">
      <style:paragraph-properties style:text-autospace="none" fo:text-align="justify" fo:margin-top="0.1388in" fo:margin-bottom="0.1388in" style:line-height-at-least="0.175in"/>
    </style:style>
    <style:style style:name="T198" style:parent-style-name="Standardnípísmoodstavce" style:family="text">
      <style:text-properties style:font-name-complex="Calibri" style:font-size-complex="11.5pt" fo:language="en" fo:country="US"/>
    </style:style>
    <style:style style:name="T199" style:parent-style-name="Standardnípísmoodstavce" style:family="text">
      <style:text-properties style:font-name-complex="Calibri" style:font-size-complex="11.5pt"/>
    </style:style>
    <style:style style:name="P200" style:parent-style-name="Normální" style:family="paragraph">
      <style:paragraph-properties style:text-autospace="none" fo:text-align="justify" fo:margin-top="0.1388in" fo:margin-bottom="0.1388in" style:line-height-at-least="0.175in"/>
    </style:style>
    <style:style style:name="T201" style:parent-style-name="Standardnípísmoodstavce" style:family="text">
      <style:text-properties style:font-name-complex="Calibri" fo:font-style="italic" style:font-style-asian="italic" style:font-style-complex="italic" style:font-size-complex="11.5pt" fo:language="en" fo:country="US"/>
    </style:style>
    <style:style style:name="T202" style:parent-style-name="Standardnípísmoodstavce" style:family="text">
      <style:text-properties style:font-name-complex="Calibri" fo:font-style="italic" style:font-style-asian="italic" style:font-style-complex="italic" style:font-size-complex="11.5pt" fo:language="en" fo:country="US"/>
    </style:style>
    <style:style style:name="T203" style:parent-style-name="Standardnípísmoodstavce" style:family="text">
      <style:text-properties style:font-name-complex="Calibri" fo:font-style="italic" style:font-style-asian="italic" style:font-style-complex="italic" style:font-size-complex="11.5pt"/>
    </style:style>
    <style:style style:name="P204" style:parent-style-name="Normální" style:family="paragraph">
      <style:paragraph-properties style:text-autospace="none" fo:text-align="justify" fo:margin-top="0.1388in" fo:margin-bottom="0.1388in" style:line-height-at-least="0.175in"/>
    </style:style>
    <style:style style:name="T205" style:parent-style-name="Standardnípísmoodstavce" style:family="text">
      <style:text-properties style:font-name-complex="Calibri" style:font-size-complex="11.5pt" fo:language="en" fo:country="US"/>
    </style:style>
    <style:style style:name="T206" style:parent-style-name="Standardnípísmoodstavce" style:family="text">
      <style:text-properties style:font-name-complex="Calibri" style:font-size-complex="11.5pt"/>
    </style:style>
    <style:style style:name="P207" style:parent-style-name="Normální" style:family="paragraph">
      <style:paragraph-properties style:text-autospace="none" fo:text-align="justify" fo:margin-top="0.1388in" fo:margin-bottom="0.1388in" style:line-height-at-least="0.175in"/>
    </style:style>
    <style:style style:name="T208" style:parent-style-name="Standardnípísmoodstavce" style:family="text">
      <style:text-properties style:font-name-complex="Calibri" style:font-size-complex="11.5pt" fo:language="en" fo:country="US"/>
    </style:style>
    <style:style style:name="T209" style:parent-style-name="Standardnípísmoodstavce" style:family="text">
      <style:text-properties style:font-name-complex="Calibri" style:font-size-complex="11.5pt" fo:language="en" fo:country="US"/>
    </style:style>
    <style:style style:name="T210" style:parent-style-name="Standardnípísmoodstavce" style:family="text">
      <style:text-properties style:font-name-complex="Calibri" style:font-size-complex="11.5pt"/>
    </style:style>
    <style:style style:name="T211"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P212" style:parent-style-name="Normální" style:family="paragraph">
      <style:paragraph-properties style:text-autospace="none" fo:text-align="justify" fo:margin-top="0.1388in" fo:margin-bottom="0.1388in" style:line-height-at-least="0.175in"/>
    </style:style>
    <style:style style:name="T213" style:parent-style-name="Standardnípísmoodstavce" style:family="text">
      <style:text-properties style:font-name-complex="Calibri" style:font-size-complex="11.5pt" fo:language="en" fo:country="US"/>
    </style:style>
    <style:style style:name="T214" style:parent-style-name="Standardnípísmoodstavce" style:family="text">
      <style:text-properties style:font-name-complex="Calibri" style:font-size-complex="11.5pt"/>
    </style:style>
    <style:style style:name="P215" style:parent-style-name="Normální" style:family="paragraph">
      <style:paragraph-properties style:text-autospace="none" fo:text-align="justify" fo:margin-top="0.1388in" fo:margin-bottom="0.1388in" style:line-height-at-least="0.175in"/>
    </style:style>
    <style:style style:name="T216" style:parent-style-name="Standardnípísmoodstavce" style:family="text">
      <style:text-properties style:font-name-complex="Calibri" style:font-size-complex="11.5pt" fo:language="en" fo:country="US"/>
    </style:style>
    <style:style style:name="T217" style:parent-style-name="Standardnípísmoodstavce" style:family="text">
      <style:text-properties style:font-name-complex="Calibri" style:font-size-complex="11.5pt"/>
    </style:style>
    <style:style style:name="T218"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T219"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T220"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T221" style:parent-style-name="Standardnípísmoodstavce" style:family="text">
      <style:text-properties style:font-name-complex="Calibri" style:font-size-complex="11.5pt"/>
    </style:style>
    <style:style style:name="P222" style:parent-style-name="Normální" style:family="paragraph">
      <style:paragraph-properties style:text-autospace="none" fo:text-align="justify" fo:margin-top="0.1388in" fo:margin-bottom="0.1388in" style:line-height-at-least="0.175in"/>
    </style:style>
    <style:style style:name="T22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22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22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226"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P227" style:parent-style-name="Normální" style:family="paragraph">
      <style:paragraph-properties style:text-autospace="none" fo:text-align="justify" fo:margin-top="0.1388in" fo:margin-bottom="0.1388in" style:line-height-at-least="0.175in"/>
    </style:style>
    <style:style style:name="T228" style:parent-style-name="Standardnípísmoodstavce" style:family="text">
      <style:text-properties style:font-name-complex="Calibri" style:font-size-complex="11.5pt" fo:language="en" fo:country="US"/>
    </style:style>
    <style:style style:name="T229" style:parent-style-name="Standardnípísmoodstavce" style:family="text">
      <style:text-properties style:font-name-complex="Calibri" style:font-size-complex="11.5pt"/>
    </style:style>
    <style:style style:name="T230" style:parent-style-name="Standardnípísmoodstavce" style:family="text">
      <style:text-properties style:font-name-complex="Calibri" style:font-size-complex="11.5pt"/>
    </style:style>
    <style:style style:name="P231" style:parent-style-name="Normální" style:family="paragraph">
      <style:paragraph-properties style:text-autospace="none" fo:text-align="justify" fo:margin-top="0.1388in" fo:margin-bottom="0.1388in" style:line-height-at-least="0.175in"/>
    </style:style>
    <style:style style:name="T232" style:parent-style-name="Standardnípísmoodstavce" style:family="text">
      <style:text-properties style:font-name-complex="Calibri" style:font-size-complex="11.5pt" fo:language="en" fo:country="US"/>
    </style:style>
    <style:style style:name="T233" style:parent-style-name="Standardnípísmoodstavce" style:family="text">
      <style:text-properties style:font-name-complex="Calibri" style:font-size-complex="11.5pt"/>
    </style:style>
    <style:style style:name="T234" style:parent-style-name="Standardnípísmoodstavce" style:family="text">
      <style:text-properties style:font-name-complex="Calibri" fo:font-weight="bold" style:font-weight-asian="bold" style:font-weight-complex="bold" style:font-size-complex="11.5pt"/>
    </style:style>
    <style:style style:name="P235"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236" style:parent-style-name="Normální" style:family="paragraph">
      <style:paragraph-properties style:text-autospace="none" fo:text-align="justify" fo:margin-top="0.1388in" fo:margin-bottom="0.1388in" style:line-height-at-least="0.175in"/>
    </style:style>
    <style:style style:name="T237" style:parent-style-name="Standardnípísmoodstavce" style:family="text">
      <style:text-properties style:font-name-complex="Calibri" style:font-size-complex="11.5pt" fo:language="en" fo:country="US"/>
    </style:style>
    <style:style style:name="T238" style:parent-style-name="Standardnípísmoodstavce" style:family="text">
      <style:text-properties style:font-name-complex="Calibri" style:font-size-complex="11.5pt"/>
    </style:style>
    <style:style style:name="T239" style:parent-style-name="Standardnípísmoodstavce" style:family="text">
      <style:text-properties style:font-name-complex="Calibri" style:font-size-complex="11.5pt"/>
    </style:style>
    <style:style style:name="P240" style:parent-style-name="Normální" style:family="paragraph">
      <style:paragraph-properties style:text-autospace="none" fo:text-align="justify" fo:margin-top="0.1388in" fo:margin-bottom="0.1388in" style:line-height-at-least="0.175in"/>
    </style:style>
    <style:style style:name="T241" style:parent-style-name="Standardnípísmoodstavce" style:family="text">
      <style:text-properties style:font-name-complex="Calibri" style:font-size-complex="11.5pt" fo:language="en" fo:country="US"/>
    </style:style>
    <style:style style:name="T242" style:parent-style-name="Standardnípísmoodstavce" style:family="text">
      <style:text-properties style:font-name-complex="Calibri" style:font-size-complex="11.5pt"/>
    </style:style>
    <style:style style:name="T243" style:parent-style-name="Standardnípísmoodstavce" style:family="text">
      <style:text-properties style:font-name-complex="Calibri" style:font-size-complex="11.5pt"/>
    </style:style>
    <style:style style:name="P244" style:parent-style-name="Normální" style:family="paragraph">
      <style:paragraph-properties style:text-autospace="none" fo:text-align="justify" fo:margin-top="0.1388in" fo:margin-bottom="0.1388in" style:line-height-at-least="0.175in"/>
    </style:style>
    <style:style style:name="T245" style:parent-style-name="Standardnípísmoodstavce" style:family="text">
      <style:text-properties style:font-name-complex="Calibri" style:font-size-complex="11.5pt" fo:language="en" fo:country="US"/>
    </style:style>
    <style:style style:name="T246" style:parent-style-name="Standardnípísmoodstavce" style:family="text">
      <style:text-properties style:font-name-complex="Calibri" style:font-size-complex="11.5pt"/>
    </style:style>
    <style:style style:name="T247" style:parent-style-name="Standardnípísmoodstavce" style:family="text">
      <style:text-properties style:font-name-complex="Calibri" style:font-size-complex="11.5pt"/>
    </style:style>
    <style:style style:name="T248" style:parent-style-name="Standardnípísmoodstavce" style:family="text">
      <style:text-properties style:font-name-complex="Calibri" style:font-size-complex="11.5pt"/>
    </style:style>
    <style:style style:name="P249" style:parent-style-name="Normální" style:family="paragraph">
      <style:paragraph-properties style:text-autospace="none" fo:text-align="justify" fo:margin-top="0.1388in" fo:margin-bottom="0.1388in" style:line-height-at-least="0.175in"/>
    </style:style>
    <style:style style:name="T250" style:parent-style-name="Standardnípísmoodstavce" style:family="text">
      <style:text-properties style:font-name-complex="Calibri" style:font-size-complex="11.5pt" fo:language="en" fo:country="US"/>
    </style:style>
    <style:style style:name="T251" style:parent-style-name="Standardnípísmoodstavce" style:family="text">
      <style:text-properties style:font-name-complex="Calibri" style:font-size-complex="11.5pt" fo:language="en" fo:country="US"/>
    </style:style>
    <style:style style:name="T252" style:parent-style-name="Standardnípísmoodstavce" style:family="text">
      <style:text-properties style:font-name-complex="Calibri" style:font-size-complex="11.5pt" fo:language="en" fo:country="US"/>
    </style:style>
    <style:style style:name="T253" style:parent-style-name="Standardnípísmoodstavce" style:family="text">
      <style:text-properties style:font-name-complex="Calibri" style:font-size-complex="11.5pt" fo:language="en" fo:country="US"/>
    </style:style>
    <style:style style:name="T254" style:parent-style-name="Standardnípísmoodstavce" style:family="text">
      <style:text-properties style:font-name-complex="Calibri" style:font-size-complex="11.5pt" fo:language="en" fo:country="US"/>
    </style:style>
    <style:style style:name="T255" style:parent-style-name="Standardnípísmoodstavce" style:family="text">
      <style:text-properties style:font-name-complex="Calibri" style:font-size-complex="11.5pt"/>
    </style:style>
    <style:style style:name="T256" style:parent-style-name="Standardnípísmoodstavce" style:family="text">
      <style:text-properties style:font-name-complex="Calibri" style:font-size-complex="11.5pt"/>
    </style:style>
    <style:style style:name="P257" style:parent-style-name="Normální" style:family="paragraph">
      <style:paragraph-properties style:text-autospace="none" fo:text-align="justify" fo:margin-top="0.1388in" fo:margin-bottom="0.1388in" style:line-height-at-least="0.175in"/>
    </style:style>
    <style:style style:name="T258" style:parent-style-name="Standardnípísmoodstavce" style:family="text">
      <style:text-properties style:font-name-complex="Calibri" style:font-size-complex="11.5pt" fo:language="en" fo:country="US"/>
    </style:style>
    <style:style style:name="T259" style:parent-style-name="Standardnípísmoodstavce" style:family="text">
      <style:text-properties style:font-name-complex="Calibri" style:font-size-complex="11.5pt" fo:language="en" fo:country="US"/>
    </style:style>
    <style:style style:name="T260" style:parent-style-name="Standardnípísmoodstavce" style:family="text">
      <style:text-properties style:font-name-complex="Calibri" style:font-size-complex="11.5pt"/>
    </style:style>
    <style:style style:name="T261" style:parent-style-name="Standardnípísmoodstavce" style:family="text">
      <style:text-properties style:font-name-complex="Calibri" style:font-size-complex="11.5pt"/>
    </style:style>
    <style:style style:name="P262" style:parent-style-name="Normální" style:family="paragraph">
      <style:paragraph-properties style:text-autospace="none" fo:text-align="justify" fo:margin-top="0.1388in" fo:margin-bottom="0.1388in" style:line-height-at-least="0.175in"/>
    </style:style>
    <style:style style:name="T263" style:parent-style-name="Standardnípísmoodstavce" style:family="text">
      <style:text-properties style:font-name-complex="Calibri" style:font-size-complex="11.5pt" fo:language="en" fo:country="US"/>
    </style:style>
    <style:style style:name="T264" style:parent-style-name="Standardnípísmoodstavce" style:family="text">
      <style:text-properties style:font-name-complex="Calibri" style:font-size-complex="11.5pt"/>
    </style:style>
    <style:style style:name="T265" style:parent-style-name="Standardnípísmoodstavce" style:family="text">
      <style:text-properties style:font-name-complex="Calibri" style:font-size-complex="11.5pt"/>
    </style:style>
    <style:style style:name="P266" style:parent-style-name="Normální" style:family="paragraph">
      <style:paragraph-properties style:text-autospace="none" fo:text-align="justify" fo:margin-top="0.1388in" fo:margin-bottom="0.1388in" style:line-height-at-least="0.175in"/>
    </style:style>
    <style:style style:name="T267" style:parent-style-name="Standardnípísmoodstavce" style:family="text">
      <style:text-properties style:font-name-complex="Calibri" style:font-size-complex="11.5pt" fo:language="en" fo:country="US"/>
    </style:style>
    <style:style style:name="T268" style:parent-style-name="Standardnípísmoodstavce" style:family="text">
      <style:text-properties style:font-name-complex="Calibri" style:font-size-complex="11.5pt"/>
    </style:style>
    <style:style style:name="T269" style:parent-style-name="Standardnípísmoodstavce" style:family="text">
      <style:text-properties style:font-name-complex="Calibri" style:font-size-complex="11.5pt"/>
    </style:style>
    <style:style style:name="P270" style:parent-style-name="Normální" style:family="paragraph">
      <style:paragraph-properties style:text-autospace="none" fo:text-align="justify" fo:margin-top="0.1388in" fo:margin-bottom="0.1388in" style:line-height-at-least="0.175in"/>
    </style:style>
    <style:style style:name="T271" style:parent-style-name="Standardnípísmoodstavce" style:family="text">
      <style:text-properties style:font-name-complex="Calibri" style:font-size-complex="11.5pt" fo:language="en" fo:country="US"/>
    </style:style>
    <style:style style:name="T272" style:parent-style-name="Standardnípísmoodstavce" style:family="text">
      <style:text-properties style:font-name-complex="Calibri" style:font-size-complex="11.5pt"/>
    </style:style>
    <style:style style:name="T273" style:parent-style-name="Standardnípísmoodstavce" style:family="text">
      <style:text-properties style:font-name-complex="Calibri" style:font-size-complex="11.5pt"/>
    </style:style>
    <style:style style:name="P274" style:parent-style-name="Normální" style:family="paragraph">
      <style:paragraph-properties style:text-autospace="none" fo:text-align="justify" fo:margin-top="0.1388in" fo:margin-bottom="0.1388in" style:line-height-at-least="0.175in"/>
    </style:style>
    <style:style style:name="T275" style:parent-style-name="Standardnípísmoodstavce" style:family="text">
      <style:text-properties style:font-name-complex="Calibri" style:font-size-complex="11.5pt" fo:language="en" fo:country="US"/>
    </style:style>
    <style:style style:name="T276" style:parent-style-name="Standardnípísmoodstavce" style:family="text">
      <style:text-properties style:font-name-complex="Calibri" style:font-size-complex="11.5pt"/>
    </style:style>
    <style:style style:name="T277" style:parent-style-name="Standardnípísmoodstavce" style:family="text">
      <style:text-properties style:font-name-complex="Calibri" style:font-size-complex="11.5pt"/>
    </style:style>
    <style:style style:name="P278" style:parent-style-name="Normální" style:family="paragraph">
      <style:paragraph-properties style:text-autospace="none" fo:text-align="justify" fo:margin-top="0.1388in" fo:margin-bottom="0.1388in" style:line-height-at-least="0.175in"/>
    </style:style>
    <style:style style:name="T279" style:parent-style-name="Standardnípísmoodstavce" style:family="text">
      <style:text-properties style:font-name-complex="Calibri" style:font-size-complex="11.5pt" fo:language="en" fo:country="US"/>
    </style:style>
    <style:style style:name="T280" style:parent-style-name="Standardnípísmoodstavce" style:family="text">
      <style:text-properties style:font-name-complex="Calibri" style:font-size-complex="11.5pt"/>
    </style:style>
    <style:style style:name="T281" style:parent-style-name="Standardnípísmoodstavce" style:family="text">
      <style:text-properties style:font-name-complex="Calibri" style:font-size-complex="11.5pt"/>
    </style:style>
    <style:style style:name="P282" style:parent-style-name="Normální" style:family="paragraph">
      <style:paragraph-properties style:text-autospace="none" fo:text-align="justify" fo:margin-top="0.1388in" fo:margin-bottom="0.1388in" style:line-height-at-least="0.175in"/>
    </style:style>
    <style:style style:name="T283" style:parent-style-name="Standardnípísmoodstavce" style:family="text">
      <style:text-properties style:font-name-complex="Calibri" style:font-size-complex="11.5pt" fo:language="en" fo:country="US"/>
    </style:style>
    <style:style style:name="T284" style:parent-style-name="Standardnípísmoodstavce" style:family="text">
      <style:text-properties style:font-name-complex="Calibri" style:font-size-complex="11.5pt" fo:language="en" fo:country="US"/>
    </style:style>
    <style:style style:name="T285" style:parent-style-name="Standardnípísmoodstavce" style:family="text">
      <style:text-properties style:font-name-complex="Calibri" style:font-size-complex="11.5pt"/>
    </style:style>
    <style:style style:name="P286" style:parent-style-name="Normální" style:family="paragraph">
      <style:paragraph-properties style:text-autospace="none" fo:text-align="justify" fo:margin-top="0.1388in" fo:margin-bottom="0.1388in" style:line-height-at-least="0.175in"/>
    </style:style>
    <style:style style:name="T287" style:parent-style-name="Standardnípísmoodstavce" style:family="text">
      <style:text-properties style:font-name-complex="Calibri" style:font-size-complex="11.5pt" fo:language="en" fo:country="US"/>
    </style:style>
    <style:style style:name="T288" style:parent-style-name="Standardnípísmoodstavce" style:family="text">
      <style:text-properties style:font-name-complex="Calibri" style:font-size-complex="11.5pt"/>
    </style:style>
    <style:style style:name="T289" style:parent-style-name="Standardnípísmoodstavce" style:family="text">
      <style:text-properties style:font-name-complex="Calibri" style:font-size-complex="11.5pt"/>
    </style:style>
    <style:style style:name="P290" style:parent-style-name="Normální" style:family="paragraph">
      <style:paragraph-properties style:text-autospace="none" fo:text-align="justify" fo:margin-top="0.1388in" fo:margin-bottom="0.1388in" style:line-height-at-least="0.175in"/>
    </style:style>
    <style:style style:name="T291" style:parent-style-name="Standardnípísmoodstavce" style:family="text">
      <style:text-properties style:font-name-complex="Calibri" style:font-size-complex="11.5pt" fo:language="en" fo:country="US"/>
    </style:style>
    <style:style style:name="T292" style:parent-style-name="Standardnípísmoodstavce" style:family="text">
      <style:text-properties style:font-name-complex="Calibri" style:font-size-complex="11.5pt"/>
    </style:style>
    <style:style style:name="T293" style:parent-style-name="Standardnípísmoodstavce" style:family="text">
      <style:text-properties style:font-name-complex="Calibri" style:font-size-complex="11.5pt"/>
    </style:style>
    <style:style style:name="P294" style:parent-style-name="Normální" style:family="paragraph">
      <style:paragraph-properties style:text-autospace="none" fo:text-align="justify" fo:margin-top="0.1388in" fo:margin-bottom="0.1388in" style:line-height-at-least="0.175in"/>
    </style:style>
    <style:style style:name="T295" style:parent-style-name="Standardnípísmoodstavce" style:family="text">
      <style:text-properties style:font-name-complex="Calibri" style:font-size-complex="11.5pt" fo:language="en" fo:country="US"/>
    </style:style>
    <style:style style:name="T296" style:parent-style-name="Standardnípísmoodstavce" style:family="text">
      <style:text-properties style:font-name-complex="Calibri" style:font-size-complex="11.5pt"/>
    </style:style>
    <style:style style:name="P297" style:parent-style-name="Normální" style:family="paragraph">
      <style:paragraph-properties style:text-autospace="none" fo:text-align="justify" fo:margin-top="0.1388in" fo:margin-bottom="0.1388in" style:line-height-at-least="0.175in"/>
    </style:style>
    <style:style style:name="T298"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299"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300"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30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302"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30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30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30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306" style:parent-style-name="Normální" style:family="paragraph">
      <style:paragraph-properties style:text-autospace="none" fo:text-align="justify" fo:margin-top="0.1388in" fo:margin-bottom="0.1388in" style:line-height-at-least="0.175in"/>
    </style:style>
    <style:style style:name="T307" style:parent-style-name="Standardnípísmoodstavce" style:family="text">
      <style:text-properties style:font-name-complex="Calibri" fo:font-weight="bold" style:font-weight-asian="bold" style:font-weight-complex="bold" style:font-size-complex="11.5pt" fo:language="en" fo:country="US"/>
    </style:style>
    <style:style style:name="T308" style:parent-style-name="Standardnípísmoodstavce" style:family="text">
      <style:text-properties style:font-name-complex="Calibri" fo:font-weight="bold" style:font-weight-asian="bold" style:font-weight-complex="bold" style:font-size-complex="11.5pt"/>
    </style:style>
    <style:style style:name="P309" style:parent-style-name="Normální" style:family="paragraph">
      <style:paragraph-properties style:text-autospace="none" fo:text-align="justify" fo:margin-top="0.1388in" fo:margin-bottom="0.1388in" style:line-height-at-least="0.175in"/>
    </style:style>
    <style:style style:name="T310" style:parent-style-name="Standardnípísmoodstavce" style:family="text">
      <style:text-properties style:font-name-complex="Calibri" style:font-size-complex="11.5pt" fo:language="en" fo:country="US"/>
    </style:style>
    <style:style style:name="T311" style:parent-style-name="Standardnípísmoodstavce" style:family="text">
      <style:text-properties style:font-name-complex="Calibri" style:font-size-complex="11.5pt"/>
    </style:style>
    <style:style style:name="T312" style:parent-style-name="Standardnípísmoodstavce" style:family="text">
      <style:text-properties style:font-name-complex="Calibri" style:font-size-complex="11.5pt"/>
    </style:style>
    <style:style style:name="T313" style:parent-style-name="Standardnípísmoodstavce" style:family="text">
      <style:text-properties style:font-name-complex="Calibri" style:font-size-complex="11.5pt"/>
    </style:style>
    <style:style style:name="P314" style:parent-style-name="Normální" style:family="paragraph">
      <style:paragraph-properties style:text-autospace="none" fo:text-align="justify" fo:margin-top="0.1388in" fo:margin-bottom="0.1388in" style:line-height-at-least="0.175in"/>
    </style:style>
    <style:style style:name="T315" style:parent-style-name="Standardnípísmoodstavce" style:family="text">
      <style:text-properties style:font-name-complex="Calibri" style:font-size-complex="11.5pt" fo:language="en" fo:country="US"/>
    </style:style>
    <style:style style:name="T316" style:parent-style-name="Standardnípísmoodstavce" style:family="text">
      <style:text-properties style:font-name-complex="Calibri" style:font-size-complex="11.5pt"/>
    </style:style>
    <style:style style:name="T317" style:parent-style-name="Standardnípísmoodstavce" style:family="text">
      <style:text-properties style:font-name-complex="Calibri" style:font-size-complex="11.5pt"/>
    </style:style>
    <style:style style:name="T318" style:parent-style-name="Standardnípísmoodstavce" style:family="text">
      <style:text-properties style:font-name-complex="Calibri" style:font-size-complex="11.5pt"/>
    </style:style>
    <style:style style:name="T319" style:parent-style-name="Standardnípísmoodstavce" style:family="text">
      <style:text-properties style:font-name-complex="Calibri" style:font-size-complex="11.5pt"/>
    </style:style>
    <style:style style:name="P320" style:parent-style-name="Normální" style:family="paragraph">
      <style:paragraph-properties style:text-autospace="none" fo:text-align="justify" fo:margin-top="0.1388in" fo:margin-bottom="0.1388in" style:line-height-at-least="0.175in"/>
    </style:style>
    <style:style style:name="T321" style:parent-style-name="Standardnípísmoodstavce" style:family="text">
      <style:text-properties style:font-name-complex="Calibri" style:font-size-complex="11.5pt" fo:language="en" fo:country="US"/>
    </style:style>
    <style:style style:name="T322" style:parent-style-name="Standardnípísmoodstavce" style:family="text">
      <style:text-properties style:font-name-complex="Calibri" style:font-size-complex="11.5pt"/>
    </style:style>
    <style:style style:name="P323" style:parent-style-name="Normální" style:family="paragraph">
      <style:paragraph-properties style:text-autospace="none" fo:text-align="justify" fo:margin-top="0.1388in" fo:margin-bottom="0.1388in" style:line-height-at-least="0.175in"/>
    </style:style>
    <style:style style:name="T324" style:parent-style-name="Standardnípísmoodstavce" style:family="text">
      <style:text-properties style:font-name-complex="Calibri" style:font-size-complex="11.5pt" fo:language="en" fo:country="US"/>
    </style:style>
    <style:style style:name="T325" style:parent-style-name="Standardnípísmoodstavce" style:family="text">
      <style:text-properties style:font-name-complex="Calibri" style:font-size-complex="11.5pt"/>
    </style:style>
    <style:style style:name="T326" style:parent-style-name="Standardnípísmoodstavce" style:family="text">
      <style:text-properties style:font-name-complex="Calibri" style:font-size-complex="11.5pt"/>
    </style:style>
    <style:style style:name="T327" style:parent-style-name="Standardnípísmoodstavce" style:family="text">
      <style:text-properties style:font-name-complex="Calibri" style:font-size-complex="11.5pt"/>
    </style:style>
    <style:style style:name="T328" style:parent-style-name="Standardnípísmoodstavce" style:family="text">
      <style:text-properties style:font-name-complex="Calibri" style:font-size-complex="11.5pt"/>
    </style:style>
    <style:style style:name="P329" style:parent-style-name="Normální" style:family="paragraph">
      <style:paragraph-properties style:text-autospace="none" fo:text-align="justify" fo:margin-top="0.1388in" fo:margin-bottom="0.1388in" style:line-height-at-least="0.175in"/>
    </style:style>
    <style:style style:name="T330" style:parent-style-name="Standardnípísmoodstavce" style:family="text">
      <style:text-properties style:font-name-complex="Calibri" style:font-size-complex="11.5pt" fo:language="en" fo:country="US"/>
    </style:style>
    <style:style style:name="T331" style:parent-style-name="Standardnípísmoodstavce" style:family="text">
      <style:text-properties style:font-name-complex="Calibri" style:font-size-complex="11.5pt"/>
    </style:style>
    <style:style style:name="T332" style:parent-style-name="Standardnípísmoodstavce" style:family="text">
      <style:text-properties style:font-name-complex="Calibri" style:font-size-complex="11.5pt"/>
    </style:style>
    <style:style style:name="P333" style:parent-style-name="Normální" style:family="paragraph">
      <style:paragraph-properties style:text-autospace="none" fo:text-align="justify" fo:margin-top="0.1388in" fo:margin-bottom="0.1388in" style:line-height-at-least="0.175in"/>
    </style:style>
    <style:style style:name="T334" style:parent-style-name="Standardnípísmoodstavce" style:family="text">
      <style:text-properties style:font-name-complex="Calibri" style:font-size-complex="11.5pt" fo:language="en" fo:country="US"/>
    </style:style>
    <style:style style:name="T335" style:parent-style-name="Standardnípísmoodstavce" style:family="text">
      <style:text-properties style:font-name-complex="Calibri" style:font-size-complex="11.5pt"/>
    </style:style>
    <style:style style:name="P336" style:parent-style-name="Normální" style:family="paragraph">
      <style:paragraph-properties style:text-autospace="none" fo:text-align="justify" fo:margin-top="0.1388in" fo:margin-bottom="0.1388in" style:line-height-at-least="0.175in"/>
    </style:style>
    <style:style style:name="T337" style:parent-style-name="Standardnípísmoodstavce" style:family="text">
      <style:text-properties style:font-name-complex="Calibri" style:font-size-complex="11.5pt" fo:language="en" fo:country="US"/>
    </style:style>
    <style:style style:name="T338" style:parent-style-name="Standardnípísmoodstavce" style:family="text">
      <style:text-properties style:font-name-complex="Calibri" style:font-size-complex="11.5pt"/>
    </style:style>
    <style:style style:name="T339" style:parent-style-name="Standardnípísmoodstavce" style:family="text">
      <style:text-properties style:font-name-complex="Calibri" style:font-size-complex="11.5pt"/>
    </style:style>
    <style:style style:name="T340" style:parent-style-name="Standardnípísmoodstavce" style:family="text">
      <style:text-properties style:font-name-complex="Calibri" style:font-size-complex="11.5pt"/>
    </style:style>
    <style:style style:name="T341" style:parent-style-name="Standardnípísmoodstavce" style:family="text">
      <style:text-properties style:font-name-complex="Calibri" style:font-size-complex="11.5pt"/>
    </style:style>
    <style:style style:name="T342" style:parent-style-name="Standardnípísmoodstavce" style:family="text">
      <style:text-properties style:font-name-complex="Calibri" style:font-size-complex="11.5pt"/>
    </style:style>
    <style:style style:name="T343" style:parent-style-name="Standardnípísmoodstavce" style:family="text">
      <style:text-properties style:font-name-complex="Calibri" style:font-size-complex="11.5pt"/>
    </style:style>
    <style:style style:name="P344" style:parent-style-name="Normální" style:family="paragraph">
      <style:paragraph-properties style:text-autospace="none" fo:text-align="justify" fo:margin-top="0.1388in" fo:margin-bottom="0.1388in" style:line-height-at-least="0.175in"/>
    </style:style>
    <style:style style:name="T345" style:parent-style-name="Standardnípísmoodstavce" style:family="text">
      <style:text-properties style:font-name-complex="Calibri" style:font-size-complex="11.5pt" fo:language="en" fo:country="US"/>
    </style:style>
    <style:style style:name="T346" style:parent-style-name="Standardnípísmoodstavce" style:family="text">
      <style:text-properties style:font-name-complex="Calibri" style:font-size-complex="11.5pt" fo:language="en" fo:country="US"/>
    </style:style>
    <style:style style:name="T347" style:parent-style-name="Standardnípísmoodstavce" style:family="text">
      <style:text-properties style:font-name-complex="Calibri" style:font-size-complex="11.5pt"/>
    </style:style>
    <style:style style:name="P348" style:parent-style-name="Normální" style:family="paragraph">
      <style:paragraph-properties style:text-autospace="none" fo:text-align="justify" fo:margin-top="0.1388in" fo:margin-bottom="0.1388in" style:line-height-at-least="0.175in"/>
    </style:style>
    <style:style style:name="T349" style:parent-style-name="Standardnípísmoodstavce" style:family="text">
      <style:text-properties style:font-name-complex="Calibri" style:font-size-complex="11.5pt" fo:language="en" fo:country="US"/>
    </style:style>
    <style:style style:name="T350" style:parent-style-name="Standardnípísmoodstavce" style:family="text">
      <style:text-properties style:font-name-complex="Calibri" style:font-size-complex="11.5pt"/>
    </style:style>
    <style:style style:name="T351" style:parent-style-name="Standardnípísmoodstavce" style:family="text">
      <style:text-properties style:font-name-complex="Calibri" style:font-size-complex="11.5pt"/>
    </style:style>
    <style:style style:name="P352" style:parent-style-name="Normální" style:family="paragraph">
      <style:paragraph-properties style:text-autospace="none" fo:text-align="justify" fo:margin-top="0.1388in" fo:margin-bottom="0.1388in" style:line-height-at-least="0.175in"/>
    </style:style>
    <style:style style:name="T353" style:parent-style-name="Standardnípísmoodstavce" style:family="text">
      <style:text-properties style:font-name-complex="Calibri" style:font-size-complex="11.5pt" fo:language="en" fo:country="US"/>
    </style:style>
    <style:style style:name="T354" style:parent-style-name="Standardnípísmoodstavce" style:family="text">
      <style:text-properties style:font-name-complex="Calibri" style:font-size-complex="11.5pt"/>
    </style:style>
    <style:style style:name="T355"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356"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357" style:parent-style-name="Standardnípísmoodstavce" style:family="text">
      <style:text-properties style:font-name-complex="Calibri" style:font-size-complex="11.5pt"/>
    </style:style>
    <style:style style:name="T358" style:parent-style-name="Standardnípísmoodstavce" style:family="text">
      <style:text-properties style:font-name-complex="Calibri" style:font-size-complex="11.5pt"/>
    </style:style>
    <style:style style:name="T359" style:parent-style-name="Standardnípísmoodstavce" style:family="text">
      <style:text-properties style:font-name-complex="Calibri" style:font-size-complex="11.5pt"/>
    </style:style>
    <style:style style:name="P360" style:parent-style-name="Normální" style:family="paragraph">
      <style:paragraph-properties style:text-autospace="none" fo:text-align="justify" fo:margin-top="0.1388in" fo:margin-bottom="0.1388in" style:line-height-at-least="0.175in"/>
    </style:style>
    <style:style style:name="T361" style:parent-style-name="Standardnípísmoodstavce" style:family="text">
      <style:text-properties style:font-name-complex="Calibri" style:font-size-complex="11.5pt" fo:language="en" fo:country="US"/>
    </style:style>
    <style:style style:name="T362" style:parent-style-name="Standardnípísmoodstavce" style:family="text">
      <style:text-properties style:font-name-complex="Calibri" style:font-size-complex="11.5pt"/>
    </style:style>
    <style:style style:name="T363" style:parent-style-name="Standardnípísmoodstavce" style:family="text">
      <style:text-properties style:font-name-complex="Calibri" style:font-size-complex="11.5pt"/>
    </style:style>
    <style:style style:name="T364" style:parent-style-name="Standardnípísmoodstavce" style:family="text">
      <style:text-properties style:font-name-complex="Calibri" style:font-size-complex="11.5pt"/>
    </style:style>
    <style:style style:name="T365" style:parent-style-name="Standardnípísmoodstavce" style:family="text">
      <style:text-properties style:font-name-complex="Calibri" style:font-size-complex="11.5pt"/>
    </style:style>
    <style:style style:name="T366" style:parent-style-name="Standardnípísmoodstavce" style:family="text">
      <style:text-properties style:font-name-complex="Calibri" style:font-size-complex="11.5pt"/>
    </style:style>
    <style:style style:name="P367" style:parent-style-name="Normální" style:family="paragraph">
      <style:paragraph-properties style:text-autospace="none" fo:text-align="justify" fo:margin-top="0.1388in" fo:margin-bottom="0.1388in" style:line-height-at-least="0.175in"/>
    </style:style>
    <style:style style:name="T368" style:parent-style-name="Standardnípísmoodstavce" style:family="text">
      <style:text-properties style:font-name-complex="Calibri" style:font-size-complex="11.5pt" fo:language="en" fo:country="US"/>
    </style:style>
    <style:style style:name="T369" style:parent-style-name="Standardnípísmoodstavce" style:family="text">
      <style:text-properties style:font-name-complex="Calibri" style:font-size-complex="11.5pt"/>
    </style:style>
    <style:style style:name="P370" style:parent-style-name="Normální" style:family="paragraph">
      <style:paragraph-properties style:text-autospace="none" fo:text-align="justify" fo:margin-top="0.1388in" fo:margin-bottom="0.1388in" style:line-height-at-least="0.175in"/>
    </style:style>
    <style:style style:name="T371" style:parent-style-name="Standardnípísmoodstavce" style:family="text">
      <style:text-properties style:font-name-complex="Calibri" style:font-size-complex="11.5pt" fo:language="en" fo:country="US"/>
    </style:style>
    <style:style style:name="T372" style:parent-style-name="Standardnípísmoodstavce" style:family="text">
      <style:text-properties style:font-name-complex="Calibri" style:font-size-complex="11.5pt"/>
    </style:style>
    <style:style style:name="T373" style:parent-style-name="Standardnípísmoodstavce" style:family="text">
      <style:text-properties style:font-name-complex="Calibri" style:font-size-complex="11.5pt"/>
    </style:style>
    <style:style style:name="T374" style:parent-style-name="Standardnípísmoodstavce" style:family="text">
      <style:text-properties style:font-name-complex="Calibri" style:font-size-complex="11.5pt"/>
    </style:style>
    <style:style style:name="P375" style:parent-style-name="Normální" style:family="paragraph">
      <style:paragraph-properties style:text-autospace="none" fo:text-align="justify" fo:margin-top="0.1388in" fo:margin-bottom="0.1388in" style:line-height-at-least="0.175in"/>
    </style:style>
    <style:style style:name="T376" style:parent-style-name="Standardnípísmoodstavce" style:family="text">
      <style:text-properties style:font-name-complex="Calibri" fo:font-weight="bold" style:font-weight-asian="bold" style:font-weight-complex="bold" style:font-size-complex="11.5pt" fo:language="en" fo:country="US"/>
    </style:style>
    <style:style style:name="T377" style:parent-style-name="Standardnípísmoodstavce" style:family="text">
      <style:text-properties style:font-name-complex="Calibri" fo:font-weight="bold" style:font-weight-asian="bold" style:font-weight-complex="bold" style:font-size-complex="11.5pt" fo:language="en" fo:country="US"/>
    </style:style>
    <style:style style:name="T378" style:parent-style-name="Standardnípísmoodstavce" style:family="text">
      <style:text-properties style:font-name-complex="Calibri" fo:font-weight="bold" style:font-weight-asian="bold" style:font-weight-complex="bold" style:font-size-complex="11.5pt"/>
    </style:style>
    <style:style style:name="P379" style:parent-style-name="Normální" style:family="paragraph">
      <style:paragraph-properties style:text-autospace="none" fo:text-align="justify" fo:margin-top="0.1388in" fo:margin-bottom="0.1388in" style:line-height-at-least="0.175in"/>
    </style:style>
    <style:style style:name="T380" style:parent-style-name="Standardnípísmoodstavce" style:family="text">
      <style:text-properties style:font-name-complex="Calibri" fo:font-weight="bold" style:font-weight-asian="bold" style:font-weight-complex="bold" style:font-size-complex="11.5pt" fo:language="en" fo:country="US"/>
    </style:style>
    <style:style style:name="T381" style:parent-style-name="Standardnípísmoodstavce" style:family="text">
      <style:text-properties style:font-name-complex="Calibri" fo:font-weight="bold" style:font-weight-asian="bold" style:font-weight-complex="bold" style:font-size-complex="11.5pt"/>
    </style:style>
    <style:style style:name="T382" style:parent-style-name="Standardnípísmoodstavce" style:family="text">
      <style:text-properties style:font-name-complex="Calibri" fo:font-weight="bold" style:font-weight-asian="bold" style:font-weight-complex="bold" style:font-size-complex="11.5pt"/>
    </style:style>
    <style:style style:name="P383" style:parent-style-name="Normální" style:family="paragraph">
      <style:paragraph-properties style:text-autospace="none" fo:text-align="justify" fo:margin-top="0.1388in" fo:margin-bottom="0.1388in" style:line-height-at-least="0.175in"/>
    </style:style>
    <style:style style:name="T384" style:parent-style-name="Standardnípísmoodstavce" style:family="text">
      <style:text-properties style:font-name-complex="Calibri" fo:font-weight="bold" style:font-weight-asian="bold" style:font-weight-complex="bold" style:font-size-complex="11.5pt" fo:language="en" fo:country="US"/>
    </style:style>
    <style:style style:name="T385" style:parent-style-name="Standardnípísmoodstavce" style:family="text">
      <style:text-properties style:font-name-complex="Calibri" fo:font-weight="bold" style:font-weight-asian="bold" style:font-weight-complex="bold" style:font-size-complex="11.5pt"/>
    </style:style>
    <style:style style:name="P386" style:parent-style-name="Normální" style:family="paragraph">
      <style:paragraph-properties style:text-autospace="none" fo:text-align="justify" fo:margin-top="0.1388in" fo:margin-bottom="0.1388in" style:line-height-at-least="0.175in"/>
    </style:style>
    <style:style style:name="T387" style:parent-style-name="Standardnípísmoodstavce" style:family="text">
      <style:text-properties style:font-name-complex="Calibri" style:font-size-complex="11.5pt" fo:language="en" fo:country="US"/>
    </style:style>
    <style:style style:name="T388" style:parent-style-name="Standardnípísmoodstavce" style:family="text">
      <style:text-properties style:font-name-complex="Calibri" style:font-size-complex="11.5pt" fo:language="en" fo:country="US"/>
    </style:style>
    <style:style style:name="T389" style:parent-style-name="Standardnípísmoodstavce" style:family="text">
      <style:text-properties style:font-name-complex="Calibri" style:font-size-complex="11.5pt"/>
    </style:style>
    <style:style style:name="T390" style:parent-style-name="Standardnípísmoodstavce" style:family="text">
      <style:text-properties style:font-name-complex="Calibri" style:font-size-complex="11.5pt"/>
    </style:style>
    <style:style style:name="T391" style:parent-style-name="Standardnípísmoodstavce" style:family="text">
      <style:text-properties style:font-name-complex="Calibri" style:font-size-complex="11.5pt"/>
    </style:style>
    <style:style style:name="P392" style:parent-style-name="Normální" style:family="paragraph">
      <style:paragraph-properties style:text-autospace="none" fo:text-align="justify" fo:margin-top="0.1388in" fo:margin-bottom="0.1388in" style:line-height-at-least="0.175in"/>
    </style:style>
    <style:style style:name="T393" style:parent-style-name="Standardnípísmoodstavce" style:family="text">
      <style:text-properties style:font-name-complex="Calibri" style:font-size-complex="11.5pt" fo:language="en" fo:country="US"/>
    </style:style>
    <style:style style:name="T394" style:parent-style-name="Standardnípísmoodstavce" style:family="text">
      <style:text-properties style:font-name-complex="Calibri" style:font-size-complex="11.5pt" fo:language="en" fo:country="US"/>
    </style:style>
    <style:style style:name="T395" style:parent-style-name="Standardnípísmoodstavce" style:family="text">
      <style:text-properties style:font-name-complex="Calibri" style:font-size-complex="11.5pt"/>
    </style:style>
    <style:style style:name="P396" style:parent-style-name="Normální" style:family="paragraph">
      <style:paragraph-properties style:text-autospace="none" fo:text-align="justify" fo:margin-top="0.1388in" fo:margin-bottom="0.1388in" style:line-height-at-least="0.175in"/>
    </style:style>
    <style:style style:name="T397" style:parent-style-name="Standardnípísmoodstavce" style:family="text">
      <style:text-properties style:font-name-complex="Calibri" style:font-size-complex="11.5pt" fo:language="en" fo:country="US"/>
    </style:style>
    <style:style style:name="T398" style:parent-style-name="Standardnípísmoodstavce" style:family="text">
      <style:text-properties style:font-name-complex="Calibri" style:font-size-complex="11.5pt"/>
    </style:style>
    <style:style style:name="P399" style:parent-style-name="Normální" style:family="paragraph">
      <style:paragraph-properties style:text-autospace="none" fo:text-align="justify" fo:margin-top="0.1388in" fo:margin-bottom="0.1388in" style:line-height-at-least="0.175in"/>
    </style:style>
    <style:style style:name="T400" style:parent-style-name="Standardnípísmoodstavce" style:family="text">
      <style:text-properties style:font-name-complex="Calibri" style:font-size-complex="11.5pt" fo:language="en" fo:country="US"/>
    </style:style>
    <style:style style:name="T401" style:parent-style-name="Standardnípísmoodstavce" style:family="text">
      <style:text-properties style:font-name-complex="Calibri" style:font-size-complex="11.5pt"/>
    </style:style>
    <style:style style:name="P402" style:parent-style-name="Normální" style:family="paragraph">
      <style:paragraph-properties style:text-autospace="none" fo:text-align="justify" fo:margin-top="0.1388in" fo:margin-bottom="0.1388in" style:line-height-at-least="0.175in"/>
    </style:style>
    <style:style style:name="T403" style:parent-style-name="Standardnípísmoodstavce" style:family="text">
      <style:text-properties style:font-name-complex="Calibri" fo:font-weight="bold" style:font-weight-asian="bold" style:font-weight-complex="bold" style:font-size-complex="11.5pt" fo:language="en" fo:country="US"/>
    </style:style>
    <style:style style:name="T404" style:parent-style-name="Standardnípísmoodstavce" style:family="text">
      <style:text-properties style:font-name-complex="Calibri" fo:font-weight="bold" style:font-weight-asian="bold" style:font-weight-complex="bold" style:font-size-complex="11.5pt"/>
    </style:style>
    <style:style style:name="T405" style:parent-style-name="Standardnípísmoodstavce" style:family="text">
      <style:text-properties style:font-name-complex="Calibri" fo:font-weight="bold" style:font-weight-asian="bold" style:font-weight-complex="bold" style:font-size-complex="11.5pt"/>
    </style:style>
    <style:style style:name="P406" style:parent-style-name="Normální" style:family="paragraph">
      <style:paragraph-properties style:text-autospace="none" fo:text-align="justify" fo:margin-top="0.1388in" fo:margin-bottom="0.1388in" style:line-height-at-least="0.175in"/>
      <style:text-properties style:font-name-complex="Calibri" fo:font-weight="bold" style:font-weight-asian="bold" style:font-weight-complex="bold" style:font-size-complex="11.5pt" fo:language="en" fo:country="US"/>
    </style:style>
    <style:style style:name="P407" style:parent-style-name="Normální" style:family="paragraph">
      <style:paragraph-properties style:text-autospace="none" fo:text-align="justify" fo:margin-top="0.1388in" fo:margin-bottom="0.1388in" style:line-height-at-least="0.175in"/>
    </style:style>
    <style:style style:name="T408" style:parent-style-name="Standardnípísmoodstavce" style:family="text">
      <style:text-properties style:font-name-complex="Calibri" style:font-size-complex="11.5pt" fo:language="en" fo:country="US"/>
    </style:style>
    <style:style style:name="T409" style:parent-style-name="Standardnípísmoodstavce" style:family="text">
      <style:text-properties style:font-name-complex="Calibri" style:font-size-complex="11.5pt"/>
    </style:style>
    <style:style style:name="P410" style:parent-style-name="Normální" style:family="paragraph">
      <style:paragraph-properties style:text-autospace="none" fo:text-align="justify" fo:margin-top="0.1388in" fo:margin-bottom="0.1388in" style:line-height-at-least="0.175in"/>
    </style:style>
    <style:style style:name="T411" style:parent-style-name="Standardnípísmoodstavce" style:family="text">
      <style:text-properties style:font-name-complex="Calibri" style:font-size-complex="11.5pt" fo:language="en" fo:country="US"/>
    </style:style>
    <style:style style:name="T412" style:parent-style-name="Standardnípísmoodstavce" style:family="text">
      <style:text-properties style:font-name-complex="Calibri" style:font-size-complex="11.5pt"/>
    </style:style>
    <style:style style:name="T413" style:parent-style-name="Standardnípísmoodstavce" style:family="text">
      <style:text-properties style:font-name-complex="Calibri" style:font-size-complex="11.5pt"/>
    </style:style>
    <style:style style:name="P414" style:parent-style-name="Normální" style:family="paragraph">
      <style:paragraph-properties style:text-autospace="none" fo:text-align="justify" fo:margin-top="0.1388in" fo:margin-bottom="0.1388in" style:line-height-at-least="0.175in"/>
    </style:style>
    <style:style style:name="T415" style:parent-style-name="Standardnípísmoodstavce" style:family="text">
      <style:text-properties style:font-name-complex="Calibri" fo:font-weight="bold" style:font-weight-asian="bold" style:font-weight-complex="bold" style:font-size-complex="11.5pt" fo:language="en" fo:country="US"/>
    </style:style>
    <style:style style:name="T416"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417"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18"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19"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420" style:parent-style-name="Normální" style:family="paragraph">
      <style:paragraph-properties style:text-autospace="none" fo:text-align="justify" fo:margin-top="0.1388in" fo:margin-bottom="0.1388in" style:line-height-at-least="0.175in"/>
    </style:style>
    <style:style style:name="T421" style:parent-style-name="Standardnípísmoodstavce" style:family="text">
      <style:text-properties style:font-name-complex="Calibri" fo:font-weight="bold" style:font-weight-asian="bold" style:font-weight-complex="bold" style:font-size-complex="11.5pt" fo:language="en" fo:country="US"/>
    </style:style>
    <style:style style:name="T422" style:parent-style-name="Standardnípísmoodstavce" style:family="text">
      <style:text-properties style:font-name-complex="Calibri" fo:font-weight="bold" style:font-weight-asian="bold" style:font-weight-complex="bold" style:font-size-complex="11.5pt"/>
    </style:style>
    <style:style style:name="P423" style:parent-style-name="Normální" style:family="paragraph">
      <style:paragraph-properties style:text-autospace="none" fo:text-align="justify" fo:margin-top="0.1388in" fo:margin-bottom="0.1388in" style:line-height-at-least="0.175in"/>
    </style:style>
    <style:style style:name="T424" style:parent-style-name="Standardnípísmoodstavce" style:family="text">
      <style:text-properties style:font-name-complex="Calibri" style:font-size-complex="11.5pt" fo:language="en" fo:country="US"/>
    </style:style>
    <style:style style:name="T425" style:parent-style-name="Standardnípísmoodstavce" style:family="text">
      <style:text-properties style:font-name-complex="Calibri" style:font-size-complex="11.5pt"/>
    </style:style>
    <style:style style:name="P426" style:parent-style-name="Normální" style:family="paragraph">
      <style:paragraph-properties style:text-autospace="none" fo:text-align="justify" fo:margin-top="0.1388in" fo:margin-bottom="0.1388in" style:line-height-at-least="0.175in"/>
    </style:style>
    <style:style style:name="T427" style:parent-style-name="Standardnípísmoodstavce" style:family="text">
      <style:text-properties style:font-name-complex="Calibri" fo:font-weight="bold" style:font-weight-asian="bold" style:font-weight-complex="bold" style:font-size-complex="11.5pt" fo:language="en" fo:country="US"/>
    </style:style>
    <style:style style:name="T428" style:parent-style-name="Standardnípísmoodstavce" style:family="text">
      <style:text-properties style:font-name-complex="Calibri" fo:font-weight="bold" style:font-weight-asian="bold" style:font-weight-complex="bold" style:font-size-complex="11.5pt"/>
    </style:style>
    <style:style style:name="T429" style:parent-style-name="Standardnípísmoodstavce" style:family="text">
      <style:text-properties style:font-name-complex="Calibri" fo:font-weight="bold" style:font-weight-asian="bold" style:font-weight-complex="bold" style:font-size-complex="11.5pt"/>
    </style:style>
    <style:style style:name="P430" style:parent-style-name="Normální" style:family="paragraph">
      <style:paragraph-properties style:text-autospace="none" fo:text-align="justify" fo:margin-top="0.1388in" fo:margin-bottom="0.1388in" style:line-height-at-least="0.175in"/>
    </style:style>
    <style:style style:name="T431" style:parent-style-name="Standardnípísmoodstavce" style:family="text">
      <style:text-properties style:font-name-complex="Calibri" style:font-size-complex="11.5pt" fo:language="en" fo:country="US"/>
    </style:style>
    <style:style style:name="T432" style:parent-style-name="Standardnípísmoodstavce" style:family="text">
      <style:text-properties style:font-name-complex="Calibri" style:font-size-complex="11.5pt"/>
    </style:style>
    <style:style style:name="P433" style:parent-style-name="Normální" style:family="paragraph">
      <style:paragraph-properties style:text-autospace="none" fo:text-align="justify" fo:margin-top="0.1388in" fo:margin-bottom="0.1388in" style:line-height-at-least="0.175in"/>
    </style:style>
    <style:style style:name="T434" style:parent-style-name="Standardnípísmoodstavce" style:family="text">
      <style:text-properties style:font-name-complex="Calibri" style:font-size-complex="11.5pt" fo:language="en" fo:country="US"/>
    </style:style>
    <style:style style:name="T435" style:parent-style-name="Standardnípísmoodstavce" style:family="text">
      <style:text-properties style:font-name-complex="Calibri" fo:font-weight="bold" style:font-weight-asian="bold" style:font-weight-complex="bold" style:font-size-complex="11.5pt" fo:language="en" fo:country="US"/>
    </style:style>
    <style:style style:name="T436" style:parent-style-name="Standardnípísmoodstavce" style:family="text">
      <style:text-properties style:font-name-complex="Calibri" fo:font-weight="bold" style:font-weight-asian="bold" style:font-weight-complex="bold" style:font-size-complex="11.5pt"/>
    </style:style>
    <style:style style:name="P437" style:parent-style-name="Normální" style:family="paragraph">
      <style:paragraph-properties style:text-autospace="none" fo:text-align="justify" fo:margin-top="0.1388in" fo:margin-bottom="0.1388in" style:line-height-at-least="0.175in"/>
      <style:text-properties style:font-name-complex="Calibri" fo:font-weight="bold" style:font-weight-asian="bold" style:font-weight-complex="bold" style:font-size-complex="11.5pt" fo:language="en" fo:country="US"/>
    </style:style>
    <style:style style:name="P438" style:parent-style-name="Normální" style:family="paragraph">
      <style:paragraph-properties style:text-autospace="none" fo:text-align="justify" fo:margin-top="0.1388in" fo:margin-bottom="0.1388in" style:line-height-at-least="0.175in"/>
    </style:style>
    <style:style style:name="T439" style:parent-style-name="Standardnípísmoodstavce" style:family="text">
      <style:text-properties style:font-name-complex="Calibri" fo:font-weight="bold" style:font-weight-asian="bold" style:font-weight-complex="bold" style:font-size-complex="11.5pt" fo:language="en" fo:country="US"/>
    </style:style>
    <style:style style:name="T440" style:parent-style-name="Standardnípísmoodstavce" style:family="text">
      <style:text-properties style:font-name-complex="Calibri" fo:font-weight="bold" style:font-weight-asian="bold" style:font-weight-complex="bold" style:font-size-complex="11.5pt"/>
    </style:style>
    <style:style style:name="T44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42"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4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444" style:parent-style-name="Normální" style:family="paragraph">
      <style:paragraph-properties style:text-autospace="none" fo:text-align="justify" fo:margin-top="0.1388in" fo:margin-bottom="0.1388in" style:line-height-at-least="0.175in"/>
    </style:style>
    <style:style style:name="T445" style:parent-style-name="Standardnípísmoodstavce" style:family="text">
      <style:text-properties style:font-name-complex="Calibri" style:font-size-complex="11.5pt" fo:language="en" fo:country="US"/>
    </style:style>
    <style:style style:name="T446" style:parent-style-name="Standardnípísmoodstavce" style:family="text">
      <style:text-properties style:font-name-complex="Calibri" style:font-size-complex="11.5pt"/>
    </style:style>
    <style:style style:name="P447" style:parent-style-name="Normální" style:family="paragraph">
      <style:paragraph-properties style:text-autospace="none" fo:text-align="justify" fo:margin-top="0.1388in" fo:margin-bottom="0.1388in" style:line-height-at-least="0.175in"/>
    </style:style>
    <style:style style:name="T448" style:parent-style-name="Standardnípísmoodstavce" style:family="text">
      <style:text-properties style:font-name-complex="Calibri" fo:font-weight="bold" style:font-weight-asian="bold" style:font-weight-complex="bold" style:font-size-complex="11.5pt" fo:language="en" fo:country="US"/>
    </style:style>
    <style:style style:name="T449" style:parent-style-name="Standardnípísmoodstavce" style:family="text">
      <style:text-properties style:font-name-complex="Calibri" fo:font-weight="bold" style:font-weight-asian="bold" style:font-weight-complex="bold" style:font-size-complex="11.5pt"/>
    </style:style>
    <style:style style:name="T450" style:parent-style-name="Standardnípísmoodstavce" style:family="text">
      <style:text-properties style:font-name-complex="Calibri" fo:font-weight="bold" style:font-weight-asian="bold" style:font-weight-complex="bold" style:font-size-complex="11.5pt"/>
    </style:style>
    <style:style style:name="T451" style:parent-style-name="Standardnípísmoodstavce" style:family="text">
      <style:text-properties style:font-name-complex="Calibri" fo:font-weight="bold" style:font-weight-asian="bold" style:font-weight-complex="bold" style:font-size-complex="11.5pt"/>
    </style:style>
    <style:style style:name="P452" style:parent-style-name="Normální" style:family="paragraph">
      <style:paragraph-properties style:text-autospace="none" fo:text-align="justify" fo:margin-top="0.1388in" fo:margin-bottom="0.1388in" style:line-height-at-least="0.175in"/>
    </style:style>
    <style:style style:name="T453" style:parent-style-name="Standardnípísmoodstavce" style:family="text">
      <style:text-properties style:font-name-complex="Calibri" style:font-size-complex="11.5pt" fo:language="en" fo:country="US"/>
    </style:style>
    <style:style style:name="T454" style:parent-style-name="Standardnípísmoodstavce" style:family="text">
      <style:text-properties style:font-name-complex="Calibri" style:font-size-complex="11.5pt"/>
    </style:style>
    <style:style style:name="T455" style:parent-style-name="Standardnípísmoodstavce" style:family="text">
      <style:text-properties style:font-name-complex="Calibri" style:font-size-complex="11.5pt"/>
    </style:style>
    <style:style style:name="P456" style:parent-style-name="Normální" style:family="paragraph">
      <style:paragraph-properties style:text-autospace="none" fo:text-align="justify" fo:margin-top="0.1388in" fo:margin-bottom="0.1388in" style:line-height-at-least="0.175in"/>
    </style:style>
    <style:style style:name="T457" style:parent-style-name="Standardnípísmoodstavce" style:family="text">
      <style:text-properties style:font-name-complex="Calibri" fo:font-weight="bold" style:font-weight-asian="bold" style:font-weight-complex="bold" style:font-size-complex="11.5pt" fo:language="en" fo:country="US"/>
    </style:style>
    <style:style style:name="T458" style:parent-style-name="Standardnípísmoodstavce" style:family="text">
      <style:text-properties style:font-name-complex="Calibri" fo:font-weight="bold" style:font-weight-asian="bold" style:font-weight-complex="bold" style:font-size-complex="11.5pt"/>
    </style:style>
    <style:style style:name="P459" style:parent-style-name="Normální" style:family="paragraph">
      <style:paragraph-properties style:text-autospace="none" fo:text-align="justify" fo:margin-top="0.1388in" fo:margin-bottom="0.1388in" style:line-height-at-least="0.175in"/>
    </style:style>
    <style:style style:name="T460" style:parent-style-name="Standardnípísmoodstavce" style:family="text">
      <style:text-properties style:font-name-complex="Calibri" fo:font-weight="bold" style:font-weight-asian="bold" style:font-weight-complex="bold" style:font-size-complex="11.5pt" fo:language="en" fo:country="US"/>
    </style:style>
    <style:style style:name="T461" style:parent-style-name="Standardnípísmoodstavce" style:family="text">
      <style:text-properties style:font-name-complex="Calibri" fo:font-weight="bold" style:font-weight-asian="bold" style:font-weight-complex="bold" style:font-size-complex="11.5pt"/>
    </style:style>
    <style:style style:name="T462"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6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6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46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466" style:parent-style-name="Normální" style:family="paragraph">
      <style:paragraph-properties style:text-autospace="none" fo:text-align="justify" fo:margin-top="0.1388in" fo:margin-bottom="0.1388in" style:line-height-at-least="0.175in"/>
    </style:style>
    <style:style style:name="T467" style:parent-style-name="Standardnípísmoodstavce" style:family="text">
      <style:text-properties style:font-name-complex="Calibri" fo:font-weight="bold" style:font-weight-asian="bold" style:font-weight-complex="bold" style:font-size-complex="11.5pt" fo:language="en" fo:country="US"/>
    </style:style>
    <style:style style:name="T468" style:parent-style-name="Standardnípísmoodstavce" style:family="text">
      <style:text-properties style:font-name-complex="Calibri" fo:font-weight="bold" style:font-weight-asian="bold" style:font-weight-complex="bold" style:font-size-complex="11.5pt"/>
    </style:style>
    <style:style style:name="T469" style:parent-style-name="Standardnípísmoodstavce" style:family="text">
      <style:text-properties style:font-name-complex="Calibri" fo:font-weight="bold" style:font-weight-asian="bold" style:font-weight-complex="bold" style:font-size-complex="11.5pt"/>
    </style:style>
    <style:style style:name="T470" style:parent-style-name="Standardnípísmoodstavce" style:family="text">
      <style:text-properties style:font-name-complex="Calibri" fo:font-weight="bold" style:font-weight-asian="bold" style:font-weight-complex="bold" style:font-size-complex="11.5pt"/>
    </style:style>
    <style:style style:name="T471" style:parent-style-name="Standardnípísmoodstavce" style:family="text">
      <style:text-properties style:font-name-complex="Calibri" fo:font-weight="bold" style:font-weight-asian="bold" style:font-weight-complex="bold" style:font-size-complex="11.5pt"/>
    </style:style>
    <style:style style:name="T472" style:parent-style-name="Standardnípísmoodstavce" style:family="text">
      <style:text-properties style:font-name-complex="Calibri" fo:font-weight="bold" style:font-weight-asian="bold" style:font-weight-complex="bold" style:font-size-complex="11.5pt"/>
    </style:style>
    <style:style style:name="T473" style:parent-style-name="Standardnípísmoodstavce" style:family="text">
      <style:text-properties style:font-name-complex="Calibri" fo:font-weight="bold" style:font-weight-asian="bold" style:font-weight-complex="bold" style:font-size-complex="11.5pt"/>
    </style:style>
    <style:style style:name="P474" style:parent-style-name="Normální" style:family="paragraph">
      <style:paragraph-properties style:text-autospace="none" fo:text-align="justify" fo:margin-top="0.1388in" fo:margin-bottom="0.1388in" style:line-height-at-least="0.175in"/>
    </style:style>
    <style:style style:name="T475" style:parent-style-name="Standardnípísmoodstavce" style:family="text">
      <style:text-properties style:font-name-complex="Calibri" style:font-size-complex="11.5pt" fo:language="en" fo:country="US"/>
    </style:style>
    <style:style style:name="T476" style:parent-style-name="Standardnípísmoodstavce" style:family="text">
      <style:text-properties style:font-name-complex="Calibri" style:font-size-complex="11.5pt"/>
    </style:style>
    <style:style style:name="P477" style:parent-style-name="Normální" style:family="paragraph">
      <style:paragraph-properties style:text-autospace="none" fo:text-align="justify" fo:margin-top="0.1388in" fo:margin-bottom="0.1388in" style:line-height-at-least="0.175in"/>
    </style:style>
    <style:style style:name="T478" style:parent-style-name="Standardnípísmoodstavce" style:family="text">
      <style:text-properties style:font-name-complex="Calibri" fo:font-weight="bold" style:font-weight-asian="bold" style:font-weight-complex="bold" style:font-size-complex="11.5pt" fo:language="en" fo:country="US"/>
    </style:style>
    <style:style style:name="T479" style:parent-style-name="Standardnípísmoodstavce" style:family="text">
      <style:text-properties style:font-name-complex="Calibri" fo:font-weight="bold" style:font-weight-asian="bold" style:font-weight-complex="bold" style:font-size-complex="11.5pt"/>
    </style:style>
    <style:style style:name="P480" style:parent-style-name="Normální" style:family="paragraph">
      <style:paragraph-properties style:text-autospace="none" fo:text-align="justify" fo:margin-top="0.1388in" fo:margin-bottom="0.1388in" style:line-height-at-least="0.175in"/>
      <style:text-properties style:font-name-complex="Calibri" fo:font-weight="bold" style:font-weight-asian="bold" style:font-weight-complex="bold" style:font-size-complex="11.5pt" fo:language="en" fo:country="US"/>
    </style:style>
    <style:style style:name="P481" style:parent-style-name="Normální" style:family="paragraph">
      <style:paragraph-properties style:text-autospace="none" fo:text-align="justify" fo:margin-top="0.1388in" fo:margin-bottom="0.1388in" style:line-height-at-least="0.175in"/>
    </style:style>
    <style:style style:name="T482" style:parent-style-name="Standardnípísmoodstavce" style:family="text">
      <style:text-properties style:font-name-complex="Calibri" style:font-size-complex="11.5pt" fo:language="en" fo:country="US"/>
    </style:style>
    <style:style style:name="T483" style:parent-style-name="Standardnípísmoodstavce" style:family="text">
      <style:text-properties style:font-name-complex="Calibri" style:font-size-complex="11.5pt"/>
    </style:style>
    <style:style style:name="T484" style:parent-style-name="Standardnípísmoodstavce" style:family="text">
      <style:text-properties style:font-name-complex="Calibri" style:font-size-complex="11.5pt"/>
    </style:style>
    <style:style style:name="P485" style:parent-style-name="Normální" style:family="paragraph">
      <style:paragraph-properties style:text-autospace="none" fo:text-align="justify" fo:margin-top="0.1388in" fo:margin-bottom="0.1388in" style:line-height-at-least="0.175in"/>
    </style:style>
    <style:style style:name="T486" style:parent-style-name="Standardnípísmoodstavce" style:family="text">
      <style:text-properties style:font-name-complex="Calibri" style:font-size-complex="11.5pt" fo:language="en" fo:country="US"/>
    </style:style>
    <style:style style:name="T487" style:parent-style-name="Standardnípísmoodstavce" style:family="text">
      <style:text-properties style:font-name-complex="Calibri" fo:font-weight="bold" style:font-weight-asian="bold" style:font-weight-complex="bold" style:font-size-complex="11.5pt" fo:language="en" fo:country="US"/>
    </style:style>
    <style:style style:name="T488" style:parent-style-name="Standardnípísmoodstavce" style:family="text">
      <style:text-properties style:font-name-complex="Calibri" fo:font-weight="bold" style:font-weight-asian="bold" style:font-weight-complex="bold" style:font-size-complex="11.5pt"/>
    </style:style>
    <style:style style:name="P489" style:parent-style-name="Normální" style:family="paragraph">
      <style:paragraph-properties style:text-autospace="none" fo:text-align="justify" fo:margin-top="0.1388in" fo:margin-bottom="0.1388in" style:line-height-at-least="0.175in"/>
    </style:style>
    <style:style style:name="T490" style:parent-style-name="Standardnípísmoodstavce" style:family="text">
      <style:text-properties style:font-name-complex="Calibri" fo:font-weight="bold" style:font-weight-asian="bold" style:font-weight-complex="bold" style:font-size-complex="11.5pt" fo:language="en" fo:country="US"/>
    </style:style>
    <style:style style:name="T491" style:parent-style-name="Standardnípísmoodstavce" style:family="text">
      <style:text-properties style:font-name-complex="Calibri" fo:font-weight="bold" style:font-weight-asian="bold" style:font-weight-complex="bold" style:font-size-complex="11.5pt"/>
    </style:style>
    <style:style style:name="T492" style:parent-style-name="Standardnípísmoodstavce" style:family="text">
      <style:text-properties style:font-name-complex="Calibri" fo:font-weight="bold" style:font-weight-asian="bold" style:font-weight-complex="bold" style:font-size-complex="11.5pt"/>
    </style:style>
    <style:style style:name="T493" style:parent-style-name="Standardnípísmoodstavce" style:family="text">
      <style:text-properties style:font-name-complex="Calibri" fo:font-weight="bold" style:font-weight-asian="bold" style:font-weight-complex="bold" style:font-size-complex="11.5pt"/>
    </style:style>
    <style:style style:name="T494" style:parent-style-name="Standardnípísmoodstavce" style:family="text">
      <style:text-properties style:font-name-complex="Calibri" fo:font-weight="bold" style:font-weight-asian="bold" style:font-weight-complex="bold" style:font-size-complex="11.5pt"/>
    </style:style>
    <style:style style:name="P495" style:parent-style-name="Normální" style:family="paragraph">
      <style:paragraph-properties style:text-autospace="none" fo:text-align="justify" fo:margin-top="0.1388in" fo:margin-bottom="0.1388in" style:line-height-at-least="0.175in"/>
    </style:style>
    <style:style style:name="T496" style:parent-style-name="Standardnípísmoodstavce" style:family="text">
      <style:text-properties style:font-name-complex="Calibri" style:font-size-complex="11.5pt" fo:language="en" fo:country="US"/>
    </style:style>
    <style:style style:name="T497" style:parent-style-name="Standardnípísmoodstavce" style:family="text">
      <style:text-properties style:font-name-complex="Calibri" style:font-size-complex="11.5pt"/>
    </style:style>
    <style:style style:name="T498" style:parent-style-name="Standardnípísmoodstavce" style:family="text">
      <style:text-properties style:font-name-complex="Calibri" style:font-size-complex="11.5pt"/>
    </style:style>
    <style:style style:name="T499" style:parent-style-name="Standardnípísmoodstavce" style:family="text">
      <style:text-properties style:font-name-complex="Calibri" style:font-size-complex="11.5pt"/>
    </style:style>
    <style:style style:name="T500" style:parent-style-name="Standardnípísmoodstavce" style:family="text">
      <style:text-properties style:font-name-complex="Calibri" style:font-size-complex="11.5pt"/>
    </style:style>
    <style:style style:name="T501" style:parent-style-name="Standardnípísmoodstavce" style:family="text">
      <style:text-properties style:font-name-complex="Calibri" style:font-size-complex="11.5pt"/>
    </style:style>
    <style:style style:name="T502" style:parent-style-name="Standardnípísmoodstavce" style:family="text">
      <style:text-properties style:font-name-complex="Calibri" style:font-size-complex="11.5pt"/>
    </style:style>
    <style:style style:name="P503" style:parent-style-name="Normální" style:family="paragraph">
      <style:paragraph-properties style:text-autospace="none" fo:text-align="justify" fo:margin-top="0.1388in" fo:margin-bottom="0.1388in" style:line-height-at-least="0.175in"/>
    </style:style>
    <style:style style:name="T504" style:parent-style-name="Standardnípísmoodstavce" style:family="text">
      <style:text-properties style:font-name-complex="Calibri" fo:font-weight="bold" style:font-weight-asian="bold" style:font-weight-complex="bold" style:font-size-complex="11.5pt" fo:language="en" fo:country="US"/>
    </style:style>
    <style:style style:name="T505" style:parent-style-name="Standardnípísmoodstavce" style:family="text">
      <style:text-properties style:font-name-complex="Calibri" fo:font-weight="bold" style:font-weight-asian="bold" style:font-weight-complex="bold" style:font-size-complex="11.5pt"/>
    </style:style>
    <style:style style:name="P506" style:parent-style-name="Normální" style:family="paragraph">
      <style:paragraph-properties style:text-autospace="none" fo:text-align="justify" fo:margin-top="0.1388in" fo:margin-bottom="0.1388in" style:line-height-at-least="0.175in"/>
    </style:style>
    <style:style style:name="T507" style:parent-style-name="Standardnípísmoodstavce" style:family="text">
      <style:text-properties style:font-name-complex="Calibri" fo:font-weight="bold" style:font-weight-asian="bold" style:font-weight-complex="bold" style:font-size-complex="11.5pt" fo:language="en" fo:country="US"/>
    </style:style>
    <style:style style:name="T508" style:parent-style-name="Standardnípísmoodstavce" style:family="text">
      <style:text-properties style:font-name-complex="Calibri" fo:font-weight="bold" style:font-weight-asian="bold" style:font-weight-complex="bold" style:font-size-complex="11.5pt"/>
    </style:style>
    <style:style style:name="T509" style:parent-style-name="Standardnípísmoodstavce" style:family="text">
      <style:text-properties style:font-name-complex="Calibri" fo:font-weight="bold" style:font-weight-asian="bold" style:font-weight-complex="bold" style:font-size-complex="11.5pt"/>
    </style:style>
    <style:style style:name="P510" style:parent-style-name="Normální" style:family="paragraph">
      <style:paragraph-properties style:text-autospace="none" fo:text-align="justify" fo:margin-top="0.1388in" fo:margin-bottom="0.1388in" style:line-height-at-least="0.175in"/>
    </style:style>
    <style:style style:name="T511" style:parent-style-name="Standardnípísmoodstavce" style:family="text">
      <style:text-properties style:font-name-complex="Calibri" style:font-size-complex="11.5pt" fo:language="en" fo:country="US"/>
    </style:style>
    <style:style style:name="T512" style:parent-style-name="Standardnípísmoodstavce" style:family="text">
      <style:text-properties style:font-name-complex="Calibri" fo:font-weight="bold" style:font-weight-asian="bold" style:font-weight-complex="bold" style:font-size-complex="11.5pt" fo:language="en" fo:country="US"/>
    </style:style>
    <style:style style:name="T513" style:parent-style-name="Standardnípísmoodstavce" style:family="text">
      <style:text-properties style:font-name-complex="Calibri" style:font-size-complex="11.5pt" fo:language="en" fo:country="US"/>
    </style:style>
    <style:style style:name="P514" style:parent-style-name="Normální" style:family="paragraph">
      <style:paragraph-properties style:text-autospace="none" fo:text-align="justify" fo:margin-top="0.1388in" fo:margin-bottom="0.1388in" style:line-height-at-least="0.175in"/>
    </style:style>
    <style:style style:name="T515" style:parent-style-name="Standardnípísmoodstavce" style:family="text">
      <style:text-properties style:font-name-complex="Calibri" style:font-size-complex="11.5pt" fo:language="en" fo:country="US"/>
    </style:style>
    <style:style style:name="T516" style:parent-style-name="Standardnípísmoodstavce" style:family="text">
      <style:text-properties style:font-name-complex="Calibri" style:font-size-complex="11.5pt"/>
    </style:style>
    <style:style style:name="P517" style:parent-style-name="Normální" style:family="paragraph">
      <style:paragraph-properties style:text-autospace="none" fo:text-align="justify" fo:margin-top="0.1388in" fo:margin-bottom="0.1388in" style:line-height-at-least="0.175in"/>
    </style:style>
    <style:style style:name="T518" style:parent-style-name="Standardnípísmoodstavce" style:family="text">
      <style:text-properties style:font-name-complex="Calibri" style:font-size-complex="11.5pt" fo:language="en" fo:country="US"/>
    </style:style>
    <style:style style:name="T519" style:parent-style-name="Standardnípísmoodstavce" style:family="text">
      <style:text-properties style:font-name-complex="Calibri" style:font-size-complex="11.5pt"/>
    </style:style>
    <style:style style:name="T520" style:parent-style-name="Standardnípísmoodstavce" style:family="text">
      <style:text-properties style:font-name-complex="Calibri" style:font-size-complex="11.5pt"/>
    </style:style>
    <style:style style:name="P521" style:parent-style-name="Normální" style:family="paragraph">
      <style:paragraph-properties style:text-autospace="none" fo:text-align="justify" fo:margin-top="0.1388in" fo:margin-bottom="0.1388in" style:line-height-at-least="0.175in"/>
    </style:style>
    <style:style style:name="T522" style:parent-style-name="Standardnípísmoodstavce" style:family="text">
      <style:text-properties style:font-name-complex="Calibri" style:font-size-complex="11.5pt" fo:language="en" fo:country="US"/>
    </style:style>
    <style:style style:name="T523" style:parent-style-name="Standardnípísmoodstavce" style:family="text">
      <style:text-properties style:font-name-complex="Calibri" style:font-size-complex="11.5pt"/>
    </style:style>
    <style:style style:name="P524"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525" style:parent-style-name="Normální" style:family="paragraph">
      <style:paragraph-properties style:text-autospace="none" fo:text-align="justify" fo:margin-top="0.1388in" fo:margin-bottom="0.1388in" style:line-height-at-least="0.175in"/>
    </style:style>
    <style:style style:name="T526" style:parent-style-name="Standardnípísmoodstavce" style:family="text">
      <style:text-properties style:font-name-complex="Calibri" style:font-size-complex="11.5pt" fo:language="en" fo:country="US"/>
    </style:style>
    <style:style style:name="T527" style:parent-style-name="Standardnípísmoodstavce" style:family="text">
      <style:text-properties style:font-name-complex="Calibri" style:font-size-complex="11.5pt"/>
    </style:style>
    <style:style style:name="P528"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529" style:parent-style-name="Normální" style:family="paragraph">
      <style:paragraph-properties style:text-autospace="none" fo:text-align="justify" fo:margin-top="0.1388in" fo:margin-bottom="0.1388in" style:line-height-at-least="0.175in"/>
    </style:style>
    <style:style style:name="T530" style:parent-style-name="Standardnípísmoodstavce" style:family="text">
      <style:text-properties style:font-name-complex="Calibri" style:font-size-complex="11.5pt" fo:language="en" fo:country="US"/>
    </style:style>
    <style:style style:name="T531" style:parent-style-name="Standardnípísmoodstavce" style:family="text">
      <style:text-properties style:font-name-complex="Calibri" style:font-size-complex="11.5pt"/>
    </style:style>
    <style:style style:name="P532" style:parent-style-name="Normální" style:family="paragraph">
      <style:paragraph-properties style:text-autospace="none" fo:text-align="justify" fo:margin-top="0.1388in" fo:margin-bottom="0.1388in" style:line-height-at-least="0.175in"/>
    </style:style>
    <style:style style:name="T533" style:parent-style-name="Standardnípísmoodstavce" style:family="text">
      <style:text-properties style:font-name-complex="Calibri" style:font-size-complex="11.5pt" fo:language="en" fo:country="US"/>
    </style:style>
    <style:style style:name="T534" style:parent-style-name="Standardnípísmoodstavce" style:family="text">
      <style:text-properties style:font-name-complex="Calibri" style:font-size-complex="11.5pt" fo:language="en" fo:country="US"/>
    </style:style>
    <style:style style:name="T535" style:parent-style-name="Standardnípísmoodstavce" style:family="text">
      <style:text-properties style:font-name-complex="Calibri" style:font-size-complex="11.5pt"/>
    </style:style>
    <style:style style:name="P536" style:parent-style-name="Normální" style:family="paragraph">
      <style:paragraph-properties style:text-autospace="none" fo:text-align="justify" fo:margin-top="0.1388in" fo:margin-bottom="0.1388in" style:line-height-at-least="0.175in"/>
    </style:style>
    <style:style style:name="T537" style:parent-style-name="Standardnípísmoodstavce" style:family="text">
      <style:text-properties style:font-name-complex="Calibri" style:font-size-complex="11.5pt" fo:language="en" fo:country="US"/>
    </style:style>
    <style:style style:name="T538" style:parent-style-name="Standardnípísmoodstavce" style:family="text">
      <style:text-properties style:font-name-complex="Calibri" style:font-size-complex="11.5pt"/>
    </style:style>
    <style:style style:name="P539" style:parent-style-name="Normální" style:family="paragraph">
      <style:paragraph-properties style:text-autospace="none" fo:text-align="justify" fo:margin-top="0.1388in" fo:margin-bottom="0.1388in" style:line-height-at-least="0.175in"/>
    </style:style>
    <style:style style:name="T540" style:parent-style-name="Standardnípísmoodstavce" style:family="text">
      <style:text-properties style:font-name-complex="Calibri" style:font-size-complex="11.5pt" fo:language="en" fo:country="US"/>
    </style:style>
    <style:style style:name="T541" style:parent-style-name="Standardnípísmoodstavce" style:family="text">
      <style:text-properties style:font-name-complex="Calibri" style:font-size-complex="11.5pt" fo:language="en" fo:country="US"/>
    </style:style>
    <style:style style:name="T542" style:parent-style-name="Standardnípísmoodstavce" style:family="text">
      <style:text-properties style:font-name-complex="Calibri" style:font-size-complex="11.5pt"/>
    </style:style>
    <style:style style:name="P543" style:parent-style-name="Normální" style:family="paragraph">
      <style:paragraph-properties style:text-autospace="none" fo:text-align="justify" fo:margin-top="0.1388in" fo:margin-bottom="0.1388in" style:line-height-at-least="0.175in"/>
    </style:style>
    <style:style style:name="T544" style:parent-style-name="Standardnípísmoodstavce" style:family="text">
      <style:text-properties style:font-name-complex="Calibri" style:font-size-complex="11.5pt" fo:language="en" fo:country="US"/>
    </style:style>
    <style:style style:name="T545" style:parent-style-name="Standardnípísmoodstavce" style:family="text">
      <style:text-properties style:font-name-complex="Calibri" style:font-size-complex="11.5pt"/>
    </style:style>
    <style:style style:name="P546"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547" style:parent-style-name="Normální" style:family="paragraph">
      <style:paragraph-properties style:text-autospace="none" fo:text-align="justify" fo:margin-top="0.1388in" fo:margin-bottom="0.1388in" style:line-height-at-least="0.175in"/>
    </style:style>
    <style:style style:name="T548" style:parent-style-name="Standardnípísmoodstavce" style:family="text">
      <style:text-properties style:font-name-complex="Calibri" style:font-size-complex="11.5pt" fo:language="en" fo:country="US"/>
    </style:style>
    <style:style style:name="T549" style:parent-style-name="Standardnípísmoodstavce" style:family="text">
      <style:text-properties style:font-name-complex="Calibri" style:font-size-complex="11.5pt"/>
    </style:style>
    <style:style style:name="P550"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551" style:parent-style-name="Normální" style:family="paragraph">
      <style:paragraph-properties style:text-autospace="none" fo:text-align="justify" fo:margin-top="0.1388in" fo:margin-bottom="0.1388in" style:line-height-at-least="0.175in"/>
    </style:style>
    <style:style style:name="T552" style:parent-style-name="Standardnípísmoodstavce" style:family="text">
      <style:text-properties style:font-name-complex="Calibri" style:font-size-complex="11.5pt" fo:language="en" fo:country="US"/>
    </style:style>
    <style:style style:name="T553" style:parent-style-name="Standardnípísmoodstavce" style:family="text">
      <style:text-properties style:font-name-complex="Calibri" style:font-size-complex="11.5pt"/>
    </style:style>
    <style:style style:name="P554"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555" style:parent-style-name="Normální" style:family="paragraph">
      <style:paragraph-properties style:text-autospace="none" fo:text-align="justify" fo:margin-top="0.1388in" fo:margin-bottom="0.1388in" style:line-height-at-least="0.175in"/>
    </style:style>
    <style:style style:name="T556" style:parent-style-name="Standardnípísmoodstavce" style:family="text">
      <style:text-properties style:font-name-complex="Calibri" style:font-size-complex="11.5pt" fo:language="en" fo:country="US"/>
    </style:style>
    <style:style style:name="T557" style:parent-style-name="Standardnípísmoodstavce" style:family="text">
      <style:text-properties style:font-name-complex="Calibri" style:font-size-complex="11.5pt"/>
    </style:style>
    <style:style style:name="P558" style:parent-style-name="Normální" style:family="paragraph">
      <style:paragraph-properties style:text-autospace="none" fo:text-align="justify" fo:margin-top="0.1388in" fo:margin-bottom="0.1388in" style:line-height-at-least="0.175in"/>
    </style:style>
    <style:style style:name="T559" style:parent-style-name="Standardnípísmoodstavce" style:family="text">
      <style:text-properties style:font-name-complex="Calibri" style:font-size-complex="11.5pt" fo:language="en" fo:country="US"/>
    </style:style>
    <style:style style:name="T560" style:parent-style-name="Standardnípísmoodstavce" style:family="text">
      <style:text-properties style:font-name-complex="Calibri" style:font-size-complex="11.5pt"/>
    </style:style>
    <style:style style:name="P561" style:parent-style-name="Normální" style:family="paragraph">
      <style:paragraph-properties style:text-autospace="none" fo:text-align="justify" fo:margin-top="0.1388in" fo:margin-bottom="0.1388in" style:line-height-at-least="0.175in"/>
    </style:style>
    <style:style style:name="T562" style:parent-style-name="Standardnípísmoodstavce" style:family="text">
      <style:text-properties style:font-name-complex="Calibri" style:font-size-complex="11.5pt" fo:language="en" fo:country="US"/>
    </style:style>
    <style:style style:name="T563" style:parent-style-name="Standardnípísmoodstavce" style:family="text">
      <style:text-properties style:font-name-complex="Calibri" style:font-size-complex="11.5pt"/>
    </style:style>
    <style:style style:name="T564" style:parent-style-name="Standardnípísmoodstavce" style:family="text">
      <style:text-properties style:font-name-complex="Calibri" style:font-size-complex="11.5pt"/>
    </style:style>
    <style:style style:name="P565" style:parent-style-name="Normální" style:family="paragraph">
      <style:paragraph-properties style:text-autospace="none" fo:text-align="justify" fo:margin-top="0.1388in" fo:margin-bottom="0.1388in" style:line-height-at-least="0.175in"/>
    </style:style>
    <style:style style:name="T566" style:parent-style-name="Standardnípísmoodstavce" style:family="text">
      <style:text-properties style:font-name-complex="Calibri" style:font-size-complex="11.5pt" fo:language="en" fo:country="US"/>
    </style:style>
    <style:style style:name="T567" style:parent-style-name="Standardnípísmoodstavce" style:family="text">
      <style:text-properties style:font-name-complex="Calibri" style:font-size-complex="11.5pt"/>
    </style:style>
    <style:style style:name="P568" style:parent-style-name="Normální" style:family="paragraph">
      <style:paragraph-properties style:text-autospace="none" fo:text-align="justify" fo:margin-top="0.1388in" fo:margin-bottom="0.1388in" style:line-height-at-least="0.175in"/>
    </style:style>
    <style:style style:name="T569" style:parent-style-name="Standardnípísmoodstavce" style:family="text">
      <style:text-properties style:font-name-complex="Calibri" style:font-size-complex="11.5pt" fo:language="en" fo:country="US"/>
    </style:style>
    <style:style style:name="T570" style:parent-style-name="Standardnípísmoodstavce" style:family="text">
      <style:text-properties style:font-name-complex="Calibri" style:font-size-complex="11.5pt" fo:language="en" fo:country="US"/>
    </style:style>
    <style:style style:name="T571" style:parent-style-name="Standardnípísmoodstavce" style:family="text">
      <style:text-properties style:font-name-complex="Calibri" style:font-size-complex="11.5pt"/>
    </style:style>
    <style:style style:name="P572"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573" style:parent-style-name="Normální" style:family="paragraph">
      <style:paragraph-properties style:text-autospace="none" fo:text-align="justify" fo:margin-top="0.1388in" fo:margin-bottom="0.1388in" style:line-height-at-least="0.175in"/>
    </style:style>
    <style:style style:name="T574" style:parent-style-name="Standardnípísmoodstavce" style:family="text">
      <style:text-properties style:font-name-complex="Calibri" style:font-size-complex="11.5pt" fo:language="en" fo:country="US"/>
    </style:style>
    <style:style style:name="T575" style:parent-style-name="Standardnípísmoodstavce" style:family="text">
      <style:text-properties style:font-name-complex="Calibri" style:font-size-complex="11.5pt"/>
    </style:style>
    <style:style style:name="P576" style:parent-style-name="Normální" style:family="paragraph">
      <style:paragraph-properties style:text-autospace="none" fo:text-align="justify" fo:margin-top="0.1388in" fo:margin-bottom="0.1388in" style:line-height-at-least="0.175in"/>
    </style:style>
    <style:style style:name="T577" style:parent-style-name="Standardnípísmoodstavce" style:family="text">
      <style:text-properties style:font-name-complex="Calibri" style:font-size-complex="11.5pt" fo:language="en" fo:country="US"/>
    </style:style>
    <style:style style:name="T578" style:parent-style-name="Standardnípísmoodstavce" style:family="text">
      <style:text-properties style:font-name-complex="Calibri" style:font-size-complex="11.5pt"/>
    </style:style>
    <style:style style:name="P579" style:parent-style-name="Normální" style:family="paragraph">
      <style:paragraph-properties style:text-autospace="none" fo:text-align="justify" fo:margin-top="0.1388in" fo:margin-bottom="0.1388in" style:line-height-at-least="0.175in"/>
    </style:style>
    <style:style style:name="T580" style:parent-style-name="Standardnípísmoodstavce" style:family="text">
      <style:text-properties style:font-name-complex="Calibri" style:font-size-complex="11.5pt" fo:language="en" fo:country="US"/>
    </style:style>
    <style:style style:name="T581" style:parent-style-name="Standardnípísmoodstavce" style:family="text">
      <style:text-properties style:font-name-complex="Calibri" style:font-size-complex="11.5pt"/>
    </style:style>
    <style:style style:name="P582" style:parent-style-name="Normální" style:family="paragraph">
      <style:paragraph-properties style:text-autospace="none" fo:text-align="justify" fo:margin-top="0.1388in" fo:margin-bottom="0.1388in" style:line-height-at-least="0.175in"/>
    </style:style>
    <style:style style:name="T583" style:parent-style-name="Standardnípísmoodstavce" style:family="text">
      <style:text-properties style:font-name-complex="Calibri" style:font-size-complex="11.5pt" fo:language="en" fo:country="US"/>
    </style:style>
    <style:style style:name="T584" style:parent-style-name="Standardnípísmoodstavce" style:family="text">
      <style:text-properties style:font-name-complex="Calibri" style:font-size-complex="11.5pt"/>
    </style:style>
    <style:style style:name="T585" style:parent-style-name="Standardnípísmoodstavce" style:family="text">
      <style:text-properties style:font-name-complex="Calibri" style:font-size-complex="11.5pt"/>
    </style:style>
    <style:style style:name="P586" style:parent-style-name="Normální" style:family="paragraph">
      <style:paragraph-properties style:text-autospace="none" fo:text-align="justify" fo:margin-top="0.1388in" fo:margin-bottom="0.1388in" style:line-height-at-least="0.175in"/>
    </style:style>
    <style:style style:name="T587" style:parent-style-name="Standardnípísmoodstavce" style:family="text">
      <style:text-properties style:font-name-complex="Calibri" style:font-size-complex="11.5pt" fo:language="en" fo:country="US"/>
    </style:style>
    <style:style style:name="T588" style:parent-style-name="Standardnípísmoodstavce" style:family="text">
      <style:text-properties style:font-name-complex="Calibri" style:font-size-complex="11.5pt"/>
    </style:style>
    <style:style style:name="P589" style:parent-style-name="Normální" style:family="paragraph">
      <style:paragraph-properties style:text-autospace="none" fo:text-align="justify" fo:margin-top="0.1388in" fo:margin-bottom="0.1388in" style:line-height-at-least="0.175in"/>
    </style:style>
    <style:style style:name="T590" style:parent-style-name="Standardnípísmoodstavce" style:family="text">
      <style:text-properties style:font-name-complex="Calibri" style:font-size-complex="11.5pt" fo:language="en" fo:country="US"/>
    </style:style>
    <style:style style:name="T591" style:parent-style-name="Standardnípísmoodstavce" style:family="text">
      <style:text-properties style:font-name-complex="Calibri" style:font-size-complex="11.5pt"/>
    </style:style>
    <style:style style:name="T592" style:parent-style-name="Standardnípísmoodstavce" style:family="text">
      <style:text-properties style:font-name-complex="Calibri" style:font-size-complex="11.5pt"/>
    </style:style>
    <style:style style:name="P593" style:parent-style-name="Normální" style:family="paragraph">
      <style:paragraph-properties style:text-autospace="none" fo:text-align="justify" fo:margin-top="0.1388in" fo:margin-bottom="0.1388in" style:line-height-at-least="0.175in"/>
    </style:style>
    <style:style style:name="T594" style:parent-style-name="Standardnípísmoodstavce" style:family="text">
      <style:text-properties style:font-name-complex="Calibri" style:font-size-complex="11.5pt" fo:language="en" fo:country="US"/>
    </style:style>
    <style:style style:name="T595" style:parent-style-name="Standardnípísmoodstavce" style:family="text">
      <style:text-properties style:font-name-complex="Calibri" style:font-size-complex="11.5pt"/>
    </style:style>
    <style:style style:name="P596" style:parent-style-name="Normální" style:family="paragraph">
      <style:paragraph-properties style:text-autospace="none" fo:text-align="justify" fo:margin-top="0.1388in" fo:margin-bottom="0.1388in" style:line-height-at-least="0.175in"/>
    </style:style>
    <style:style style:name="T597" style:parent-style-name="Standardnípísmoodstavce" style:family="text">
      <style:text-properties style:font-name-complex="Calibri" style:font-size-complex="11.5pt" fo:language="en" fo:country="US"/>
    </style:style>
    <style:style style:name="T598" style:parent-style-name="Standardnípísmoodstavce" style:family="text">
      <style:text-properties style:font-name-complex="Calibri" style:font-size-complex="11.5pt" fo:language="en" fo:country="US"/>
    </style:style>
    <style:style style:name="T599" style:parent-style-name="Standardnípísmoodstavce" style:family="text">
      <style:text-properties style:font-name-complex="Calibri" style:font-size-complex="11.5pt" fo:language="en" fo:country="US"/>
    </style:style>
    <style:style style:name="T600" style:parent-style-name="Standardnípísmoodstavce" style:family="text">
      <style:text-properties style:font-name-complex="Calibri" style:font-size-complex="11.5pt" fo:language="en" fo:country="US"/>
    </style:style>
    <style:style style:name="T601" style:parent-style-name="Standardnípísmoodstavce" style:family="text">
      <style:text-properties style:font-name-complex="Calibri" style:font-size-complex="11.5pt" fo:language="en" fo:country="US"/>
    </style:style>
    <style:style style:name="T602" style:parent-style-name="Standardnípísmoodstavce" style:family="text">
      <style:text-properties style:font-name-complex="Calibri" style:font-size-complex="11.5pt"/>
    </style:style>
    <style:style style:name="P603" style:parent-style-name="Normální" style:family="paragraph">
      <style:paragraph-properties style:text-autospace="none" fo:text-align="justify" fo:margin-top="0.1388in" fo:margin-bottom="0.1388in" style:line-height-at-least="0.175in"/>
    </style:style>
    <style:style style:name="T604" style:parent-style-name="Standardnípísmoodstavce" style:family="text">
      <style:text-properties style:font-name-complex="Calibri" style:font-size-complex="11.5pt" fo:language="en" fo:country="US"/>
    </style:style>
    <style:style style:name="T605" style:parent-style-name="Standardnípísmoodstavce" style:family="text">
      <style:text-properties style:font-name-complex="Calibri" style:font-size-complex="11.5pt"/>
    </style:style>
    <style:style style:name="P606" style:parent-style-name="Normální" style:family="paragraph">
      <style:paragraph-properties style:text-autospace="none" fo:text-align="justify" fo:margin-top="0.1388in" fo:margin-bottom="0.1388in" style:line-height-at-least="0.175in"/>
    </style:style>
    <style:style style:name="T607" style:parent-style-name="Standardnípísmoodstavce" style:family="text">
      <style:text-properties style:font-name-complex="Calibri" style:font-size-complex="11.5pt" fo:language="en" fo:country="US"/>
    </style:style>
    <style:style style:name="T608" style:parent-style-name="Standardnípísmoodstavce" style:family="text">
      <style:text-properties style:font-name-complex="Calibri" style:font-size-complex="11.5pt"/>
    </style:style>
    <style:style style:name="P609" style:parent-style-name="Normální" style:family="paragraph">
      <style:paragraph-properties style:text-autospace="none" fo:text-align="justify" fo:margin-top="0.1388in" fo:margin-bottom="0.1388in" style:line-height-at-least="0.175in"/>
    </style:style>
    <style:style style:name="T610" style:parent-style-name="Standardnípísmoodstavce" style:family="text">
      <style:text-properties style:font-name-complex="Calibri" style:font-size-complex="11.5pt" fo:language="en" fo:country="US"/>
    </style:style>
    <style:style style:name="T611" style:parent-style-name="Standardnípísmoodstavce" style:family="text">
      <style:text-properties style:font-name-complex="Calibri" style:font-size-complex="11.5pt"/>
    </style:style>
    <style:style style:name="P612" style:parent-style-name="Normální" style:family="paragraph">
      <style:paragraph-properties style:text-autospace="none" fo:text-align="justify" fo:margin-top="0.1388in" fo:margin-bottom="0.1388in" style:line-height-at-least="0.175in"/>
    </style:style>
    <style:style style:name="T613" style:parent-style-name="Standardnípísmoodstavce" style:family="text">
      <style:text-properties style:font-name-complex="Calibri" style:font-size-complex="11.5pt" fo:language="en" fo:country="US"/>
    </style:style>
    <style:style style:name="T614" style:parent-style-name="Standardnípísmoodstavce" style:family="text">
      <style:text-properties style:font-name-complex="Calibri" style:font-size-complex="11.5pt"/>
    </style:style>
    <style:style style:name="T615" style:parent-style-name="Standardnípísmoodstavce" style:family="text">
      <style:text-properties style:font-name-complex="Calibri" style:font-size-complex="11.5pt"/>
    </style:style>
    <style:style style:name="P616" style:parent-style-name="Normální" style:family="paragraph">
      <style:paragraph-properties style:text-autospace="none" fo:text-align="justify" fo:margin-top="0.1388in" fo:margin-bottom="0.1388in" style:line-height-at-least="0.175in"/>
    </style:style>
    <style:style style:name="T617" style:parent-style-name="Standardnípísmoodstavce" style:family="text">
      <style:text-properties style:font-name-complex="Calibri" style:font-size-complex="11.5pt" fo:language="en" fo:country="US"/>
    </style:style>
    <style:style style:name="T618" style:parent-style-name="Standardnípísmoodstavce" style:family="text">
      <style:text-properties style:font-name-complex="Calibri" style:font-size-complex="11.5pt"/>
    </style:style>
    <style:style style:name="P619" style:parent-style-name="Normální" style:family="paragraph">
      <style:paragraph-properties style:text-autospace="none" fo:text-align="justify" fo:margin-top="0.1388in" fo:margin-bottom="0.1388in" style:line-height-at-least="0.175in"/>
    </style:style>
    <style:style style:name="T620" style:parent-style-name="Standardnípísmoodstavce" style:family="text">
      <style:text-properties style:font-name-complex="Calibri" style:font-size-complex="11.5pt" fo:language="en" fo:country="US"/>
    </style:style>
    <style:style style:name="T621" style:parent-style-name="Standardnípísmoodstavce" style:family="text">
      <style:text-properties style:font-name-complex="Calibri" style:font-size-complex="11.5pt"/>
    </style:style>
    <style:style style:name="T622" style:parent-style-name="Standardnípísmoodstavce" style:family="text">
      <style:text-properties style:font-name-complex="Calibri" style:font-size-complex="11.5pt"/>
    </style:style>
    <style:style style:name="P623" style:parent-style-name="Normální" style:family="paragraph">
      <style:paragraph-properties style:text-autospace="none" fo:text-align="justify" fo:margin-top="0.1388in" fo:margin-bottom="0.1388in" style:line-height-at-least="0.175in"/>
    </style:style>
    <style:style style:name="T624" style:parent-style-name="Standardnípísmoodstavce" style:family="text">
      <style:text-properties style:font-name-complex="Calibri" style:font-size-complex="11.5pt" fo:language="en" fo:country="US"/>
    </style:style>
    <style:style style:name="T625" style:parent-style-name="Standardnípísmoodstavce" style:family="text">
      <style:text-properties style:font-name-complex="Calibri" style:font-size-complex="11.5pt"/>
    </style:style>
    <style:style style:name="P626" style:parent-style-name="Normální" style:family="paragraph">
      <style:paragraph-properties style:text-autospace="none" fo:text-align="justify" fo:margin-top="0.1388in" fo:margin-bottom="0.1388in" style:line-height-at-least="0.175in"/>
    </style:style>
    <style:style style:name="T627" style:parent-style-name="Standardnípísmoodstavce" style:family="text">
      <style:text-properties style:font-name-complex="Calibri" style:font-size-complex="11.5pt" fo:language="en" fo:country="US"/>
    </style:style>
    <style:style style:name="T628" style:parent-style-name="Standardnípísmoodstavce" style:family="text">
      <style:text-properties style:font-name-complex="Calibri" style:font-size-complex="11.5pt"/>
    </style:style>
    <style:style style:name="P629" style:parent-style-name="Normální" style:family="paragraph">
      <style:paragraph-properties style:text-autospace="none" fo:text-align="justify" fo:margin-top="0.1388in" fo:margin-bottom="0.1388in" style:line-height-at-least="0.175in"/>
    </style:style>
    <style:style style:name="T630" style:parent-style-name="Standardnípísmoodstavce" style:family="text">
      <style:text-properties style:font-name-complex="Calibri" style:font-size-complex="11.5pt" fo:language="en" fo:country="US"/>
    </style:style>
    <style:style style:name="T631" style:parent-style-name="Standardnípísmoodstavce" style:family="text">
      <style:text-properties style:font-name-complex="Calibri" style:font-size-complex="11.5pt"/>
    </style:style>
    <style:style style:name="P632" style:parent-style-name="Normální" style:family="paragraph">
      <style:paragraph-properties style:text-autospace="none" fo:text-align="justify" fo:margin-top="0.1388in" fo:margin-bottom="0.1388in" style:line-height-at-least="0.175in"/>
    </style:style>
    <style:style style:name="T633" style:parent-style-name="Standardnípísmoodstavce" style:family="text">
      <style:text-properties style:font-name-complex="Calibri" style:font-size-complex="11.5pt" fo:language="en" fo:country="US"/>
    </style:style>
    <style:style style:name="T634" style:parent-style-name="Standardnípísmoodstavce" style:family="text">
      <style:text-properties style:font-name-complex="Calibri" style:font-size-complex="11.5pt" fo:language="en" fo:country="US"/>
    </style:style>
    <style:style style:name="T635" style:parent-style-name="Standardnípísmoodstavce" style:family="text">
      <style:text-properties style:font-name-complex="Calibri" style:font-size-complex="11.5pt"/>
    </style:style>
    <style:style style:name="P636" style:parent-style-name="Normální" style:family="paragraph">
      <style:paragraph-properties style:text-autospace="none" fo:text-align="justify" fo:margin-top="0.1388in" fo:margin-bottom="0.1388in" style:line-height-at-least="0.175in"/>
    </style:style>
    <style:style style:name="T637" style:parent-style-name="Standardnípísmoodstavce" style:family="text">
      <style:text-properties style:font-name-complex="Calibri" style:font-size-complex="11.5pt" fo:language="en" fo:country="US"/>
    </style:style>
    <style:style style:name="T638" style:parent-style-name="Standardnípísmoodstavce" style:family="text">
      <style:text-properties style:font-name-complex="Calibri" style:font-size-complex="11.5pt"/>
    </style:style>
    <style:style style:name="P639" style:parent-style-name="Normální" style:family="paragraph">
      <style:paragraph-properties style:text-autospace="none" fo:text-align="justify" fo:margin-top="0.1388in" fo:margin-bottom="0.1388in" style:line-height-at-least="0.175in"/>
    </style:style>
    <style:style style:name="T640" style:parent-style-name="Standardnípísmoodstavce" style:family="text">
      <style:text-properties style:font-name-complex="Calibri" style:font-size-complex="11.5pt" fo:language="en" fo:country="US"/>
    </style:style>
    <style:style style:name="T641" style:parent-style-name="Standardnípísmoodstavce" style:family="text">
      <style:text-properties style:font-name-complex="Calibri" style:font-size-complex="11.5pt" fo:language="en" fo:country="US"/>
    </style:style>
    <style:style style:name="T642" style:parent-style-name="Standardnípísmoodstavce" style:family="text">
      <style:text-properties style:font-name-complex="Calibri" style:font-size-complex="11.5pt"/>
    </style:style>
    <style:style style:name="P643" style:parent-style-name="Normální" style:family="paragraph">
      <style:paragraph-properties style:text-autospace="none" fo:text-align="justify" fo:margin-top="0.1388in" fo:margin-bottom="0.1388in" style:line-height-at-least="0.175in"/>
    </style:style>
    <style:style style:name="T644" style:parent-style-name="Standardnípísmoodstavce" style:family="text">
      <style:text-properties style:font-name-complex="Calibri" style:font-size-complex="11.5pt" fo:language="en" fo:country="US"/>
    </style:style>
    <style:style style:name="T645" style:parent-style-name="Standardnípísmoodstavce" style:family="text">
      <style:text-properties style:font-name-complex="Calibri" style:font-size-complex="11.5pt"/>
    </style:style>
    <style:style style:name="P646" style:parent-style-name="Normální" style:family="paragraph">
      <style:paragraph-properties style:text-autospace="none" fo:text-align="justify" fo:margin-top="0.1388in" fo:margin-bottom="0.1388in" style:line-height-at-least="0.175in"/>
    </style:style>
    <style:style style:name="T647" style:parent-style-name="Standardnípísmoodstavce" style:family="text">
      <style:text-properties style:font-name-complex="Calibri" style:font-size-complex="11.5pt" fo:language="en" fo:country="US"/>
    </style:style>
    <style:style style:name="T648" style:parent-style-name="Standardnípísmoodstavce" style:family="text">
      <style:text-properties style:font-name-complex="Calibri" style:font-size-complex="11.5pt"/>
    </style:style>
    <style:style style:name="T649" style:parent-style-name="Standardnípísmoodstavce" style:family="text">
      <style:text-properties style:font-name-complex="Calibri" style:font-size-complex="11.5pt"/>
    </style:style>
    <style:style style:name="P650" style:parent-style-name="Normální" style:family="paragraph">
      <style:paragraph-properties style:text-autospace="none" fo:text-align="justify" fo:margin-top="0.1388in" fo:margin-bottom="0.1388in" style:line-height-at-least="0.175in"/>
    </style:style>
    <style:style style:name="T651" style:parent-style-name="Standardnípísmoodstavce" style:family="text">
      <style:text-properties style:font-name-complex="Calibri" style:font-size-complex="11.5pt" fo:language="en" fo:country="US"/>
    </style:style>
    <style:style style:name="T652" style:parent-style-name="Standardnípísmoodstavce" style:family="text">
      <style:text-properties style:font-name-complex="Calibri" style:font-size-complex="11.5pt"/>
    </style:style>
    <style:style style:name="P653" style:parent-style-name="Normální" style:family="paragraph">
      <style:paragraph-properties style:text-autospace="none" fo:text-align="justify" fo:margin-top="0.1388in" fo:margin-bottom="0.1388in" style:line-height-at-least="0.175in"/>
    </style:style>
    <style:style style:name="T654" style:parent-style-name="Standardnípísmoodstavce" style:family="text">
      <style:text-properties style:font-name-complex="Calibri" style:font-size-complex="11.5pt" fo:language="en" fo:country="US"/>
    </style:style>
    <style:style style:name="T655" style:parent-style-name="Standardnípísmoodstavce" style:family="text">
      <style:text-properties style:font-name-complex="Calibri" style:font-size-complex="11.5pt"/>
    </style:style>
    <style:style style:name="P656" style:parent-style-name="Normální" style:family="paragraph">
      <style:paragraph-properties style:text-autospace="none" fo:text-align="justify" fo:margin-top="0.1388in" fo:margin-bottom="0.1388in" style:line-height-at-least="0.175in"/>
    </style:style>
    <style:style style:name="T657" style:parent-style-name="Standardnípísmoodstavce" style:family="text">
      <style:text-properties style:font-name-complex="Calibri" style:font-size-complex="11.5pt" fo:language="en" fo:country="US"/>
    </style:style>
    <style:style style:name="T658" style:parent-style-name="Standardnípísmoodstavce" style:family="text">
      <style:text-properties style:font-name-complex="Calibri" style:font-size-complex="11.5pt"/>
    </style:style>
    <style:style style:name="P659" style:parent-style-name="Normální" style:family="paragraph">
      <style:paragraph-properties style:text-autospace="none" fo:text-align="justify" fo:margin-top="0.1388in" fo:margin-bottom="0.1388in" style:line-height-at-least="0.175in"/>
    </style:style>
    <style:style style:name="T660" style:parent-style-name="Standardnípísmoodstavce" style:family="text">
      <style:text-properties style:font-name-complex="Calibri" style:font-size-complex="11.5pt" fo:language="en" fo:country="US"/>
    </style:style>
    <style:style style:name="T661" style:parent-style-name="Standardnípísmoodstavce" style:family="text">
      <style:text-properties style:font-name-complex="Calibri" style:font-size-complex="11.5pt"/>
    </style:style>
    <style:style style:name="T662" style:parent-style-name="Standardnípísmoodstavce" style:family="text">
      <style:text-properties style:font-name-complex="Calibri" style:font-size-complex="11.5pt"/>
    </style:style>
    <style:style style:name="P663" style:parent-style-name="Normální" style:family="paragraph">
      <style:paragraph-properties style:text-autospace="none" fo:text-align="justify" fo:margin-top="0.1388in" fo:margin-bottom="0.1388in" style:line-height-at-least="0.175in"/>
    </style:style>
    <style:style style:name="T664" style:parent-style-name="Standardnípísmoodstavce" style:family="text">
      <style:text-properties style:font-name-complex="Calibri" style:font-size-complex="11.5pt" fo:language="en" fo:country="US"/>
    </style:style>
    <style:style style:name="T665" style:parent-style-name="Standardnípísmoodstavce" style:family="text">
      <style:text-properties style:font-name-complex="Calibri" style:font-size-complex="11.5pt"/>
    </style:style>
    <style:style style:name="P666" style:parent-style-name="Normální" style:family="paragraph">
      <style:paragraph-properties style:text-autospace="none" fo:text-align="justify" fo:margin-top="0.1388in" fo:margin-bottom="0.1388in" style:line-height-at-least="0.175in"/>
    </style:style>
    <style:style style:name="T667" style:parent-style-name="Standardnípísmoodstavce" style:family="text">
      <style:text-properties style:font-name-complex="Calibri" style:font-size-complex="11.5pt" fo:language="en" fo:country="US"/>
    </style:style>
    <style:style style:name="T668" style:parent-style-name="Standardnípísmoodstavce" style:family="text">
      <style:text-properties style:font-name-complex="Calibri" style:font-size-complex="11.5pt"/>
    </style:style>
    <style:style style:name="T669" style:parent-style-name="Standardnípísmoodstavce" style:family="text">
      <style:text-properties style:font-name-complex="Calibri" style:font-size-complex="11.5pt"/>
    </style:style>
    <style:style style:name="P670" style:parent-style-name="Normální" style:family="paragraph">
      <style:paragraph-properties style:text-autospace="none" fo:text-align="justify" fo:margin-top="0.1388in" fo:margin-bottom="0.1388in" style:line-height-at-least="0.175in"/>
    </style:style>
    <style:style style:name="T671" style:parent-style-name="Standardnípísmoodstavce" style:family="text">
      <style:text-properties style:font-name-complex="Calibri" style:font-size-complex="11.5pt" fo:language="en" fo:country="US"/>
    </style:style>
    <style:style style:name="T672" style:parent-style-name="Standardnípísmoodstavce" style:family="text">
      <style:text-properties style:font-name-complex="Calibri" style:font-size-complex="11.5pt"/>
    </style:style>
    <style:style style:name="P673" style:parent-style-name="Normální" style:family="paragraph">
      <style:paragraph-properties style:text-autospace="none" fo:text-align="justify" fo:margin-top="0.1388in" fo:margin-bottom="0.1388in" style:line-height-at-least="0.175in"/>
    </style:style>
    <style:style style:name="T674" style:parent-style-name="Standardnípísmoodstavce" style:family="text">
      <style:text-properties style:font-name-complex="Calibri" style:font-size-complex="11.5pt" fo:language="en" fo:country="US"/>
    </style:style>
    <style:style style:name="T675" style:parent-style-name="Standardnípísmoodstavce" style:family="text">
      <style:text-properties style:font-name-complex="Calibri" style:font-size-complex="11.5pt"/>
    </style:style>
    <style:style style:name="T676" style:parent-style-name="Standardnípísmoodstavce" style:family="text">
      <style:text-properties style:font-name-complex="Calibri" style:font-size-complex="11.5pt"/>
    </style:style>
    <style:style style:name="P677" style:parent-style-name="Normální" style:family="paragraph">
      <style:paragraph-properties style:text-autospace="none" fo:text-align="justify" fo:margin-top="0.1388in" fo:margin-bottom="0.1388in" style:line-height-at-least="0.175in"/>
    </style:style>
    <style:style style:name="T678" style:parent-style-name="Standardnípísmoodstavce" style:family="text">
      <style:text-properties style:font-name-complex="Calibri" style:font-size-complex="11.5pt" fo:language="en" fo:country="US"/>
    </style:style>
    <style:style style:name="T679" style:parent-style-name="Standardnípísmoodstavce" style:family="text">
      <style:text-properties style:font-name-complex="Calibri" style:font-size-complex="11.5pt"/>
    </style:style>
    <style:style style:name="P680" style:parent-style-name="Normální" style:family="paragraph">
      <style:paragraph-properties style:text-autospace="none" fo:text-align="justify" fo:margin-top="0.1388in" fo:margin-bottom="0.1388in" style:line-height-at-least="0.175in"/>
    </style:style>
    <style:style style:name="T681" style:parent-style-name="Standardnípísmoodstavce" style:family="text">
      <style:text-properties style:font-name-complex="Calibri" style:font-size-complex="11.5pt" fo:language="en" fo:country="US"/>
    </style:style>
    <style:style style:name="T682" style:parent-style-name="Standardnípísmoodstavce" style:family="text">
      <style:text-properties style:font-name-complex="Calibri" style:font-size-complex="11.5pt"/>
    </style:style>
    <style:style style:name="T683" style:parent-style-name="Standardnípísmoodstavce" style:family="text">
      <style:text-properties style:font-name-complex="Calibri" style:font-size-complex="11.5pt"/>
    </style:style>
    <style:style style:name="P684" style:parent-style-name="Normální" style:family="paragraph">
      <style:paragraph-properties style:text-autospace="none" fo:text-align="justify" fo:margin-top="0.1388in" fo:margin-bottom="0.1388in" style:line-height-at-least="0.175in"/>
    </style:style>
    <style:style style:name="T685" style:parent-style-name="Standardnípísmoodstavce" style:family="text">
      <style:text-properties style:font-name-complex="Calibri" style:font-size-complex="11.5pt" fo:language="en" fo:country="US"/>
    </style:style>
    <style:style style:name="T686" style:parent-style-name="Standardnípísmoodstavce" style:family="text">
      <style:text-properties style:font-name-complex="Calibri" style:font-size-complex="11.5pt"/>
    </style:style>
    <style:style style:name="P687" style:parent-style-name="Normální" style:family="paragraph">
      <style:paragraph-properties style:text-autospace="none" fo:text-align="justify" fo:margin-top="0.1388in" fo:margin-bottom="0.1388in" style:line-height-at-least="0.175in"/>
    </style:style>
    <style:style style:name="T688" style:parent-style-name="Standardnípísmoodstavce" style:family="text">
      <style:text-properties style:font-name-complex="Calibri" style:font-size-complex="11.5pt" fo:language="en" fo:country="US"/>
    </style:style>
    <style:style style:name="T689" style:parent-style-name="Standardnípísmoodstavce" style:family="text">
      <style:text-properties style:font-name-complex="Calibri" style:font-size-complex="11.5pt"/>
    </style:style>
    <style:style style:name="T690" style:parent-style-name="Standardnípísmoodstavce" style:family="text">
      <style:text-properties style:font-name-complex="Calibri" style:font-size-complex="11.5pt"/>
    </style:style>
    <style:style style:name="P691" style:parent-style-name="Normální" style:family="paragraph">
      <style:paragraph-properties style:text-autospace="none" fo:text-align="justify" fo:margin-top="0.1388in" fo:margin-bottom="0.1388in" style:line-height-at-least="0.175in"/>
    </style:style>
    <style:style style:name="T692" style:parent-style-name="Standardnípísmoodstavce" style:family="text">
      <style:text-properties style:font-name-complex="Calibri" style:font-size-complex="11.5pt" fo:language="en" fo:country="US"/>
    </style:style>
    <style:style style:name="T693" style:parent-style-name="Standardnípísmoodstavce" style:family="text">
      <style:text-properties style:font-name-complex="Calibri" style:font-size-complex="11.5pt"/>
    </style:style>
    <style:style style:name="P694" style:parent-style-name="Normální" style:family="paragraph">
      <style:paragraph-properties style:text-autospace="none" fo:text-align="justify" fo:margin-top="0.1388in" fo:margin-bottom="0.1388in" style:line-height-at-least="0.175in"/>
    </style:style>
    <style:style style:name="T695" style:parent-style-name="Standardnípísmoodstavce" style:family="text">
      <style:text-properties style:font-name-complex="Calibri" style:font-size-complex="11.5pt" fo:language="en" fo:country="US"/>
    </style:style>
    <style:style style:name="T696" style:parent-style-name="Standardnípísmoodstavce" style:family="text">
      <style:text-properties style:font-name-complex="Calibri" style:font-size-complex="11.5pt" fo:language="en" fo:country="US"/>
    </style:style>
    <style:style style:name="T697" style:parent-style-name="Standardnípísmoodstavce" style:family="text">
      <style:text-properties style:font-name-complex="Calibri" style:font-size-complex="11.5pt" fo:language="en" fo:country="US"/>
    </style:style>
    <style:style style:name="T698" style:parent-style-name="Standardnípísmoodstavce" style:family="text">
      <style:text-properties style:font-name-complex="Calibri" style:font-size-complex="11.5pt"/>
    </style:style>
    <style:style style:name="P699" style:parent-style-name="Normální" style:family="paragraph">
      <style:paragraph-properties style:text-autospace="none" fo:text-align="justify" fo:margin-top="0.1388in" fo:margin-bottom="0.1388in" style:line-height-at-least="0.175in"/>
    </style:style>
    <style:style style:name="T700" style:parent-style-name="Standardnípísmoodstavce" style:family="text">
      <style:text-properties style:font-name-complex="Calibri" style:font-size-complex="11.5pt" fo:language="en" fo:country="US"/>
    </style:style>
    <style:style style:name="T701" style:parent-style-name="Standardnípísmoodstavce" style:family="text">
      <style:text-properties style:font-name-complex="Calibri" style:font-size-complex="11.5pt"/>
    </style:style>
    <style:style style:name="P702" style:parent-style-name="Normální" style:family="paragraph">
      <style:paragraph-properties style:text-autospace="none" fo:text-align="justify" fo:margin-top="0.1388in" fo:margin-bottom="0.1388in" style:line-height-at-least="0.175in"/>
    </style:style>
    <style:style style:name="T703" style:parent-style-name="Standardnípísmoodstavce" style:family="text">
      <style:text-properties style:font-name-complex="Calibri" style:font-size-complex="11.5pt" fo:language="en" fo:country="US"/>
    </style:style>
    <style:style style:name="T704" style:parent-style-name="Standardnípísmoodstavce" style:family="text">
      <style:text-properties style:font-name-complex="Calibri" style:font-size-complex="11.5pt"/>
    </style:style>
    <style:style style:name="T705" style:parent-style-name="Standardnípísmoodstavce" style:family="text">
      <style:text-properties style:font-name-complex="Calibri" style:font-size-complex="11.5pt"/>
    </style:style>
    <style:style style:name="P706" style:parent-style-name="Normální" style:family="paragraph">
      <style:paragraph-properties style:text-autospace="none" fo:text-align="justify" fo:margin-top="0.1388in" fo:margin-bottom="0.1388in" style:line-height-at-least="0.175in"/>
    </style:style>
    <style:style style:name="T707" style:parent-style-name="Standardnípísmoodstavce" style:family="text">
      <style:text-properties style:font-name-complex="Calibri" style:font-size-complex="11.5pt" fo:language="en" fo:country="US"/>
    </style:style>
    <style:style style:name="T708" style:parent-style-name="Standardnípísmoodstavce" style:family="text">
      <style:text-properties style:font-name-complex="Calibri" style:font-size-complex="11.5pt"/>
    </style:style>
    <style:style style:name="P709"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710" style:parent-style-name="Normální" style:family="paragraph">
      <style:paragraph-properties style:text-autospace="none" fo:text-align="justify" fo:margin-top="0.1388in" fo:margin-bottom="0.1388in" style:line-height-at-least="0.175in"/>
    </style:style>
    <style:style style:name="T711" style:parent-style-name="Standardnípísmoodstavce" style:family="text">
      <style:text-properties style:font-name-complex="Calibri" style:font-size-complex="11.5pt" fo:language="en" fo:country="US"/>
    </style:style>
    <style:style style:name="T712" style:parent-style-name="Standardnípísmoodstavce" style:family="text">
      <style:text-properties style:font-name-complex="Calibri" style:font-size-complex="11.5pt"/>
    </style:style>
    <style:style style:name="P713" style:parent-style-name="Normální" style:family="paragraph">
      <style:paragraph-properties style:text-autospace="none" fo:text-align="justify" fo:margin-top="0.1388in" fo:margin-bottom="0.1388in" style:line-height-at-least="0.175in"/>
    </style:style>
    <style:style style:name="T714" style:parent-style-name="Standardnípísmoodstavce" style:family="text">
      <style:text-properties style:font-name-complex="Calibri" style:font-size-complex="11.5pt" fo:language="en" fo:country="US"/>
    </style:style>
    <style:style style:name="T715" style:parent-style-name="Standardnípísmoodstavce" style:family="text">
      <style:text-properties style:font-name-complex="Calibri" style:font-size-complex="11.5pt"/>
    </style:style>
    <style:style style:name="T716" style:parent-style-name="Standardnípísmoodstavce" style:family="text">
      <style:text-properties style:font-name-complex="Calibri" style:font-size-complex="11.5pt"/>
    </style:style>
    <style:style style:name="P717" style:parent-style-name="Normální" style:family="paragraph">
      <style:paragraph-properties style:text-autospace="none" fo:text-align="justify" fo:margin-top="0.1388in" fo:margin-bottom="0.1388in" style:line-height-at-least="0.175in"/>
    </style:style>
    <style:style style:name="T718" style:parent-style-name="Standardnípísmoodstavce" style:family="text">
      <style:text-properties style:font-name-complex="Calibri" style:font-size-complex="11.5pt" fo:language="en" fo:country="US"/>
    </style:style>
    <style:style style:name="T719" style:parent-style-name="Standardnípísmoodstavce" style:family="text">
      <style:text-properties style:font-name-complex="Calibri" style:font-size-complex="11.5pt"/>
    </style:style>
    <style:style style:name="P720" style:parent-style-name="Normální" style:family="paragraph">
      <style:paragraph-properties style:text-autospace="none" fo:text-align="justify" fo:margin-top="0.1388in" fo:margin-bottom="0.1388in" style:line-height-at-least="0.175in"/>
    </style:style>
    <style:style style:name="T721" style:parent-style-name="Standardnípísmoodstavce" style:family="text">
      <style:text-properties style:font-name-complex="Calibri" style:font-size-complex="11.5pt" fo:language="en" fo:country="US"/>
    </style:style>
    <style:style style:name="T722" style:parent-style-name="Standardnípísmoodstavce" style:family="text">
      <style:text-properties style:font-name-complex="Calibri" style:font-size-complex="11.5pt"/>
    </style:style>
    <style:style style:name="T723" style:parent-style-name="Standardnípísmoodstavce" style:family="text">
      <style:text-properties style:font-name-complex="Calibri" style:font-size-complex="11.5pt"/>
    </style:style>
    <style:style style:name="P724" style:parent-style-name="Normální" style:family="paragraph">
      <style:paragraph-properties style:text-autospace="none" fo:text-align="justify" fo:margin-top="0.1388in" fo:margin-bottom="0.1388in" style:line-height-at-least="0.175in"/>
    </style:style>
    <style:style style:name="T725" style:parent-style-name="Standardnípísmoodstavce" style:family="text">
      <style:text-properties style:font-name-complex="Calibri" style:font-size-complex="11.5pt" fo:language="en" fo:country="US"/>
    </style:style>
    <style:style style:name="T726" style:parent-style-name="Standardnípísmoodstavce" style:family="text">
      <style:text-properties style:font-name-complex="Calibri" style:font-size-complex="11.5pt"/>
    </style:style>
    <style:style style:name="P727" style:parent-style-name="Normální" style:family="paragraph">
      <style:paragraph-properties style:text-autospace="none" fo:text-align="justify" fo:margin-top="0.1388in" fo:margin-bottom="0.1388in" style:line-height-at-least="0.175in"/>
    </style:style>
    <style:style style:name="T728" style:parent-style-name="Standardnípísmoodstavce" style:family="text">
      <style:text-properties style:font-name-complex="Calibri" style:font-size-complex="11.5pt" fo:language="en" fo:country="US"/>
    </style:style>
    <style:style style:name="T729" style:parent-style-name="Standardnípísmoodstavce" style:family="text">
      <style:text-properties style:font-name-complex="Calibri" style:font-size-complex="11.5pt"/>
    </style:style>
    <style:style style:name="P730"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731" style:parent-style-name="Normální" style:family="paragraph">
      <style:paragraph-properties style:text-autospace="none" fo:text-align="justify" fo:margin-top="0.1388in" fo:margin-bottom="0.1388in" style:line-height-at-least="0.175in"/>
    </style:style>
    <style:style style:name="T732" style:parent-style-name="Standardnípísmoodstavce" style:family="text">
      <style:text-properties style:font-name-complex="Calibri" style:font-size-complex="11.5pt" fo:language="en" fo:country="US"/>
    </style:style>
    <style:style style:name="T733" style:parent-style-name="Standardnípísmoodstavce" style:family="text">
      <style:text-properties style:font-name-complex="Calibri" style:font-size-complex="11.5pt"/>
    </style:style>
    <style:style style:name="T734" style:parent-style-name="Standardnípísmoodstavce" style:family="text">
      <style:text-properties style:font-name-complex="Calibri" style:font-size-complex="11.5pt"/>
    </style:style>
    <style:style style:name="T735" style:parent-style-name="Standardnípísmoodstavce" style:family="text">
      <style:text-properties style:font-name-complex="Calibri" fo:font-weight="bold" style:font-weight-asian="bold" style:font-weight-complex="bold" style:font-size-complex="11.5pt"/>
    </style:style>
    <style:style style:name="T736" style:parent-style-name="Standardnípísmoodstavce" style:family="text">
      <style:text-properties style:font-name-complex="Calibri" style:font-size-complex="11.5pt"/>
    </style:style>
    <style:style style:name="T737" style:parent-style-name="Standardnípísmoodstavce" style:family="text">
      <style:text-properties style:font-name-complex="Calibri" style:font-size-complex="11.5pt"/>
    </style:style>
    <style:style style:name="T738" style:parent-style-name="Standardnípísmoodstavce" style:family="text">
      <style:text-properties style:font-name-complex="Calibri" style:font-size-complex="11.5pt"/>
    </style:style>
    <style:style style:name="P739" style:parent-style-name="Normální" style:family="paragraph">
      <style:paragraph-properties fo:keep-with-next="always" style:text-autospace="none" fo:margin-top="0.3333in" fo:margin-bottom="0.1666in" style:line-height-at-least="0.175in"/>
      <style:text-properties style:font-name-complex="Calibri" fo:font-weight="bold" style:font-weight-asian="bold" style:font-weight-complex="bold" fo:color="#008576" fo:font-size="12pt" style:font-size-asian="12pt" fo:language="en" fo:country="US"/>
    </style:style>
    <style:style style:name="P740" style:parent-style-name="Normální" style:family="paragraph">
      <style:paragraph-properties style:text-autospace="none" fo:text-align="justify" fo:margin-top="0.1388in" fo:margin-bottom="0.1388in" style:line-height-at-least="0.175in"/>
    </style:style>
    <style:style style:name="T741" style:parent-style-name="Standardnípísmoodstavce" style:family="text">
      <style:text-properties style:font-name-complex="Calibri" style:font-size-complex="11.5pt" fo:language="en" fo:country="US"/>
    </style:style>
    <style:style style:name="T742" style:parent-style-name="Standardnípísmoodstavce" style:family="text">
      <style:text-properties style:font-name-complex="Calibri" style:font-size-complex="11.5pt" fo:language="en" fo:country="US"/>
    </style:style>
    <style:style style:name="T743" style:parent-style-name="Standardnípísmoodstavce" style:family="text">
      <style:text-properties style:font-name-complex="Calibri" fo:font-weight="bold" style:font-weight-asian="bold" style:font-weight-complex="bold" style:font-size-complex="11.5pt"/>
    </style:style>
    <style:style style:name="T744" style:parent-style-name="Standardnípísmoodstavce" style:family="text">
      <style:text-properties style:font-name-complex="Calibri" style:font-size-complex="11.5pt"/>
    </style:style>
    <style:style style:name="T745" style:parent-style-name="Standardnípísmoodstavce" style:family="text">
      <style:text-properties style:font-name-complex="Calibri" style:font-size-complex="11.5pt"/>
    </style:style>
    <style:style style:name="T746" style:parent-style-name="Standardnípísmoodstavce" style:family="text">
      <style:text-properties style:font-name-complex="Calibri" style:font-size-complex="11.5pt"/>
    </style:style>
    <style:style style:name="T747" style:parent-style-name="Standardnípísmoodstavce" style:family="text">
      <style:text-properties style:font-name-complex="Calibri" style:font-size-complex="11.5pt"/>
    </style:style>
    <style:style style:name="T748" style:parent-style-name="Standardnípísmoodstavce" style:family="text">
      <style:text-properties style:font-name-complex="Calibri" style:font-size-complex="11.5pt"/>
    </style:style>
    <style:style style:name="T749" style:parent-style-name="Standardnípísmoodstavce" style:family="text">
      <style:text-properties style:font-name-complex="Calibri" style:font-size-complex="11.5pt"/>
    </style:style>
    <style:style style:name="T750" style:parent-style-name="Standardnípísmoodstavce" style:family="text">
      <style:text-properties style:font-name-complex="Calibri" style:font-size-complex="11.5pt"/>
    </style:style>
    <style:style style:name="T751" style:parent-style-name="Standardnípísmoodstavce" style:family="text">
      <style:text-properties style:font-name-complex="Calibri" style:font-size-complex="11.5pt"/>
    </style:style>
    <style:style style:name="T752" style:parent-style-name="Standardnípísmoodstavce" style:family="text">
      <style:text-properties style:font-name-complex="Calibri" style:font-size-complex="11.5pt"/>
    </style:style>
    <style:style style:name="P753" style:parent-style-name="Normální" style:family="paragraph">
      <style:paragraph-properties fo:keep-with-next="always" style:text-autospace="none" fo:margin-top="0.3333in" fo:margin-bottom="0.1666in" style:line-height-at-least="0.175in"/>
    </style:style>
    <style:style style:name="T754" style:parent-style-name="Standardnípísmoodstavce" style:family="text">
      <style:text-properties style:font-name-complex="Calibri" fo:font-weight="bold" style:font-weight-asian="bold" style:font-weight-complex="bold" fo:color="#008576" fo:font-size="12pt" style:font-size-asian="12pt" fo:language="en" fo:country="US"/>
    </style:style>
    <style:style style:name="T755" style:parent-style-name="Standardnípísmoodstavce" style:family="text">
      <style:text-properties style:font-name-complex="Calibri" fo:font-weight="bold" style:font-weight-asian="bold" style:font-weight-complex="bold" fo:color="#008576" fo:font-size="12pt" style:font-size-asian="12pt"/>
    </style:style>
    <style:style style:name="P756" style:parent-style-name="Normální" style:family="paragraph">
      <style:paragraph-properties style:text-autospace="none" fo:text-align="justify" fo:margin-top="0.1388in" fo:margin-bottom="0.1388in" style:line-height-at-least="0.175in"/>
    </style:style>
    <style:style style:name="T757" style:parent-style-name="Standardnípísmoodstavce" style:family="text">
      <style:text-properties style:font-name-complex="Calibri" style:font-size-complex="11.5pt" fo:language="en" fo:country="US"/>
    </style:style>
    <style:style style:name="T758" style:parent-style-name="Standardnípísmoodstavce" style:family="text">
      <style:text-properties style:font-name-complex="Calibri" style:font-size-complex="11.5pt"/>
    </style:style>
    <style:style style:name="T759" style:parent-style-name="Standardnípísmoodstavce" style:family="text">
      <style:text-properties style:font-name-complex="Calibri" style:font-size-complex="11.5pt"/>
    </style:style>
    <style:style style:name="T760" style:parent-style-name="Standardnípísmoodstavce" style:family="text">
      <style:text-properties style:font-name-complex="Calibri" style:font-size-complex="11.5pt"/>
    </style:style>
    <style:style style:name="T761" style:parent-style-name="Standardnípísmoodstavce" style:family="text">
      <style:text-properties style:font-name-complex="Calibri" style:font-size-complex="11.5pt"/>
    </style:style>
    <style:style style:name="T762" style:parent-style-name="Standardnípísmoodstavce" style:family="text">
      <style:text-properties style:font-name-complex="Calibri" style:font-size-complex="11.5pt"/>
    </style:style>
    <style:style style:name="T763" style:parent-style-name="Standardnípísmoodstavce" style:family="text">
      <style:text-properties style:font-name-complex="Calibri" style:font-size-complex="11.5pt"/>
    </style:style>
    <style:style style:name="P764" style:parent-style-name="Normální" style:family="paragraph">
      <style:paragraph-properties style:text-autospace="none" fo:text-align="justify" fo:margin-top="0.1388in" fo:margin-bottom="0.1388in" style:line-height-at-least="0.175in"/>
    </style:style>
    <style:style style:name="T765" style:parent-style-name="Standardnípísmoodstavce" style:family="text">
      <style:text-properties style:font-name-complex="Calibri" style:font-size-complex="11.5pt" fo:language="en" fo:country="US"/>
    </style:style>
    <style:style style:name="T766" style:parent-style-name="Standardnípísmoodstavce" style:family="text">
      <style:text-properties style:font-name-complex="Calibri" style:font-size-complex="11.5pt" fo:language="en" fo:country="US"/>
    </style:style>
    <style:style style:name="T767" style:parent-style-name="Standardnípísmoodstavce" style:family="text">
      <style:text-properties style:font-name-complex="Calibri" style:font-size-complex="11.5pt"/>
    </style:style>
    <style:style style:name="P768" style:parent-style-name="Normální" style:family="paragraph">
      <style:paragraph-properties style:text-autospace="none" fo:text-align="justify" fo:margin-top="0.1388in" fo:margin-bottom="0.1388in" style:line-height-at-least="0.175in"/>
    </style:style>
    <style:style style:name="T769" style:parent-style-name="Standardnípísmoodstavce" style:family="text">
      <style:text-properties style:font-name-complex="Calibri" style:font-size-complex="11.5pt" fo:language="en" fo:country="US"/>
    </style:style>
    <style:style style:name="T770" style:parent-style-name="Standardnípísmoodstavce" style:family="text">
      <style:text-properties style:font-name-complex="Calibri" style:font-size-complex="11.5pt"/>
    </style:style>
    <style:style style:name="P771" style:parent-style-name="Normální" style:family="paragraph">
      <style:paragraph-properties style:text-autospace="none" fo:text-align="justify" fo:margin-top="0.1388in" fo:margin-bottom="0.1388in" style:line-height-at-least="0.175in"/>
    </style:style>
    <style:style style:name="T772" style:parent-style-name="Standardnípísmoodstavce" style:family="text">
      <style:text-properties style:font-name-complex="Calibri" fo:font-style="italic" style:font-style-asian="italic" style:font-style-complex="italic" style:font-size-complex="11.5pt" fo:language="en" fo:country="US"/>
    </style:style>
    <style:style style:name="T773" style:parent-style-name="Standardnípísmoodstavce" style:family="text">
      <style:text-properties style:font-name-complex="Calibri" style:font-size-complex="11.5pt" fo:language="en" fo:country="US"/>
    </style:style>
    <style:style style:name="T774" style:parent-style-name="Standardnípísmoodstavce" style:family="text">
      <style:text-properties style:font-name-complex="Calibri" style:font-size-complex="11.5pt" fo:language="en" fo:country="US"/>
    </style:style>
    <style:style style:name="P775" style:parent-style-name="Normální" style:family="paragraph">
      <style:paragraph-properties style:text-autospace="none" fo:text-align="justify" fo:margin-top="0.1388in" fo:margin-bottom="0.1388in" style:line-height-at-least="0.175in"/>
    </style:style>
    <style:style style:name="T776" style:parent-style-name="Standardnípísmoodstavce" style:family="text">
      <style:text-properties style:font-name-complex="Calibri" style:font-size-complex="11.5pt" fo:language="en" fo:country="US"/>
    </style:style>
    <style:style style:name="T777" style:parent-style-name="Standardnípísmoodstavce" style:family="text">
      <style:text-properties style:font-name-complex="Calibri" style:font-size-complex="11.5pt"/>
    </style:style>
    <style:style style:name="P778" style:parent-style-name="Normální" style:family="paragraph">
      <style:paragraph-properties style:text-autospace="none" fo:text-align="justify" fo:margin-top="0.1388in" fo:margin-bottom="0.1388in" style:line-height-at-least="0.175in"/>
    </style:style>
    <style:style style:name="T779" style:parent-style-name="Standardnípísmoodstavce" style:family="text">
      <style:text-properties style:font-name-complex="Calibri" style:font-size-complex="11.5pt" fo:language="en" fo:country="US"/>
    </style:style>
    <style:style style:name="T780" style:parent-style-name="Standardnípísmoodstavce" style:family="text">
      <style:text-properties style:font-name-complex="Calibri" style:font-size-complex="11.5pt"/>
    </style:style>
    <style:style style:name="T781" style:parent-style-name="Standardnípísmoodstavce" style:family="text">
      <style:text-properties style:font-name-complex="Calibri" style:font-size-complex="11.5pt"/>
    </style:style>
    <style:style style:name="P782" style:parent-style-name="Normální" style:family="paragraph">
      <style:paragraph-properties style:text-autospace="none" fo:text-align="justify" fo:margin-top="0.1388in" fo:margin-bottom="0.1388in" style:line-height-at-least="0.175in"/>
    </style:style>
    <style:style style:name="T783" style:parent-style-name="Standardnípísmoodstavce" style:family="text">
      <style:text-properties style:font-name-complex="Calibri" style:font-size-complex="11.5pt" fo:language="en" fo:country="US"/>
    </style:style>
    <style:style style:name="T784" style:parent-style-name="Standardnípísmoodstavce" style:family="text">
      <style:text-properties style:font-name-complex="Calibri" style:font-size-complex="11.5pt"/>
    </style:style>
    <style:style style:name="P785" style:parent-style-name="Normální" style:family="paragraph">
      <style:paragraph-properties style:text-autospace="none" fo:text-align="justify" fo:margin-top="0.1388in" fo:margin-bottom="0.1388in" style:line-height-at-least="0.175in"/>
    </style:style>
    <style:style style:name="T786" style:parent-style-name="Standardnípísmoodstavce" style:family="text">
      <style:text-properties style:font-name-complex="Calibri" style:font-size-complex="11.5pt" fo:language="en" fo:country="US"/>
    </style:style>
    <style:style style:name="T787" style:parent-style-name="Standardnípísmoodstavce" style:family="text">
      <style:text-properties style:font-name-complex="Calibri" style:font-size-complex="11.5pt" fo:language="en" fo:country="US"/>
    </style:style>
    <style:style style:name="T788" style:parent-style-name="Standardnípísmoodstavce" style:family="text">
      <style:text-properties style:font-name-complex="Calibri" style:font-size-complex="11.5pt"/>
    </style:style>
    <style:style style:name="P789"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790" style:parent-style-name="Normální" style:family="paragraph">
      <style:paragraph-properties style:text-autospace="none" fo:text-align="justify" fo:margin-top="0.1388in" fo:margin-bottom="0.1388in" style:line-height-at-least="0.175in"/>
    </style:style>
    <style:style style:name="T791" style:parent-style-name="Standardnípísmoodstavce" style:family="text">
      <style:text-properties style:font-name-complex="Calibri" fo:font-style="italic" style:font-style-asian="italic" style:font-style-complex="italic" style:font-size-complex="11.5pt" fo:language="en" fo:country="US"/>
    </style:style>
    <style:style style:name="T792" style:parent-style-name="Standardnípísmoodstavce" style:family="text">
      <style:text-properties style:font-name-complex="Calibri" fo:font-style="italic" style:font-style-asian="italic" style:font-style-complex="italic" style:font-size-complex="11.5pt"/>
    </style:style>
    <style:style style:name="T793" style:parent-style-name="Standardnípísmoodstavce" style:family="text">
      <style:text-properties style:font-name-complex="Calibri" style:font-size-complex="11.5pt"/>
    </style:style>
    <style:style style:name="T794" style:parent-style-name="Standardnípísmoodstavce" style:family="text">
      <style:text-properties style:font-name-complex="Calibri" style:font-size-complex="11.5pt"/>
    </style:style>
    <style:style style:name="P795" style:parent-style-name="Normální" style:family="paragraph">
      <style:paragraph-properties style:text-autospace="none" fo:text-align="justify" fo:margin-top="0.1388in" fo:margin-bottom="0.1388in" style:line-height-at-least="0.175in"/>
    </style:style>
    <style:style style:name="T796" style:parent-style-name="Standardnípísmoodstavce" style:family="text">
      <style:text-properties style:font-name-complex="Calibri" style:font-size-complex="11.5pt" fo:language="en" fo:country="US"/>
    </style:style>
    <style:style style:name="T797" style:parent-style-name="Standardnípísmoodstavce" style:family="text">
      <style:text-properties style:font-name-complex="Calibri" style:font-size-complex="11.5pt"/>
    </style:style>
    <style:style style:name="P798" style:parent-style-name="Normální" style:family="paragraph">
      <style:paragraph-properties style:text-autospace="none" fo:text-align="justify" fo:margin-top="0.1388in" fo:margin-bottom="0.1388in" style:line-height-at-least="0.175in"/>
    </style:style>
    <style:style style:name="T799" style:parent-style-name="Standardnípísmoodstavce" style:family="text">
      <style:text-properties style:font-name-complex="Calibri" style:font-size-complex="11.5pt" fo:language="en" fo:country="US"/>
    </style:style>
    <style:style style:name="T800" style:parent-style-name="Standardnípísmoodstavce" style:family="text">
      <style:text-properties style:font-name-complex="Calibri" style:font-size-complex="11.5pt"/>
    </style:style>
    <style:style style:name="P801" style:parent-style-name="Normální" style:family="paragraph">
      <style:paragraph-properties style:text-autospace="none" fo:text-align="justify" fo:margin-top="0.1388in" fo:margin-bottom="0.1388in" style:line-height-at-least="0.175in"/>
    </style:style>
    <style:style style:name="T802" style:parent-style-name="Standardnípísmoodstavce" style:family="text">
      <style:text-properties style:font-name-complex="Calibri" style:font-size-complex="11.5pt" fo:language="en" fo:country="US"/>
    </style:style>
    <style:style style:name="T803" style:parent-style-name="Standardnípísmoodstavce" style:family="text">
      <style:text-properties style:font-name-complex="Calibri" style:font-size-complex="11.5pt"/>
    </style:style>
    <style:style style:name="T804" style:parent-style-name="Standardnípísmoodstavce" style:family="text">
      <style:text-properties style:font-name-complex="Calibri" style:font-size-complex="11.5pt"/>
    </style:style>
    <style:style style:name="P805" style:parent-style-name="Normální" style:family="paragraph">
      <style:paragraph-properties style:text-autospace="none" fo:text-align="justify" fo:margin-top="0.1388in" fo:margin-bottom="0.1388in" style:line-height-at-least="0.175in"/>
    </style:style>
    <style:style style:name="T806" style:parent-style-name="Standardnípísmoodstavce" style:family="text">
      <style:text-properties style:font-name-complex="Calibri" style:font-size-complex="11.5pt" fo:language="en" fo:country="US"/>
    </style:style>
    <style:style style:name="T807" style:parent-style-name="Standardnípísmoodstavce" style:family="text">
      <style:text-properties style:font-name-complex="Calibri" style:font-size-complex="11.5pt"/>
    </style:style>
    <style:style style:name="T808"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809"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810"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811" style:parent-style-name="Standardnípísmoodstavce" style:family="text">
      <style:text-properties style:font-name-complex="Calibri" style:font-size-complex="11.5pt"/>
    </style:style>
    <style:style style:name="P812" style:parent-style-name="Normální" style:family="paragraph">
      <style:paragraph-properties style:text-autospace="none" fo:text-align="justify" fo:margin-top="0.1388in" fo:margin-bottom="0.1388in" style:line-height-at-least="0.175in"/>
    </style:style>
    <style:style style:name="T813" style:parent-style-name="Standardnípísmoodstavce" style:family="text">
      <style:text-properties style:font-name-complex="Calibri" style:font-size-complex="11.5pt" fo:language="en" fo:country="US"/>
    </style:style>
    <style:style style:name="T814" style:parent-style-name="Standardnípísmoodstavce" style:family="text">
      <style:text-properties style:font-name-complex="Calibri" style:font-size-complex="11.5pt"/>
    </style:style>
    <style:style style:name="T815" style:parent-style-name="Standardnípísmoodstavce" style:family="text">
      <style:text-properties style:font-name-complex="Calibri" style:font-size-complex="11.5pt"/>
    </style:style>
    <style:style style:name="P816" style:parent-style-name="Normální" style:family="paragraph">
      <style:paragraph-properties style:text-autospace="none" fo:text-align="justify" fo:margin-top="0.1388in" fo:margin-bottom="0.1388in" style:line-height-at-least="0.175in"/>
    </style:style>
    <style:style style:name="T817" style:parent-style-name="Standardnípísmoodstavce" style:family="text">
      <style:text-properties style:font-name-complex="Calibri" style:font-size-complex="11.5pt" fo:language="en" fo:country="US"/>
    </style:style>
    <style:style style:name="T818" style:parent-style-name="Standardnípísmoodstavce" style:family="text">
      <style:text-properties style:font-name-complex="Calibri" style:font-size-complex="11.5pt"/>
    </style:style>
    <style:style style:name="T819" style:parent-style-name="Standardnípísmoodstavce" style:family="text">
      <style:text-properties style:font-name-complex="Calibri" style:font-size-complex="11.5pt"/>
    </style:style>
    <style:style style:name="P820" style:parent-style-name="Normální" style:family="paragraph">
      <style:paragraph-properties style:text-autospace="none" fo:text-align="justify" fo:margin-top="0.1388in" fo:margin-bottom="0.1388in" style:line-height-at-least="0.175in"/>
    </style:style>
    <style:style style:name="T821" style:parent-style-name="Standardnípísmoodstavce" style:family="text">
      <style:text-properties style:font-name-complex="Calibri" style:font-size-complex="11.5pt" fo:language="en" fo:country="US"/>
    </style:style>
    <style:style style:name="T822" style:parent-style-name="Standardnípísmoodstavce" style:family="text">
      <style:text-properties style:font-name-complex="Calibri" style:font-size-complex="11.5pt"/>
    </style:style>
    <style:style style:name="T823" style:parent-style-name="Standardnípísmoodstavce" style:family="text">
      <style:text-properties style:font-name-complex="Calibri" style:font-size-complex="11.5pt"/>
    </style:style>
    <style:style style:name="P824" style:parent-style-name="Normální" style:family="paragraph">
      <style:paragraph-properties style:text-autospace="none" fo:text-align="justify" fo:margin-top="0.1388in" fo:margin-bottom="0.1388in" style:line-height-at-least="0.175in"/>
    </style:style>
    <style:style style:name="T825" style:parent-style-name="Standardnípísmoodstavce" style:family="text">
      <style:text-properties style:font-name-complex="Calibri" style:font-size-complex="11.5pt" fo:language="en" fo:country="US"/>
    </style:style>
    <style:style style:name="T826" style:parent-style-name="Standardnípísmoodstavce" style:family="text">
      <style:text-properties style:font-name-complex="Calibri" style:font-size-complex="11.5pt" fo:language="en" fo:country="US"/>
    </style:style>
    <style:style style:name="T827" style:parent-style-name="Standardnípísmoodstavce" style:family="text">
      <style:text-properties style:font-name-complex="Calibri" style:font-size-complex="11.5pt"/>
    </style:style>
    <style:style style:name="T828"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P829" style:parent-style-name="Normální" style:family="paragraph">
      <style:paragraph-properties style:text-autospace="none" fo:text-align="justify" fo:margin-top="0.1388in" fo:margin-bottom="0.1388in" style:line-height-at-least="0.175in"/>
    </style:style>
    <style:style style:name="T830" style:parent-style-name="Standardnípísmoodstavce" style:family="text">
      <style:text-properties style:font-name-complex="Calibri" style:font-size-complex="11.5pt" fo:language="en" fo:country="US"/>
    </style:style>
    <style:style style:name="T831" style:parent-style-name="Standardnípísmoodstavce" style:family="text">
      <style:text-properties style:font-name-complex="Calibri" style:font-size-complex="11.5pt"/>
    </style:style>
    <style:style style:name="P832" style:parent-style-name="Normální" style:family="paragraph">
      <style:paragraph-properties style:text-autospace="none" fo:text-align="justify" fo:margin-top="0.1388in" fo:margin-bottom="0.1388in" style:line-height-at-least="0.175in"/>
    </style:style>
    <style:style style:name="T833" style:parent-style-name="Standardnípísmoodstavce" style:family="text">
      <style:text-properties style:font-name-complex="Calibri" style:font-size-complex="11.5pt" fo:language="en" fo:country="US"/>
    </style:style>
    <style:style style:name="T834" style:parent-style-name="Standardnípísmoodstavce" style:family="text">
      <style:text-properties style:font-name-complex="Calibri" style:font-size-complex="11.5pt"/>
    </style:style>
    <style:style style:name="T835"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T836"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T837" style:parent-style-name="Standardnípísmoodstavce" style:family="text">
      <style:text-properties style:font-name-complex="Calibri" fo:font-weight="bold" style:font-weight-asian="bold" style:font-weight-complex="bold" style:font-size-complex="11.5pt" style:text-underline-type="single" style:text-underline-style="solid" style:text-underline-width="auto" style:text-underline-mode="continuous"/>
    </style:style>
    <style:style style:name="T838" style:parent-style-name="Standardnípísmoodstavce" style:family="text">
      <style:text-properties style:font-name-complex="Calibri" style:font-size-complex="11.5pt"/>
    </style:style>
    <style:style style:name="P839" style:parent-style-name="Normální" style:family="paragraph">
      <style:paragraph-properties style:text-autospace="none" fo:text-align="justify" fo:margin-top="0.1388in" fo:margin-bottom="0.1388in" style:line-height-at-least="0.175in"/>
    </style:style>
    <style:style style:name="T840"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84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842"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84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P844" style:parent-style-name="Normální" style:family="paragraph">
      <style:paragraph-properties style:text-autospace="none" fo:text-align="justify" fo:margin-top="0.1388in" fo:margin-bottom="0.1388in" style:line-height-at-least="0.175in"/>
    </style:style>
    <style:style style:name="T845" style:parent-style-name="Standardnípísmoodstavce" style:family="text">
      <style:text-properties style:font-name-complex="Calibri" style:font-size-complex="11.5pt" fo:language="en" fo:country="US"/>
    </style:style>
    <style:style style:name="T846" style:parent-style-name="Standardnípísmoodstavce" style:family="text">
      <style:text-properties style:font-name-complex="Calibri" style:font-size-complex="11.5pt"/>
    </style:style>
    <style:style style:name="P847" style:parent-style-name="Normální" style:family="paragraph">
      <style:paragraph-properties style:text-autospace="none" fo:text-align="justify" fo:margin-top="0.1388in" fo:margin-bottom="0.1388in" style:line-height-at-least="0.175in"/>
    </style:style>
    <style:style style:name="T848" style:parent-style-name="Standardnípísmoodstavce" style:family="text">
      <style:text-properties style:font-name-complex="Calibri" style:font-size-complex="11.5pt" fo:language="en" fo:country="US"/>
    </style:style>
    <style:style style:name="T849" style:parent-style-name="Standardnípísmoodstavce" style:family="text">
      <style:text-properties style:font-name-complex="Calibri" style:font-size-complex="11.5pt"/>
    </style:style>
    <style:style style:name="T850" style:parent-style-name="Standardnípísmoodstavce" style:family="text">
      <style:text-properties style:font-name-complex="Calibri" fo:font-weight="bold" style:font-weight-asian="bold" style:font-weight-complex="bold" style:font-size-complex="11.5pt"/>
    </style:style>
    <style:style style:name="P851"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852" style:parent-style-name="Normální" style:family="paragraph">
      <style:paragraph-properties style:text-autospace="none" fo:text-align="justify" fo:margin-top="0.1388in" fo:margin-bottom="0.1388in" style:line-height-at-least="0.175in"/>
    </style:style>
    <style:style style:name="T853" style:parent-style-name="Standardnípísmoodstavce" style:family="text">
      <style:text-properties style:font-name-complex="Calibri" style:font-size-complex="11.5pt" fo:language="en" fo:country="US"/>
    </style:style>
    <style:style style:name="T854" style:parent-style-name="Standardnípísmoodstavce" style:family="text">
      <style:text-properties style:font-name-complex="Calibri" style:font-size-complex="11.5pt"/>
    </style:style>
    <style:style style:name="T855" style:parent-style-name="Standardnípísmoodstavce" style:family="text">
      <style:text-properties style:font-name-complex="Calibri" style:font-size-complex="11.5pt"/>
    </style:style>
    <style:style style:name="P856" style:parent-style-name="Normální" style:family="paragraph">
      <style:paragraph-properties style:text-autospace="none" fo:text-align="justify" fo:margin-top="0.1388in" fo:margin-bottom="0.1388in" style:line-height-at-least="0.175in"/>
    </style:style>
    <style:style style:name="T857" style:parent-style-name="Standardnípísmoodstavce" style:family="text">
      <style:text-properties style:font-name-complex="Calibri" style:font-size-complex="11.5pt" fo:language="en" fo:country="US"/>
    </style:style>
    <style:style style:name="T858" style:parent-style-name="Standardnípísmoodstavce" style:family="text">
      <style:text-properties style:font-name-complex="Calibri" style:font-size-complex="11.5pt"/>
    </style:style>
    <style:style style:name="T859" style:parent-style-name="Standardnípísmoodstavce" style:family="text">
      <style:text-properties style:font-name-complex="Calibri" style:font-size-complex="11.5pt"/>
    </style:style>
    <style:style style:name="P860" style:parent-style-name="Normální" style:family="paragraph">
      <style:paragraph-properties style:text-autospace="none" fo:text-align="justify" fo:margin-top="0.1388in" fo:margin-bottom="0.1388in" style:line-height-at-least="0.175in"/>
    </style:style>
    <style:style style:name="T861" style:parent-style-name="Standardnípísmoodstavce" style:family="text">
      <style:text-properties style:font-name-complex="Calibri" style:font-size-complex="11.5pt" fo:language="en" fo:country="US"/>
    </style:style>
    <style:style style:name="T862" style:parent-style-name="Standardnípísmoodstavce" style:family="text">
      <style:text-properties style:font-name-complex="Calibri" style:font-size-complex="11.5pt"/>
    </style:style>
    <style:style style:name="T863" style:parent-style-name="Standardnípísmoodstavce" style:family="text">
      <style:text-properties style:font-name-complex="Calibri" style:font-size-complex="11.5pt"/>
    </style:style>
    <style:style style:name="T864" style:parent-style-name="Standardnípísmoodstavce" style:family="text">
      <style:text-properties style:font-name-complex="Calibri" style:font-size-complex="11.5pt"/>
    </style:style>
    <style:style style:name="P865" style:parent-style-name="Normální" style:family="paragraph">
      <style:paragraph-properties style:text-autospace="none" fo:text-align="justify" fo:margin-top="0.1388in" fo:margin-bottom="0.1388in" style:line-height-at-least="0.175in"/>
    </style:style>
    <style:style style:name="T866" style:parent-style-name="Standardnípísmoodstavce" style:family="text">
      <style:text-properties style:font-name-complex="Calibri" style:font-size-complex="11.5pt" fo:language="en" fo:country="US"/>
    </style:style>
    <style:style style:name="T867" style:parent-style-name="Standardnípísmoodstavce" style:family="text">
      <style:text-properties style:font-name-complex="Calibri" style:font-size-complex="11.5pt" fo:language="en" fo:country="US"/>
    </style:style>
    <style:style style:name="T868" style:parent-style-name="Standardnípísmoodstavce" style:family="text">
      <style:text-properties style:font-name-complex="Calibri" style:font-size-complex="11.5pt" fo:language="en" fo:country="US"/>
    </style:style>
    <style:style style:name="T869" style:parent-style-name="Standardnípísmoodstavce" style:family="text">
      <style:text-properties style:font-name-complex="Calibri" style:font-size-complex="11.5pt" fo:language="en" fo:country="US"/>
    </style:style>
    <style:style style:name="T870" style:parent-style-name="Standardnípísmoodstavce" style:family="text">
      <style:text-properties style:font-name-complex="Calibri" style:font-size-complex="11.5pt" fo:language="en" fo:country="US"/>
    </style:style>
    <style:style style:name="T871" style:parent-style-name="Standardnípísmoodstavce" style:family="text">
      <style:text-properties style:font-name-complex="Calibri" style:font-size-complex="11.5pt"/>
    </style:style>
    <style:style style:name="T872" style:parent-style-name="Standardnípísmoodstavce" style:family="text">
      <style:text-properties style:font-name-complex="Calibri" style:font-size-complex="11.5pt"/>
    </style:style>
    <style:style style:name="P873" style:parent-style-name="Normální" style:family="paragraph">
      <style:paragraph-properties style:text-autospace="none" fo:text-align="justify" fo:margin-top="0.1388in" fo:margin-bottom="0.1388in" style:line-height-at-least="0.175in"/>
    </style:style>
    <style:style style:name="T874" style:parent-style-name="Standardnípísmoodstavce" style:family="text">
      <style:text-properties style:font-name-complex="Calibri" style:font-size-complex="11.5pt" fo:language="en" fo:country="US"/>
    </style:style>
    <style:style style:name="T875" style:parent-style-name="Standardnípísmoodstavce" style:family="text">
      <style:text-properties style:font-name-complex="Calibri" style:font-size-complex="11.5pt" fo:language="en" fo:country="US"/>
    </style:style>
    <style:style style:name="T876" style:parent-style-name="Standardnípísmoodstavce" style:family="text">
      <style:text-properties style:font-name-complex="Calibri" style:font-size-complex="11.5pt"/>
    </style:style>
    <style:style style:name="T877" style:parent-style-name="Standardnípísmoodstavce" style:family="text">
      <style:text-properties style:font-name-complex="Calibri" style:font-size-complex="11.5pt"/>
    </style:style>
    <style:style style:name="T878" style:parent-style-name="Standardnípísmoodstavce" style:family="text">
      <style:text-properties style:font-name-complex="Calibri" style:font-size-complex="11.5pt"/>
    </style:style>
    <style:style style:name="P879" style:parent-style-name="Normální" style:family="paragraph">
      <style:paragraph-properties style:text-autospace="none" fo:text-align="justify" fo:margin-top="0.1388in" fo:margin-bottom="0.1388in" style:line-height-at-least="0.175in"/>
    </style:style>
    <style:style style:name="T880" style:parent-style-name="Standardnípísmoodstavce" style:family="text">
      <style:text-properties style:font-name-complex="Calibri" style:font-size-complex="11.5pt" fo:language="en" fo:country="US"/>
    </style:style>
    <style:style style:name="T881" style:parent-style-name="Standardnípísmoodstavce" style:family="text">
      <style:text-properties style:font-name-complex="Calibri" style:font-size-complex="11.5pt"/>
    </style:style>
    <style:style style:name="T882" style:parent-style-name="Standardnípísmoodstavce" style:family="text">
      <style:text-properties style:font-name-complex="Calibri" style:font-size-complex="11.5pt"/>
    </style:style>
    <style:style style:name="P883" style:parent-style-name="Normální" style:family="paragraph">
      <style:paragraph-properties style:text-autospace="none" fo:text-align="justify" fo:margin-top="0.1388in" fo:margin-bottom="0.1388in" style:line-height-at-least="0.175in"/>
    </style:style>
    <style:style style:name="T884" style:parent-style-name="Standardnípísmoodstavce" style:family="text">
      <style:text-properties style:font-name-complex="Calibri" style:font-size-complex="11.5pt" fo:language="en" fo:country="US"/>
    </style:style>
    <style:style style:name="T885" style:parent-style-name="Standardnípísmoodstavce" style:family="text">
      <style:text-properties style:font-name-complex="Calibri" style:font-size-complex="11.5pt"/>
    </style:style>
    <style:style style:name="T886" style:parent-style-name="Standardnípísmoodstavce" style:family="text">
      <style:text-properties style:font-name-complex="Calibri" style:font-size-complex="11.5pt"/>
    </style:style>
    <style:style style:name="P887" style:parent-style-name="Normální" style:family="paragraph">
      <style:paragraph-properties style:text-autospace="none" fo:text-align="justify" fo:margin-top="0.1388in" fo:margin-bottom="0.1388in" style:line-height-at-least="0.175in"/>
    </style:style>
    <style:style style:name="T888" style:parent-style-name="Standardnípísmoodstavce" style:family="text">
      <style:text-properties style:font-name-complex="Calibri" style:font-size-complex="11.5pt" fo:language="en" fo:country="US"/>
    </style:style>
    <style:style style:name="T889" style:parent-style-name="Standardnípísmoodstavce" style:family="text">
      <style:text-properties style:font-name-complex="Calibri" style:font-size-complex="11.5pt"/>
    </style:style>
    <style:style style:name="T890" style:parent-style-name="Standardnípísmoodstavce" style:family="text">
      <style:text-properties style:font-name-complex="Calibri" style:font-size-complex="11.5pt"/>
    </style:style>
    <style:style style:name="P891" style:parent-style-name="Normální" style:family="paragraph">
      <style:paragraph-properties style:text-autospace="none" fo:text-align="justify" fo:margin-top="0.1388in" fo:margin-bottom="0.1388in" style:line-height-at-least="0.175in"/>
    </style:style>
    <style:style style:name="T892" style:parent-style-name="Standardnípísmoodstavce" style:family="text">
      <style:text-properties style:font-name-complex="Calibri" style:font-size-complex="11.5pt" fo:language="en" fo:country="US"/>
    </style:style>
    <style:style style:name="T893" style:parent-style-name="Standardnípísmoodstavce" style:family="text">
      <style:text-properties style:font-name-complex="Calibri" style:font-size-complex="11.5pt"/>
    </style:style>
    <style:style style:name="T894" style:parent-style-name="Standardnípísmoodstavce" style:family="text">
      <style:text-properties style:font-name-complex="Calibri" style:font-size-complex="11.5pt"/>
    </style:style>
    <style:style style:name="P895" style:parent-style-name="Normální" style:family="paragraph">
      <style:paragraph-properties style:text-autospace="none" fo:text-align="justify" fo:margin-top="0.1388in" fo:margin-bottom="0.1388in" style:line-height-at-least="0.175in"/>
    </style:style>
    <style:style style:name="T896" style:parent-style-name="Standardnípísmoodstavce" style:family="text">
      <style:text-properties style:font-name-complex="Calibri" style:font-size-complex="11.5pt" fo:language="en" fo:country="US"/>
    </style:style>
    <style:style style:name="T897" style:parent-style-name="Standardnípísmoodstavce" style:family="text">
      <style:text-properties style:font-name-complex="Calibri" style:font-size-complex="11.5pt"/>
    </style:style>
    <style:style style:name="T898" style:parent-style-name="Standardnípísmoodstavce" style:family="text">
      <style:text-properties style:font-name-complex="Calibri" style:font-size-complex="11.5pt"/>
    </style:style>
    <style:style style:name="P899" style:parent-style-name="Normální" style:family="paragraph">
      <style:paragraph-properties style:text-autospace="none" fo:text-align="justify" fo:margin-top="0.1388in" fo:margin-bottom="0.1388in" style:line-height-at-least="0.175in"/>
    </style:style>
    <style:style style:name="T900" style:parent-style-name="Standardnípísmoodstavce" style:family="text">
      <style:text-properties style:font-name-complex="Calibri" style:font-size-complex="11.5pt" fo:language="en" fo:country="US"/>
    </style:style>
    <style:style style:name="T901" style:parent-style-name="Standardnípísmoodstavce" style:family="text">
      <style:text-properties style:font-name-complex="Calibri" style:font-size-complex="11.5pt" fo:language="en" fo:country="US"/>
    </style:style>
    <style:style style:name="T902" style:parent-style-name="Standardnípísmoodstavce" style:family="text">
      <style:text-properties style:font-name-complex="Calibri" style:font-size-complex="11.5pt"/>
    </style:style>
    <style:style style:name="P903" style:parent-style-name="Normální" style:family="paragraph">
      <style:paragraph-properties style:text-autospace="none" fo:text-align="justify" fo:margin-top="0.1388in" fo:margin-bottom="0.1388in" style:line-height-at-least="0.175in"/>
    </style:style>
    <style:style style:name="T904" style:parent-style-name="Standardnípísmoodstavce" style:family="text">
      <style:text-properties style:font-name-complex="Calibri" style:font-size-complex="11.5pt" fo:language="en" fo:country="US"/>
    </style:style>
    <style:style style:name="T905" style:parent-style-name="Standardnípísmoodstavce" style:family="text">
      <style:text-properties style:font-name-complex="Calibri" style:font-size-complex="11.5pt"/>
    </style:style>
    <style:style style:name="T906" style:parent-style-name="Standardnípísmoodstavce" style:family="text">
      <style:text-properties style:font-name-complex="Calibri" style:font-size-complex="11.5pt"/>
    </style:style>
    <style:style style:name="P907" style:parent-style-name="Normální" style:family="paragraph">
      <style:paragraph-properties style:text-autospace="none" fo:text-align="justify" fo:margin-top="0.1388in" fo:margin-bottom="0.1388in" style:line-height-at-least="0.175in"/>
    </style:style>
    <style:style style:name="T908" style:parent-style-name="Standardnípísmoodstavce" style:family="text">
      <style:text-properties style:font-name-complex="Calibri" style:font-size-complex="11.5pt" fo:language="en" fo:country="US"/>
    </style:style>
    <style:style style:name="T909" style:parent-style-name="Standardnípísmoodstavce" style:family="text">
      <style:text-properties style:font-name-complex="Calibri" style:font-size-complex="11.5pt"/>
    </style:style>
    <style:style style:name="T910" style:parent-style-name="Standardnípísmoodstavce" style:family="text">
      <style:text-properties style:font-name-complex="Calibri" style:font-size-complex="11.5pt"/>
    </style:style>
    <style:style style:name="P911" style:parent-style-name="Normální" style:family="paragraph">
      <style:paragraph-properties style:text-autospace="none" fo:text-align="justify" fo:margin-top="0.1388in" fo:margin-bottom="0.1388in" style:line-height-at-least="0.175in"/>
    </style:style>
    <style:style style:name="T912" style:parent-style-name="Standardnípísmoodstavce" style:family="text">
      <style:text-properties style:font-name-complex="Calibri" style:font-size-complex="11.5pt" fo:language="en" fo:country="US"/>
    </style:style>
    <style:style style:name="T913" style:parent-style-name="Standardnípísmoodstavce" style:family="text">
      <style:text-properties style:font-name-complex="Calibri" style:font-size-complex="11.5pt"/>
    </style:style>
    <style:style style:name="P914" style:parent-style-name="Normální" style:family="paragraph">
      <style:paragraph-properties style:text-autospace="none" fo:text-align="justify" fo:margin-top="0.1388in" fo:margin-bottom="0.1388in" style:line-height-at-least="0.175in"/>
    </style:style>
    <style:style style:name="T915"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916"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fo:language="en" fo:country="US"/>
    </style:style>
    <style:style style:name="T917"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text-underline-type="single" style:text-underline-style="solid" style:text-underline-width="auto" style:text-underline-mode="continuous"/>
    </style:style>
    <style:style style:name="T918"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919"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920"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921"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922"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923"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924" style:parent-style-name="Normální" style:family="paragraph">
      <style:paragraph-properties style:text-autospace="none" fo:text-align="justify" fo:margin-top="0.1388in" fo:margin-bottom="0.1388in" style:line-height-at-least="0.175in"/>
    </style:style>
    <style:style style:name="T925" style:parent-style-name="Standardnípísmoodstavce" style:family="text">
      <style:text-properties style:font-name-complex="Calibri" fo:font-weight="bold" style:font-weight-asian="bold" style:font-weight-complex="bold" style:font-size-complex="11.5pt" fo:language="en" fo:country="US"/>
    </style:style>
    <style:style style:name="T926" style:parent-style-name="Standardnípísmoodstavce" style:family="text">
      <style:text-properties style:font-name-complex="Calibri" fo:font-weight="bold" style:font-weight-asian="bold" style:font-weight-complex="bold" style:font-size-complex="11.5pt"/>
    </style:style>
    <style:style style:name="P927" style:parent-style-name="Normální" style:family="paragraph">
      <style:paragraph-properties style:text-autospace="none" fo:text-align="justify" fo:margin-top="0.1388in" fo:margin-bottom="0.1388in" style:line-height-at-least="0.175in"/>
    </style:style>
    <style:style style:name="T928" style:parent-style-name="Standardnípísmoodstavce" style:family="text">
      <style:text-properties style:font-name-complex="Calibri" style:font-size-complex="11.5pt" fo:language="en" fo:country="US"/>
    </style:style>
    <style:style style:name="T929" style:parent-style-name="Standardnípísmoodstavce" style:family="text">
      <style:text-properties style:font-name-complex="Calibri" style:font-size-complex="11.5pt"/>
    </style:style>
    <style:style style:name="T930" style:parent-style-name="Standardnípísmoodstavce" style:family="text">
      <style:text-properties style:font-name-complex="Calibri" style:font-size-complex="11.5pt"/>
    </style:style>
    <style:style style:name="T931" style:parent-style-name="Standardnípísmoodstavce" style:family="text">
      <style:text-properties style:font-name-complex="Calibri" style:font-size-complex="11.5pt"/>
    </style:style>
    <style:style style:name="P932" style:parent-style-name="Normální" style:family="paragraph">
      <style:paragraph-properties style:text-autospace="none" fo:text-align="justify" fo:margin-top="0.1388in" fo:margin-bottom="0.1388in" style:line-height-at-least="0.175in"/>
    </style:style>
    <style:style style:name="T933" style:parent-style-name="Standardnípísmoodstavce" style:family="text">
      <style:text-properties style:font-name-complex="Calibri" style:font-size-complex="11.5pt" fo:language="en" fo:country="US"/>
    </style:style>
    <style:style style:name="T934" style:parent-style-name="Standardnípísmoodstavce" style:family="text">
      <style:text-properties style:font-name-complex="Calibri" style:font-size-complex="11.5pt"/>
    </style:style>
    <style:style style:name="T935" style:parent-style-name="Standardnípísmoodstavce" style:family="text">
      <style:text-properties style:font-name-complex="Calibri" style:font-size-complex="11.5pt"/>
    </style:style>
    <style:style style:name="T936" style:parent-style-name="Standardnípísmoodstavce" style:family="text">
      <style:text-properties style:font-name-complex="Calibri" style:font-size-complex="11.5pt"/>
    </style:style>
    <style:style style:name="T937" style:parent-style-name="Standardnípísmoodstavce" style:family="text">
      <style:text-properties style:font-name-complex="Calibri" style:font-size-complex="11.5pt"/>
    </style:style>
    <style:style style:name="P938" style:parent-style-name="Normální" style:family="paragraph">
      <style:paragraph-properties style:text-autospace="none" fo:text-align="justify" fo:margin-top="0.1388in" fo:margin-bottom="0.1388in" style:line-height-at-least="0.175in"/>
    </style:style>
    <style:style style:name="T939" style:parent-style-name="Standardnípísmoodstavce" style:family="text">
      <style:text-properties style:font-name-complex="Calibri" style:font-size-complex="11.5pt" fo:language="en" fo:country="US"/>
    </style:style>
    <style:style style:name="T940" style:parent-style-name="Standardnípísmoodstavce" style:family="text">
      <style:text-properties style:font-name-complex="Calibri" style:font-size-complex="11.5pt"/>
    </style:style>
    <style:style style:name="P941" style:parent-style-name="Normální" style:family="paragraph">
      <style:paragraph-properties style:text-autospace="none" fo:text-align="justify" fo:margin-top="0.1388in" fo:margin-bottom="0.1388in" style:line-height-at-least="0.175in"/>
    </style:style>
    <style:style style:name="T942" style:parent-style-name="Standardnípísmoodstavce" style:family="text">
      <style:text-properties style:font-name-complex="Calibri" style:font-size-complex="11.5pt" fo:language="en" fo:country="US"/>
    </style:style>
    <style:style style:name="T943" style:parent-style-name="Standardnípísmoodstavce" style:family="text">
      <style:text-properties style:font-name-complex="Calibri" style:font-size-complex="11.5pt"/>
    </style:style>
    <style:style style:name="T944" style:parent-style-name="Standardnípísmoodstavce" style:family="text">
      <style:text-properties style:font-name-complex="Calibri" style:font-size-complex="11.5pt"/>
    </style:style>
    <style:style style:name="T945" style:parent-style-name="Standardnípísmoodstavce" style:family="text">
      <style:text-properties style:font-name-complex="Calibri" style:font-size-complex="11.5pt"/>
    </style:style>
    <style:style style:name="T946" style:parent-style-name="Standardnípísmoodstavce" style:family="text">
      <style:text-properties style:font-name-complex="Calibri" style:font-size-complex="11.5pt"/>
    </style:style>
    <style:style style:name="P947" style:parent-style-name="Normální" style:family="paragraph">
      <style:paragraph-properties style:text-autospace="none" fo:text-align="justify" fo:margin-top="0.1388in" fo:margin-bottom="0.1388in" style:line-height-at-least="0.175in"/>
    </style:style>
    <style:style style:name="T948" style:parent-style-name="Standardnípísmoodstavce" style:family="text">
      <style:text-properties style:font-name-complex="Calibri" style:font-size-complex="11.5pt" fo:language="en" fo:country="US"/>
    </style:style>
    <style:style style:name="T949" style:parent-style-name="Standardnípísmoodstavce" style:family="text">
      <style:text-properties style:font-name-complex="Calibri" style:font-size-complex="11.5pt"/>
    </style:style>
    <style:style style:name="T950" style:parent-style-name="Standardnípísmoodstavce" style:family="text">
      <style:text-properties style:font-name-complex="Calibri" style:font-size-complex="11.5pt"/>
    </style:style>
    <style:style style:name="P951" style:parent-style-name="Normální" style:family="paragraph">
      <style:paragraph-properties style:text-autospace="none" fo:text-align="justify" fo:margin-top="0.1388in" fo:margin-bottom="0.1388in" style:line-height-at-least="0.175in"/>
    </style:style>
    <style:style style:name="T952" style:parent-style-name="Standardnípísmoodstavce" style:family="text">
      <style:text-properties style:font-name-complex="Calibri" style:font-size-complex="11.5pt" fo:language="en" fo:country="US"/>
    </style:style>
    <style:style style:name="T953" style:parent-style-name="Standardnípísmoodstavce" style:family="text">
      <style:text-properties style:font-name-complex="Calibri" style:font-size-complex="11.5pt"/>
    </style:style>
    <style:style style:name="P954" style:parent-style-name="Normální" style:family="paragraph">
      <style:paragraph-properties style:text-autospace="none" fo:text-align="justify" fo:margin-top="0.1388in" fo:margin-bottom="0.1388in" style:line-height-at-least="0.175in"/>
    </style:style>
    <style:style style:name="T955" style:parent-style-name="Standardnípísmoodstavce" style:family="text">
      <style:text-properties style:font-name-complex="Calibri" style:font-size-complex="11.5pt" fo:language="en" fo:country="US"/>
    </style:style>
    <style:style style:name="T956" style:parent-style-name="Standardnípísmoodstavce" style:family="text">
      <style:text-properties style:font-name-complex="Calibri" style:font-size-complex="11.5pt"/>
    </style:style>
    <style:style style:name="T957" style:parent-style-name="Standardnípísmoodstavce" style:family="text">
      <style:text-properties style:font-name-complex="Calibri" style:font-size-complex="11.5pt"/>
    </style:style>
    <style:style style:name="T958" style:parent-style-name="Standardnípísmoodstavce" style:family="text">
      <style:text-properties style:font-name-complex="Calibri" style:font-size-complex="11.5pt"/>
    </style:style>
    <style:style style:name="T959" style:parent-style-name="Standardnípísmoodstavce" style:family="text">
      <style:text-properties style:font-name-complex="Calibri" style:font-size-complex="11.5pt"/>
    </style:style>
    <style:style style:name="T960" style:parent-style-name="Standardnípísmoodstavce" style:family="text">
      <style:text-properties style:font-name-complex="Calibri" style:font-size-complex="11.5pt"/>
    </style:style>
    <style:style style:name="P961" style:parent-style-name="Normální" style:family="paragraph">
      <style:paragraph-properties style:text-autospace="none" fo:text-align="justify" fo:margin-top="0.1388in" fo:margin-bottom="0.1388in" style:line-height-at-least="0.175in"/>
    </style:style>
    <style:style style:name="T962" style:parent-style-name="Standardnípísmoodstavce" style:family="text">
      <style:text-properties style:font-name-complex="Calibri" style:font-size-complex="11.5pt" fo:language="en" fo:country="US"/>
    </style:style>
    <style:style style:name="T963" style:parent-style-name="Standardnípísmoodstavce" style:family="text">
      <style:text-properties style:font-name-complex="Calibri" style:font-size-complex="11.5pt" fo:language="en" fo:country="US"/>
    </style:style>
    <style:style style:name="T964" style:parent-style-name="Standardnípísmoodstavce" style:family="text">
      <style:text-properties style:font-name-complex="Calibri" style:font-size-complex="11.5pt"/>
    </style:style>
    <style:style style:name="P965"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966" style:parent-style-name="Normální" style:family="paragraph">
      <style:paragraph-properties style:text-autospace="none" fo:text-align="justify" fo:margin-top="0.1388in" fo:margin-bottom="0.1388in" style:line-height-at-least="0.175in"/>
    </style:style>
    <style:style style:name="T967" style:parent-style-name="Standardnípísmoodstavce" style:family="text">
      <style:text-properties style:font-name-complex="Calibri" style:font-size-complex="11.5pt" fo:language="en" fo:country="US"/>
    </style:style>
    <style:style style:name="T968" style:parent-style-name="Standardnípísmoodstavce" style:family="text">
      <style:text-properties style:font-name-complex="Calibri" style:font-size-complex="11.5pt"/>
    </style:style>
    <style:style style:name="T969" style:parent-style-name="Standardnípísmoodstavce" style:family="text">
      <style:text-properties style:font-name-complex="Calibri" style:font-size-complex="11.5pt"/>
    </style:style>
    <style:style style:name="P970" style:parent-style-name="Normální" style:family="paragraph">
      <style:paragraph-properties style:text-autospace="none" fo:text-align="justify" fo:margin-top="0.1388in" fo:margin-bottom="0.1388in" style:line-height-at-least="0.175in"/>
    </style:style>
    <style:style style:name="T971" style:parent-style-name="Standardnípísmoodstavce" style:family="text">
      <style:text-properties style:font-name-complex="Calibri" style:font-size-complex="11.5pt" fo:language="en" fo:country="US"/>
    </style:style>
    <style:style style:name="T972" style:parent-style-name="Standardnípísmoodstavce" style:family="text">
      <style:text-properties style:font-name-complex="Calibri" style:font-size-complex="11.5pt"/>
    </style:style>
    <style:style style:name="T973"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974" style:parent-style-name="Standardnípísmoodstavce" style:family="text">
      <style:text-properties style:font-name-complex="Calibri" style:font-size-complex="11.5pt" style:text-underline-type="single" style:text-underline-style="solid" style:text-underline-width="auto" style:text-underline-mode="continuous"/>
    </style:style>
    <style:style style:name="T975" style:parent-style-name="Standardnípísmoodstavce" style:family="text">
      <style:text-properties style:font-name-complex="Calibri" style:font-size-complex="11.5pt"/>
    </style:style>
    <style:style style:name="T976" style:parent-style-name="Standardnípísmoodstavce" style:family="text">
      <style:text-properties style:font-name-complex="Calibri" style:font-size-complex="11.5pt"/>
    </style:style>
    <style:style style:name="T977" style:parent-style-name="Standardnípísmoodstavce" style:family="text">
      <style:text-properties style:font-name-complex="Calibri" style:font-size-complex="11.5pt"/>
    </style:style>
    <style:style style:name="P978" style:parent-style-name="Normální" style:family="paragraph">
      <style:paragraph-properties style:text-autospace="none" fo:text-align="justify" fo:margin-top="0.1388in" fo:margin-bottom="0.1388in" style:line-height-at-least="0.175in"/>
    </style:style>
    <style:style style:name="T979" style:parent-style-name="Standardnípísmoodstavce" style:family="text">
      <style:text-properties style:font-name-complex="Calibri" style:font-size-complex="11.5pt" fo:language="en" fo:country="US"/>
    </style:style>
    <style:style style:name="T980" style:parent-style-name="Standardnípísmoodstavce" style:family="text">
      <style:text-properties style:font-name-complex="Calibri" style:font-size-complex="11.5pt"/>
    </style:style>
    <style:style style:name="T981" style:parent-style-name="Standardnípísmoodstavce" style:family="text">
      <style:text-properties style:font-name-complex="Calibri" style:font-size-complex="11.5pt"/>
    </style:style>
    <style:style style:name="T982" style:parent-style-name="Standardnípísmoodstavce" style:family="text">
      <style:text-properties style:font-name-complex="Calibri" style:font-size-complex="11.5pt"/>
    </style:style>
    <style:style style:name="T983" style:parent-style-name="Standardnípísmoodstavce" style:family="text">
      <style:text-properties style:font-name-complex="Calibri" style:font-size-complex="11.5pt"/>
    </style:style>
    <style:style style:name="T984" style:parent-style-name="Standardnípísmoodstavce" style:family="text">
      <style:text-properties style:font-name-complex="Calibri" style:font-size-complex="11.5pt"/>
    </style:style>
    <style:style style:name="P985" style:parent-style-name="Normální" style:family="paragraph">
      <style:paragraph-properties style:text-autospace="none" fo:text-align="justify" fo:margin-top="0.1388in" fo:margin-bottom="0.1388in" style:line-height-at-least="0.175in"/>
    </style:style>
    <style:style style:name="T986" style:parent-style-name="Standardnípísmoodstavce" style:family="text">
      <style:text-properties style:font-name-complex="Calibri" style:font-size-complex="11.5pt" fo:language="en" fo:country="US"/>
    </style:style>
    <style:style style:name="T987" style:parent-style-name="Standardnípísmoodstavce" style:family="text">
      <style:text-properties style:font-name-complex="Calibri" style:font-size-complex="11.5pt"/>
    </style:style>
    <style:style style:name="P988" style:parent-style-name="Normální" style:family="paragraph">
      <style:paragraph-properties style:text-autospace="none" fo:text-align="justify" fo:margin-top="0.1388in" fo:margin-bottom="0.1388in" style:line-height-at-least="0.175in"/>
    </style:style>
    <style:style style:name="T989" style:parent-style-name="Standardnípísmoodstavce" style:family="text">
      <style:text-properties style:font-name-complex="Calibri" style:font-size-complex="11.5pt" fo:language="en" fo:country="US"/>
    </style:style>
    <style:style style:name="T990" style:parent-style-name="Standardnípísmoodstavce" style:family="text">
      <style:text-properties style:font-name-complex="Calibri" style:font-size-complex="11.5pt"/>
    </style:style>
    <style:style style:name="T991" style:parent-style-name="Standardnípísmoodstavce" style:family="text">
      <style:text-properties style:font-name-complex="Calibri" style:font-size-complex="11.5pt"/>
    </style:style>
    <style:style style:name="T992" style:parent-style-name="Standardnípísmoodstavce" style:family="text">
      <style:text-properties style:font-name-complex="Calibri" style:font-size-complex="11.5pt"/>
    </style:style>
    <style:style style:name="T993" style:parent-style-name="Standardnípísmoodstavce" style:family="text">
      <style:text-properties style:font-name-complex="Calibri" style:font-size-complex="11.5pt"/>
    </style:style>
    <style:style style:name="P994" style:parent-style-name="Normální" style:family="paragraph">
      <style:paragraph-properties style:text-autospace="none" fo:text-align="justify" fo:margin-top="0.1388in" fo:margin-bottom="0.1388in" style:line-height-at-least="0.175in"/>
    </style:style>
    <style:style style:name="T995" style:parent-style-name="Standardnípísmoodstavce" style:family="text">
      <style:text-properties style:font-name-complex="Calibri" fo:font-weight="bold" style:font-weight-asian="bold" style:font-weight-complex="bold" style:font-size-complex="11.5pt" fo:language="en" fo:country="US"/>
    </style:style>
    <style:style style:name="T996" style:parent-style-name="Standardnípísmoodstavce" style:family="text">
      <style:text-properties style:font-name-complex="Calibri" fo:font-weight="bold" style:font-weight-asian="bold" style:font-weight-complex="bold" style:font-size-complex="11.5pt" fo:language="en" fo:country="US"/>
    </style:style>
    <style:style style:name="T997" style:parent-style-name="Standardnípísmoodstavce" style:family="text">
      <style:text-properties style:font-name-complex="Calibri" fo:font-weight="bold" style:font-weight-asian="bold" style:font-weight-complex="bold" style:font-size-complex="11.5pt"/>
    </style:style>
    <style:style style:name="P998" style:parent-style-name="Normální" style:family="paragraph">
      <style:paragraph-properties style:text-autospace="none" fo:text-align="justify" fo:margin-top="0.1388in" fo:margin-bottom="0.1388in" style:line-height-at-least="0.175in"/>
    </style:style>
    <style:style style:name="T999" style:parent-style-name="Standardnípísmoodstavce" style:family="text">
      <style:text-properties style:font-name-complex="Calibri" fo:font-weight="bold" style:font-weight-asian="bold" style:font-weight-complex="bold" style:font-size-complex="11.5pt" fo:language="en" fo:country="US"/>
    </style:style>
    <style:style style:name="T1000" style:parent-style-name="Standardnípísmoodstavce" style:family="text">
      <style:text-properties style:font-name-complex="Calibri" fo:font-weight="bold" style:font-weight-asian="bold" style:font-weight-complex="bold" style:font-size-complex="11.5pt"/>
    </style:style>
    <style:style style:name="T1001" style:parent-style-name="Standardnípísmoodstavce" style:family="text">
      <style:text-properties style:font-name-complex="Calibri" fo:font-weight="bold" style:font-weight-asian="bold" style:font-weight-complex="bold" style:font-size-complex="11.5pt"/>
    </style:style>
    <style:style style:name="P1002" style:parent-style-name="Normální" style:family="paragraph">
      <style:paragraph-properties style:text-autospace="none" fo:text-align="justify" fo:margin-top="0.1388in" fo:margin-bottom="0.1388in" style:line-height-at-least="0.175in"/>
    </style:style>
    <style:style style:name="T1003" style:parent-style-name="Standardnípísmoodstavce" style:family="text">
      <style:text-properties style:font-name-complex="Calibri" fo:font-weight="bold" style:font-weight-asian="bold" style:font-weight-complex="bold" style:font-size-complex="11.5pt" fo:language="en" fo:country="US"/>
    </style:style>
    <style:style style:name="T1004" style:parent-style-name="Standardnípísmoodstavce" style:family="text">
      <style:text-properties style:font-name-complex="Calibri" fo:font-weight="bold" style:font-weight-asian="bold" style:font-weight-complex="bold" style:font-size-complex="11.5pt"/>
    </style:style>
    <style:style style:name="P1005" style:parent-style-name="Normální" style:family="paragraph">
      <style:paragraph-properties style:text-autospace="none" fo:text-align="justify" fo:margin-top="0.1388in" fo:margin-bottom="0.1388in" style:line-height-at-least="0.175in"/>
    </style:style>
    <style:style style:name="T1006" style:parent-style-name="Standardnípísmoodstavce" style:family="text">
      <style:text-properties style:font-name-complex="Calibri" style:font-size-complex="11.5pt" fo:language="en" fo:country="US"/>
    </style:style>
    <style:style style:name="T1007" style:parent-style-name="Standardnípísmoodstavce" style:family="text">
      <style:text-properties style:font-name-complex="Calibri" style:font-size-complex="11.5pt" fo:language="en" fo:country="US"/>
    </style:style>
    <style:style style:name="T1008" style:parent-style-name="Standardnípísmoodstavce" style:family="text">
      <style:text-properties style:font-name-complex="Calibri" style:font-size-complex="11.5pt"/>
    </style:style>
    <style:style style:name="T1009" style:parent-style-name="Standardnípísmoodstavce" style:family="text">
      <style:text-properties style:font-name-complex="Calibri" style:font-size-complex="11.5pt"/>
    </style:style>
    <style:style style:name="T1010" style:parent-style-name="Standardnípísmoodstavce" style:family="text">
      <style:text-properties style:font-name-complex="Calibri" style:font-size-complex="11.5pt"/>
    </style:style>
    <style:style style:name="P1011" style:parent-style-name="Normální" style:family="paragraph">
      <style:paragraph-properties style:text-autospace="none" fo:text-align="justify" fo:margin-top="0.1388in" fo:margin-bottom="0.1388in" style:line-height-at-least="0.175in"/>
    </style:style>
    <style:style style:name="T1012" style:parent-style-name="Standardnípísmoodstavce" style:family="text">
      <style:text-properties style:font-name-complex="Calibri" style:font-size-complex="11.5pt" fo:language="en" fo:country="US"/>
    </style:style>
    <style:style style:name="T1013" style:parent-style-name="Standardnípísmoodstavce" style:family="text">
      <style:text-properties style:font-name-complex="Calibri" style:font-size-complex="11.5pt" fo:language="en" fo:country="US"/>
    </style:style>
    <style:style style:name="T1014" style:parent-style-name="Standardnípísmoodstavce" style:family="text">
      <style:text-properties style:font-name-complex="Calibri" style:font-size-complex="11.5pt"/>
    </style:style>
    <style:style style:name="P1015" style:parent-style-name="Normální" style:family="paragraph">
      <style:paragraph-properties style:text-autospace="none" fo:text-align="justify" fo:margin-top="0.1388in" fo:margin-bottom="0.1388in" style:line-height-at-least="0.175in"/>
    </style:style>
    <style:style style:name="T1016" style:parent-style-name="Standardnípísmoodstavce" style:family="text">
      <style:text-properties style:font-name-complex="Calibri" style:font-size-complex="11.5pt" fo:language="en" fo:country="US"/>
    </style:style>
    <style:style style:name="T1017" style:parent-style-name="Standardnípísmoodstavce" style:family="text">
      <style:text-properties style:font-name-complex="Calibri" style:font-size-complex="11.5pt"/>
    </style:style>
    <style:style style:name="P1018" style:parent-style-name="Normální" style:family="paragraph">
      <style:paragraph-properties style:text-autospace="none" fo:text-align="justify" fo:margin-top="0.1388in" fo:margin-bottom="0.1388in" style:line-height-at-least="0.175in"/>
    </style:style>
    <style:style style:name="T1019" style:parent-style-name="Standardnípísmoodstavce" style:family="text">
      <style:text-properties style:font-name-complex="Calibri" style:font-size-complex="11.5pt" fo:language="en" fo:country="US"/>
    </style:style>
    <style:style style:name="T1020" style:parent-style-name="Standardnípísmoodstavce" style:family="text">
      <style:text-properties style:font-name-complex="Calibri" style:font-size-complex="11.5pt"/>
    </style:style>
    <style:style style:name="P1021" style:parent-style-name="Normální" style:family="paragraph">
      <style:paragraph-properties style:text-autospace="none" fo:text-align="justify" fo:margin-top="0.1388in" fo:margin-bottom="0.1388in" style:line-height-at-least="0.175in"/>
    </style:style>
    <style:style style:name="T1022" style:parent-style-name="Standardnípísmoodstavce" style:family="text">
      <style:text-properties style:font-name-complex="Calibri" fo:font-weight="bold" style:font-weight-asian="bold" style:font-weight-complex="bold" style:font-size-complex="11.5pt" fo:language="en" fo:country="US"/>
    </style:style>
    <style:style style:name="T1023" style:parent-style-name="Standardnípísmoodstavce" style:family="text">
      <style:text-properties style:font-name-complex="Calibri" fo:font-weight="bold" style:font-weight-asian="bold" style:font-weight-complex="bold" fo:font-style="italic" style:font-style-asian="italic" style:font-style-complex="italic" style:font-size-complex="11.5pt" fo:language="en" fo:country="US"/>
    </style:style>
    <style:style style:name="T1024"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025"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T1026" style:parent-style-name="Standardnípísmoodstavce" style:family="text">
      <style:text-properties style:font-name-complex="Calibri" fo:font-weight="bold" style:font-weight-asian="bold" style:font-weight-complex="bold" fo:font-style="italic" style:font-style-asian="italic" style:font-style-complex="italic" style:font-size-complex="11.5pt"/>
    </style:style>
    <style:style style:name="P1027" style:parent-style-name="Normální" style:family="paragraph">
      <style:paragraph-properties style:text-autospace="none" fo:text-align="justify" fo:margin-top="0.1388in" fo:margin-bottom="0.1388in" style:line-height-at-least="0.175in"/>
    </style:style>
    <style:style style:name="T1028" style:parent-style-name="Standardnípísmoodstavce" style:family="text">
      <style:text-properties style:font-name-complex="Calibri" fo:font-weight="bold" style:font-weight-asian="bold" style:font-weight-complex="bold" style:font-size-complex="11.5pt" fo:language="en" fo:country="US"/>
    </style:style>
    <style:style style:name="T1029" style:parent-style-name="Standardnípísmoodstavce" style:family="text">
      <style:text-properties style:font-name-complex="Calibri" fo:font-weight="bold" style:font-weight-asian="bold" style:font-weight-complex="bold" style:font-size-complex="11.5pt" fo:language="en" fo:country="US"/>
    </style:style>
    <style:style style:name="T1030" style:parent-style-name="Standardnípísmoodstavce" style:family="text">
      <style:text-properties style:font-name-complex="Calibri" fo:font-weight="bold" style:font-weight-asian="bold" style:font-weight-complex="bold" style:font-size-complex="11.5pt"/>
    </style:style>
    <style:style style:name="P1031" style:parent-style-name="Normální" style:family="paragraph">
      <style:paragraph-properties style:text-autospace="none" fo:text-align="justify" fo:margin-top="0.1388in" fo:margin-bottom="0.1388in" style:line-height-at-least="0.175in"/>
    </style:style>
    <style:style style:name="T1032" style:parent-style-name="Standardnípísmoodstavce" style:family="text">
      <style:text-properties style:font-name-complex="Calibri" style:font-size-complex="11.5pt" fo:language="en" fo:country="US"/>
    </style:style>
    <style:style style:name="T1033" style:parent-style-name="Standardnípísmoodstavce" style:family="text">
      <style:text-properties style:font-name-complex="Calibri" fo:font-weight="bold" style:font-weight-asian="bold" style:font-weight-complex="bold" style:font-size-complex="11.5pt" fo:language="en" fo:country="US"/>
    </style:style>
    <style:style style:name="T1034" style:parent-style-name="Standardnípísmoodstavce" style:family="text">
      <style:text-properties style:font-name-complex="Calibri" fo:font-weight="bold" style:font-weight-asian="bold" style:font-weight-complex="bold" style:font-size-complex="11.5pt"/>
    </style:style>
    <style:style style:name="P1035" style:parent-style-name="Normální" style:family="paragraph">
      <style:paragraph-properties style:text-autospace="none" fo:text-align="justify" fo:margin-top="0.1388in" fo:margin-bottom="0.1388in" style:line-height-at-least="0.175in"/>
    </style:style>
    <style:style style:name="T1036" style:parent-style-name="Standardnípísmoodstavce" style:family="text">
      <style:text-properties style:font-name-complex="Calibri" fo:font-weight="bold" style:font-weight-asian="bold" style:font-weight-complex="bold" style:font-size-complex="11.5pt" fo:language="en" fo:country="US"/>
    </style:style>
    <style:style style:name="T1037" style:parent-style-name="Standardnípísmoodstavce" style:family="text">
      <style:text-properties style:font-name-complex="Calibri" fo:font-weight="bold" style:font-weight-asian="bold" style:font-weight-complex="bold" style:font-size-complex="11.5pt"/>
    </style:style>
    <style:style style:name="T1038" style:parent-style-name="Standardnípísmoodstavce" style:family="text">
      <style:text-properties style:font-name-complex="Calibri" fo:font-weight="bold" style:font-weight-asian="bold" style:font-weight-complex="bold" style:font-size-complex="11.5pt"/>
    </style:style>
    <style:style style:name="T1039" style:parent-style-name="Standardnípísmoodstavce" style:family="text">
      <style:text-properties style:font-name-complex="Calibri" fo:font-weight="bold" style:font-weight-asian="bold" style:font-weight-complex="bold" style:font-size-complex="11.5pt"/>
    </style:style>
    <style:style style:name="T1040" style:parent-style-name="Standardnípísmoodstavce" style:family="text">
      <style:text-properties style:font-name-complex="Calibri" fo:font-weight="bold" style:font-weight-asian="bold" style:font-weight-complex="bold" style:font-size-complex="11.5pt"/>
    </style:style>
    <style:style style:name="P1041" style:parent-style-name="Normální" style:family="paragraph">
      <style:paragraph-properties style:text-autospace="none" fo:text-align="justify" fo:margin-top="0.1388in" fo:margin-bottom="0.1388in" style:line-height-at-least="0.175in"/>
    </style:style>
    <style:style style:name="T1042" style:parent-style-name="Standardnípísmoodstavce" style:family="text">
      <style:text-properties style:font-name-complex="Calibri" style:font-size-complex="11.5pt" fo:language="en" fo:country="US"/>
    </style:style>
    <style:style style:name="T1043" style:parent-style-name="Standardnípísmoodstavce" style:family="text">
      <style:text-properties style:font-name-complex="Calibri" style:font-size-complex="11.5pt"/>
    </style:style>
    <style:style style:name="T1044" style:parent-style-name="Standardnípísmoodstavce" style:family="text">
      <style:text-properties style:font-name-complex="Calibri" style:font-size-complex="11.5pt"/>
    </style:style>
    <style:style style:name="T1045" style:parent-style-name="Standardnípísmoodstavce" style:family="text">
      <style:text-properties style:font-name-complex="Calibri" style:font-size-complex="11.5pt"/>
    </style:style>
    <style:style style:name="T1046" style:parent-style-name="Standardnípísmoodstavce" style:family="text">
      <style:text-properties style:font-name-complex="Calibri" style:font-size-complex="11.5pt"/>
    </style:style>
    <style:style style:name="T1047" style:parent-style-name="Standardnípísmoodstavce" style:family="text">
      <style:text-properties style:font-name-complex="Calibri" style:font-size-complex="11.5pt"/>
    </style:style>
    <style:style style:name="T1048" style:parent-style-name="Standardnípísmoodstavce" style:family="text">
      <style:text-properties style:font-name-complex="Calibri" style:font-size-complex="11.5pt"/>
    </style:style>
    <style:style style:name="P1049" style:parent-style-name="Normální" style:family="paragraph">
      <style:paragraph-properties style:text-autospace="none" fo:text-align="justify" fo:margin-top="0.1388in" fo:margin-bottom="0.1388in" style:line-height-at-least="0.175in"/>
      <style:text-properties style:font-name-complex="Calibri" style:font-size-complex="11.5pt" fo:language="en" fo:country="US"/>
    </style:style>
    <style:style style:name="P1050" style:parent-style-name="Normální" style:family="paragraph">
      <style:paragraph-properties style:text-autospace="none" fo:text-align="justify" fo:margin-top="0.1388in" fo:margin-bottom="0.1388in" style:line-height-at-least="0.175in"/>
    </style:style>
    <style:style style:name="T1051" style:parent-style-name="Standardnípísmoodstavce" style:family="text">
      <style:text-properties style:font-name-complex="Calibri" style:font-size-complex="11.5pt" fo:language="en" fo:country="US"/>
    </style:style>
    <style:style style:name="T1052" style:parent-style-name="Standardnípísmoodstavce" style:family="text">
      <style:text-properties style:font-name-complex="Calibri" style:font-size-complex="11.5pt"/>
    </style:style>
    <style:style style:name="T1053" style:parent-style-name="Standardnípísmoodstavce" style:family="text">
      <style:text-properties style:font-name-complex="Calibri" style:font-size-complex="11.5pt"/>
    </style:style>
    <style:style style:name="T1054" style:parent-style-name="Standardnípísmoodstavce" style:family="text">
      <style:text-properties style:font-name-complex="Calibri" style:font-size-complex="11.5pt"/>
    </style:style>
    <style:style style:name="T1055" style:parent-style-name="Standardnípísmoodstavce" style:family="text">
      <style:text-properties style:font-name-complex="Calibri" style:font-size-complex="11.5pt"/>
    </style:style>
    <style:style style:name="T1056" style:parent-style-name="Standardnípísmoodstavce" style:family="text">
      <style:text-properties style:font-name-complex="Calibri" style:font-size-complex="11.5pt"/>
    </style:style>
    <style:style style:name="T1057" style:parent-style-name="Standardnípísmoodstavce" style:family="text">
      <style:text-properties style:font-name-complex="Calibri" style:font-size-complex="11.5pt"/>
    </style:style>
    <style:style style:name="T1058" style:parent-style-name="Standardnípísmoodstavce" style:family="text">
      <style:text-properties style:font-name-complex="Calibri" fo:color="#008576" style:font-size-complex="11.5pt" style:text-underline-type="single" style:text-underline-style="solid" style:text-underline-width="auto" style:text-underline-mode="continuous"/>
    </style:style>
    <style:style style:name="T1059" style:parent-style-name="Standardnípísmoodstavce" style:family="text">
      <style:text-properties style:font-name-complex="Calibri" style:font-size-complex="11.5pt" fo:language="en" fo:country="US"/>
    </style:style>
    <style:style style:name="P1060" style:parent-style-name="Normální" style:family="paragraph">
      <style:paragraph-properties fo:keep-with-next="always" style:text-autospace="none" fo:margin-top="0.3333in" fo:margin-bottom="0.1666in" style:line-height-at-least="0.175in"/>
    </style:style>
    <style:style style:name="T1061" style:parent-style-name="Standardnípísmoodstavce" style:family="text">
      <style:text-properties style:font-name-complex="Calibri" fo:font-weight="bold" style:font-weight-asian="bold" style:font-weight-complex="bold" fo:color="#008576" fo:font-size="12pt" style:font-size-asian="12pt" fo:language="en" fo:country="US"/>
    </style:style>
    <style:style style:name="T1062" style:parent-style-name="Standardnípísmoodstavce" style:family="text">
      <style:text-properties style:font-name-complex="Calibri" fo:font-weight="bold" style:font-weight-asian="bold" style:font-weight-complex="bold" fo:color="#008576" fo:font-size="12pt" style:font-size-asian="12pt"/>
    </style:style>
    <style:style style:name="P1063" style:parent-style-name="Normální" style:family="paragraph">
      <style:paragraph-properties style:text-autospace="none" fo:text-align="justify" fo:margin-top="0.1388in" fo:margin-bottom="0.1388in" style:line-height-at-least="0.175in"/>
    </style:style>
    <style:style style:name="T1064" style:parent-style-name="Standardnípísmoodstavce" style:family="text">
      <style:text-properties style:font-name-complex="Calibri" style:font-size-complex="11.5pt" fo:language="en" fo:country="US"/>
    </style:style>
    <style:style style:name="T1065" style:parent-style-name="Standardnípísmoodstavce" style:family="text">
      <style:text-properties style:font-name-complex="Calibri" style:font-size-complex="11.5pt"/>
    </style:style>
    <style:style style:name="T1066" style:parent-style-name="Standardnípísmoodstavce" style:family="text">
      <style:text-properties style:font-name-complex="Calibri" style:font-size-complex="11.5pt"/>
    </style:style>
    <style:style style:name="P1067" style:parent-style-name="Normální" style:family="paragraph">
      <style:paragraph-properties style:text-autospace="none"/>
      <style:text-properties style:font-name-complex="Calibri" style:font-size-complex="11.5pt" fo:background-color="#FFFF00" fo:language="en" fo:country="US"/>
    </style:style>
    <style:style style:name="P1068" style:parent-style-name="Normální" style:family="paragraph">
      <style:paragraph-properties style:text-autospace="none"/>
      <style:text-properties style:font-name-complex="Calibri" style:font-size-complex="11.5pt" fo:background-color="#FFFF00" fo:language="en" fo:country="US"/>
    </style:style>
    <style:style style:name="P1069" style:parent-style-name="Normální" style:family="paragraph">
      <style:paragraph-properties style:text-autospace="none"/>
      <style:text-properties style:font-name-complex="Calibri" style:font-size-complex="11.5pt" fo:background-color="#FFFF00" fo:language="en" fo:country="US"/>
    </style:style>
    <style:style style:name="P1070" style:parent-style-name="Normální" style:family="paragraph">
      <style:paragraph-properties style:text-autospace="none" fo:text-align="center" fo:margin-left="2.1659in">
        <style:tab-stops/>
      </style:paragraph-properties>
    </style:style>
    <style:style style:name="T1071" style:parent-style-name="Standardnípísmoodstavce" style:family="text">
      <style:text-properties style:font-name-complex="Calibri" style:font-size-complex="11.5pt" fo:language="en" fo:country="US"/>
    </style:style>
    <style:style style:name="T1072" style:parent-style-name="Standardnípísmoodstavce" style:family="text">
      <style:text-properties style:font-name-complex="Calibri" style:font-size-complex="11.5pt"/>
    </style:style>
    <style:style style:name="P1073" style:parent-style-name="Normální" style:family="paragraph">
      <style:paragraph-properties style:text-autospace="none" fo:text-align="center" fo:margin-left="2.1659in">
        <style:tab-stops/>
      </style:paragraph-properties>
    </style:style>
    <style:style style:name="T1074" style:parent-style-name="Standardnípísmoodstavce" style:family="text">
      <style:text-properties style:font-name-complex="Calibri" style:font-size-complex="11.5pt" fo:language="en" fo:country="US"/>
    </style:style>
    <style:style style:name="T1075" style:parent-style-name="Standardnípísmoodstavce" style:family="text">
      <style:text-properties style:font-name-complex="Calibri" style:font-size-complex="11.5pt"/>
    </style:style>
    <style:style style:name="P1076" style:parent-style-name="Normální" style:family="paragraph">
      <style:paragraph-properties style:text-autospace="none" fo:text-align="center" fo:margin-left="2.1659in">
        <style:tab-stops/>
      </style:paragraph-properties>
      <style:text-properties style:font-name-complex="Calibri" style:font-size-complex="11.5pt" fo:language="en" fo:country="U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58/2021<text:bookmark-end text:name="Text14"/></text:p>
            <text:p text:style-name="Normální">KVOP-32745/2021<text:bookmark-end text:name="Text2"/></text:p>
            <text:p text:style-name="Normální"><text:bookmark-start text:name="Text6"/>06. 08. 2021<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á paní</text:p>
            <text:p text:style-name="Normální"><text:bookmark-start text:name="Text9"/>Dr.<text:s/><text:bookmark-end text:name="Text9"/>I. M.</text:p>
            <text:p text:style-name="Normální"/>
            <text:p text:style-name="Normální"/>
            <text:p text:style-name="Normální"/>
            <text:p text:style-name="Normální"/>
            <text:p text:style-name="Normální"/>
            <text:p text:style-name="Normální"/>
          </table:table-cell>
        </table:table-row>
      </table:table>
      <text:p text:style-name="P17"><text:span text:style-name="T18">Sd</text:span><text:span text:style-name="T19">ělení o poskytnutí informace a<text:s/></text:span><text:span text:style-name="T20">rozhodnutí o částečném odmítnutí žádosti podle zákona č. 106/1999 Sb., o svobodném přístupu k informacím, ve znění pozdějších předpisů</text:span></text:p>
      <text:p text:style-name="P21">Vážená paní doktorko,</text:p>
      <text:p text:style-name="P22"><text:span text:style-name="T23">dne 28.<text:s/></text:span><text:span text:style-name="T24">července 2021 byla do datové schránky Kanceláře veřejného ochránce práv doručena Vaše žádos</text:span><text:span text:style-name="T25">t podle zákona o svobodném přístupu k informacím, kterou<text:s/></text:span><text:span text:style-name="T26">žádáte následující informace</text:span><text:span text:style-name="T27">:</text:span></text:p>
      <text:p text:style-name="P28"><text:span text:style-name="T29">Obdrželi jste v p</text:span><text:span text:style-name="T30">říloze k těmto otázkám dokument:</text:span></text:p>
      <text:p text:style-name="P31"><text:span text:style-name="T32">1.<text:s/></text:span><text:span text:style-name="T33">Vyrozum</text:span><text:span text:style-name="T34">ění od Krajského ředitelství policie Středočeského kraje – Územní odbor Kladno ze dne 27.4.2021- č.j. KRPS-64</text:span><text:span text:style-name="T35">571-7/TČ-2021-010314</text:span><text:span text:style-name="T36"><text:s/>v příloze pod názvem: 02 Zfetovany prislusnik S</text:span><text:span text:style-name="T37">.</text:span><text:span text:style-name="T38"><text:s/>a K</text:span><text:span text:style-name="T39">.</text:span><text:span text:style-name="T40"><text:s/>gangu tvrdi ze kradez automobilu za 800 000 Kc neni trestny cin - asi kdyz se toho dopusti oni sami.pdf</text:span></text:p>
      <text:p text:style-name="P41"><text:span text:style-name="T42">Máte<text:s/></text:span><text:span text:style-name="T43">či měli jste tedy tento dokument uložený na Vašich datových<text:s/></text:span><text:span text:style-name="T44">nosičích?</text:span></text:p>
      <text:p text:style-name="P45"><text:span text:style-name="T46">2. Je v tomto dokumentu, který jste obdrželi a je specifikován v bod</text:span><text:span text:style-name="T47">ě 1 uvedeno, mimo dalších lží a podvodů a nesmyslných formulací, popírajících základy logického myšlení v každé jednotlivé větě, následující?</text:span></text:p>
      <text:p text:style-name="P48">Druhý odstavec:</text:p>
      <text:p text:style-name="P49"><text:span text:style-name="T50">„ státního<text:s/></text:span><text:span text:style-name="T51">zastupitelství v Kladn</text:span><text:span text:style-name="T52">ě, doručeno Vaše oznámení, ve kterém mimo jiné sdělujete, ž Vám v posledních měsících bylo odcizeno motorové vozidlo společně s věcmi cca za 800.000,- Kč.“</text:span></text:p>
      <text:p text:style-name="P53"><text:span text:style-name="T54">3. Je v tomto dokumentu, který jste obdrželi a je specifikován v bod</text:span><text:span text:style-name="T55">ě 1<text:s/></text:span><text:span text:style-name="T56">uvedeno, mimo dalších lží a podvodů a nesmyslných formulací, popírajících základy logického myšlení v každé jednotlivé větě, následující?</text:span></text:p>
      <text:p text:style-name="P57">Čtvrtý odstavec:</text:p>
      <text:p text:style-name="P58"><text:span text:style-name="T59">Oznámení u</text:span><text:span text:style-name="T60">činil 2.1.2020 na MOP Břevnov P</text:span><text:span text:style-name="T61">.</text:span><text:span text:style-name="T62"><text:s/>R</text:span><text:span text:style-name="T63">.</text:span><text:span text:style-name="T64">?</text:span></text:p>
      <text:p text:style-name="P65"><text:span text:style-name="T66">Je tam toto uvedeno nebo není? M</text:span><text:span text:style-name="T67">ůžete prosím odpov</text:span><text:span text:style-name="T68">ědět celou větou?</text:span></text:p>
      <text:soft-page-break/>
      <text:p text:style-name="P69"><text:span text:style-name="T70">4. Je v tomto dokumentu, který jste obdrželi a je specifikován v bod</text:span><text:span text:style-name="T71">ě 1 uvedeno, mimo dalších lží a podvodů a nesmyslných formulací, popírajících základy logického myšlení v každé jednotlivé větě, následující?</text:span></text:p>
      <text:p text:style-name="P72"><text:span text:style-name="T73">První v</text:span><text:span text:style-name="T74">ěta:</text:span></text:p>
      <text:p text:style-name="P75"><text:span text:style-name="T76">„Kvalifikovaným<text:s/></text:span><text:span text:style-name="T77">posouzením“.</text:span><text:span text:style-name="T78"><text:s/>Je toto uvedeno v dokumentu?</text:span></text:p>
      <text:p text:style-name="P79"><text:span text:style-name="T80">No a v<text:s/></text:span><text:span text:style-name="T81">čem jsou tito lidé více kvalifikováni než ostatní? V podvodech? Ve lžích? Myslí si, že když sami zneužívají státní ozbrojenou moc a ovládli GIBS i VSZ v Praze, tak nemůžou být potrestáni?</text:span></text:p>
      <text:p text:style-name="P82"><text:span text:style-name="T83">Co je to za drzé a<text:s/></text:span><text:span text:style-name="T84">pohrdavé vyjad</text:span><text:span text:style-name="T85">řování tyto průpovídky? Viděli jste toto někdy v nějakém západním státě, třeba v SRN, my tedy za 20 let ještě neviděli. Vy ano?</text:span></text:p>
      <text:p text:style-name="P86"><text:span text:style-name="T87">Takto se chová zr</text:span><text:span text:style-name="T88">ůdná okupační moc židovské mafie v Protektorátu Čech a Moravy pod správou Vlády Organizovaného Zl</text:span><text:span text:style-name="T89">očinu (VOZ).</text:span></text:p>
      <text:p text:style-name="P90"><text:span text:style-name="T91">5. Je v tomto dokumentu, který jste obdrželi a je specifikován v bod</text:span><text:span text:style-name="T92">ě 1 uvedeno, mimo dalších lží a podvodů a nesmyslných formulací, popírajících základy logického myšlení v každé jednotlivé větě, následující?</text:span></text:p>
      <text:p text:style-name="P93">Druhý odstavec:</text:p>
      <text:p text:style-name="P94"><text:span text:style-name="T95">„ ve kterém mimo<text:s/></text:span><text:span text:style-name="T96">jiné sd</text:span><text:span text:style-name="T97">ělujete“.</text:span><text:span text:style-name="T98"><text:s/>Je toto uvedeno v dokumentu?</text:span></text:p>
      <text:p text:style-name="P99"><text:span text:style-name="T100">Vidíte n</text:span><text:span text:style-name="T101">ěkde v tom dokumentu, že by se Policie třeba i znovu pomocí lží a podvodů zabývala něčím jiným než automobilem? Co se tedy stalo s tím jiným? Takže kdyby tam byla krádež automobilu a vražda, tak policie</text:span><text:span text:style-name="T102"><text:s/>obojí takto odloží?</text:span></text:p>
      <text:p text:style-name="P103"><text:span text:style-name="T104">6. Je v tomto dokumentu, který jste obdrželi a je specifikován v bod</text:span><text:span text:style-name="T105">ě 1 uvedeno, mimo dalších lží a podvodů a nesmyslných formulací, popírajících základy logického myšlení v každé jednotlivé větě, následující?</text:span></text:p>
      <text:p text:style-name="P106">Čtvrtý odstavec:</text:p>
      <text:p text:style-name="P107"><text:span text:style-name="T108">Že se je</text:span><text:span text:style-name="T109">dná o vozidlo, „ u kterého<text:s/></text:span><text:span text:style-name="T110">bylo zjišt</text:span><text:span text:style-name="T111">ěno</text:span><text:span text:style-name="T112">, že se jedná o motorové vozidlo<text:s/></text:span><text:span text:style-name="T113">Voyager Chysler, RZ:<text:s/></text:span><text:span text:style-name="T114">xxx</text:span><text:span text:style-name="T115">, mpz: D, barva černá<text:s/></text:span><text:span text:style-name="T116">, které mělo být v ul. Thurnova v Praze 6<text:s/></text:span><text:span text:style-name="T117">odcizeno i s věcmi.</text:span><text:span text:style-name="T118">“</text:span></text:p>
      <text:p text:style-name="P119"><text:span text:style-name="T120">7. Je v tomto dokumentu, který jste obdrželi a je specifikován v bod</text:span><text:span text:style-name="T121">ě<text:s/></text:span><text:span text:style-name="T122">1 uvedeno, mimo dalších lží a podvodů a nesmyslných formulací, popírajících základy logického myšlení v každé jednotlivé větě, následující?</text:span></text:p>
      <text:p text:style-name="P123">Pátý odstavec:</text:p>
      <text:p text:style-name="P124"><text:span text:style-name="T125">„Vzhledem ke shora uvedeným skute</text:span><text:span text:style-name="T126">čnostem, kdy<text:s/></text:span><text:span text:style-name="T127">nebyly zjištěny<text:s/></text:span><text:span text:style-name="T128">skutečnosti<text:s/></text:span><text:span text:style-name="T129">důvodně nasvědčující tomu,<text:s/></text:span><text:span text:style-name="T130">že byl spáchán trestný čin</text:span><text:span text:style-name="T131">, rozhodl orgán činný v trestním řízení<text:s/></text:span></text:p>
      <text:p text:style-name="P132"><text:span text:style-name="T133">Na podklad</text:span><text:span text:style-name="T134">ě výše uvedených skutečností, bude<text:s/></text:span><text:span text:style-name="T135">Vaše podání uloženo bez dalšího opatření</text:span><text:span text:style-name="T136"><text:s/>pod výše uvedeným číslem jednacím.“</text:span></text:p>
      <text:soft-page-break/>
      <text:p text:style-name="P137"><text:span text:style-name="T138">8. Je v tomto dokumentu, který jste obdrželi a je specifikován v bo</text:span><text:span text:style-name="T139">d</text:span><text:span text:style-name="T140">ě 1 uvedeno, mimo dalších lží a podvodů a nesmyslných formulací, popírajících základy logického myšlení v každé jednotlivé větě, následující?</text:span></text:p>
      <text:p text:style-name="P141">První odstavec:</text:p>
      <text:p text:style-name="P142"><text:span text:style-name="T143">„<text:s/></text:span><text:span text:style-name="T144">provedeným šet</text:span><text:span text:style-name="T145">řením</text:span><text:span text:style-name="T146"><text:s/>dle § 158 odst. 1 trestního řádu a dle zákona č. 273/2008 Sb., o Policii Če</text:span><text:span text:style-name="T147">ské republiky,<text:s/></text:span><text:span text:style-name="T148">nebyly zjištěny skutečnosti důvodně nasvědčující tomu</text:span><text:span text:style-name="T149">, že byl spáchán trestný čin<text:s/></text:span><text:span text:style-name="T150">a odůvodňující zahájení úkonů trestního řízení podle</text:span><text:span text:style-name="T151"><text:s/>§ 158 odst. 3 trestního řádu.“</text:span></text:p>
      <text:p text:style-name="P152"><text:span text:style-name="T153">9. Nep</text:span><text:span text:style-name="T154">řijde Vám dokument specifikován v bodě 1 úplně logicky šílený?</text:span></text:p>
      <text:p text:style-name="P155"><text:span text:style-name="T156">Státní</text:span><text:span text:style-name="T157"><text:s/>zastupitelství v Kladn</text:span><text:span text:style-name="T158">ě jim přeposlalo oznámení, které měli na pokyn státního zastupitelství prověřit. Policejní orgán zjistil, že oznamovatel mimo jiného (toho jiného bylo plno), psal o krádeži automobilu v Praze 6.</text:span></text:p>
      <text:p text:style-name="P159"><text:span text:style-name="T160">Policejní orgán napsal, že bylo zjišt</text:span><text:span text:style-name="T161">ěno, že se údajně jedná o vozidlo<text:s/></text:span><text:span text:style-name="T162">Voyager Chysler, RZ:<text:s/></text:span><text:span text:style-name="T163">xxx</text:span><text:span text:style-name="T164">, mpz: D, barva černá</text:span><text:span text:style-name="T165">. <text:s/></text:span></text:p>
      <text:p text:style-name="P166"><text:span text:style-name="T167">Jak to ti šikulové zjistili, odkud znají to vozidlo a tu SPZ? To by zasloužilo vyšet</text:span><text:span text:style-name="T168">řování, neboť to přímo prokazuje jejich závažnou trestnou činnost !!! Kdy tuto rodinu</text:span><text:span text:style-name="T169"><text:s/>sledují a terorizují.</text:span></text:p>
      <text:p text:style-name="P170"><text:span text:style-name="T171">Dále napsali, že nebyla žádná sou</text:span><text:span text:style-name="T172">činnost, přestože tvrdí, že P</text:span><text:span text:style-name="T173">.</text:span><text:span text:style-name="T174"><text:s/>R</text:span><text:span text:style-name="T175">.</text:span><text:span text:style-name="T176">s dával oznámení osobně na MOP Břevnov, což pravda není. Zapomněli ale napsat o těch desítkách dokumentů a výsledků pátrání, kdy pachatel byl nad všechnu pochybnost</text:span><text:span text:style-name="T177"><text:s/>zjištěn a byl to orgán VOZu. Stejně tak byly doručeny jména svědků a další nesporné důkazy.</text:span></text:p>
      <text:p text:style-name="P178"><text:span text:style-name="T179">No a následn</text:span><text:span text:style-name="T180">ě došli k závěru, že když tedy bylo odcizeno vozidlo s SPZ, tak se nejedná o trestný čin? Nerozumíme té logice? Co ty věci, ty nemají SPZ a přitom tvoř</text:span><text:span text:style-name="T181">ily většinu ukradené hodnoty. Takže ukradení věci ze soukromého pozemku za cca 800 tisíc Kč není trestný čin? Tak co to tedy je?</text:span></text:p>
      <text:p text:style-name="P182"><text:span text:style-name="T183">10. Obdrželi jste v p</text:span><text:span text:style-name="T184">říloze k těmto otázkám dokument:</text:span></text:p>
      <text:p text:style-name="P185"><text:span text:style-name="T186">Usnesení od Obvodního<text:s/></text:span><text:span text:style-name="T187">ředitelství policie Praha I – místní oddělení<text:s/></text:span><text:span text:style-name="T188">Břevnov ze dne 12.05.2021 – č.j. KRPA-1240-64/TČ-2021-001115 v příloze pod názvem:</text:span></text:p>
      <text:p text:style-name="P189">03 Totalne lzive a podvodne usneseni MOP Brevnov - opakovanou trestnou cinnost ridi R.<text:s/>B.pdf</text:p>
      <text:p text:style-name="P190"><text:span text:style-name="T191">Máte<text:s/></text:span><text:span text:style-name="T192">či měli jste tedy tento dokument uložený na Vašich datových nosičích</text:span><text:span text:style-name="T193">?</text:span></text:p>
      <text:p text:style-name="P194"><text:span text:style-name="T195">11. Je v tomto dokumentu, který jste obdrželi a je specifikován v bod</text:span><text:span text:style-name="T196">ě 10 uvedeno, mimo dalších lží a podvodů a nesmyslných formulací, popírajících základy logického myšlení v každé jednotlivé větě, následující?</text:span></text:p>
      <text:p text:style-name="P197"><text:span text:style-name="T198">Sedmý<text:s/></text:span><text:span text:style-name="T199">či osmý odstavec dole na straně 2:</text:span></text:p>
      <text:p text:style-name="P200"><text:span text:style-name="T201">„</text:span><text:span text:style-name="T202">Policie Spolkové republiky N</text:span><text:span text:style-name="T203">ěmecko k věci sdělila, že uvedené vozidlo nebylo v posledních 20 letech v SRN registrováno. „</text:span></text:p>
      <text:p text:style-name="P204"><text:span text:style-name="T205">Je tam toto uvedeno nebo není? M</text:span><text:span text:style-name="T206">ůžete prosím odpovědět celou větou?</text:span></text:p>
      <text:soft-page-break/>
      <text:p text:style-name="P207"><text:span text:style-name="T208">12. Vnímáte tedy, že v dokumentu od policie Kladno a v dokumentu o</text:span><text:span text:style-name="T209">d policie Praha B</text:span><text:span text:style-name="T210">řevnov<text:s/></text:span><text:span text:style-name="T211">jsou rozporná tvrzení ?</text:span></text:p>
      <text:p text:style-name="P212"><text:span text:style-name="T213">Je pravda, že policie Kladno tvrdí o stejné události, že bylo zjišt</text:span><text:span text:style-name="T214">ěno, že se jedná o vozidlo</text:span></text:p>
      <text:p text:style-name="P215"><text:span text:style-name="T216">s registra</text:span><text:span text:style-name="T217">ční značkou<text:s/></text:span><text:span text:style-name="T218">RZ:<text:s/></text:span><text:span text:style-name="T219">xxx</text:span><text:span text:style-name="T220"><text:s/></text:span><text:span text:style-name="T221">:</text:span></text:p>
      <text:p text:style-name="P222"><text:span text:style-name="T223">„Voyager Chysler, RZ:<text:s/></text:span><text:span text:style-name="T224">xxx</text:span><text:span text:style-name="T225">, mpz: D, barva<text:s/></text:span><text:span text:style-name="T226">černá“</text:span></text:p>
      <text:p text:style-name="P227"><text:span text:style-name="T228">Zatímco Policie z B</text:span><text:span text:style-name="T229">řevnova</text:span><text:span text:style-name="T230"><text:s/>vycházející tedy ze stejného spisu a ze stejného šetření tvrdí, což</text:span></text:p>
      <text:p text:style-name="P231"><text:span text:style-name="T232">je zd</text:span><text:span text:style-name="T233">ůrazněno v otázce 11,že automobil<text:s/></text:span><text:span text:style-name="T234">nebyl vůbec posledních dvacet let registrován?</text:span></text:p>
      <text:p text:style-name="P235">Jsou v dokumentech, které jste obdrželi zásadní rozpory?</text:p>
      <text:p text:style-name="P236"><text:span text:style-name="T237">Pikantní na tom všem je, že lžou ob</text:span><text:span text:style-name="T238">ě dvě<text:s/></text:span><text:span text:style-name="T239">policie a nikoliv pouze v tomto, co je krásně zobrazitelné, ale úplně ve všem, to je lež za lží v každé větě. Formulace porušující základy formální logiky, jako kdyby byli pod vlivem pervitinu.</text:span></text:p>
      <text:p text:style-name="P240"><text:span text:style-name="T241">13. Máte n</text:span><text:span text:style-name="T242">ějakou představu, proč by věc bez registrační značky</text:span><text:span text:style-name="T243">, tedy v konkrétním případě automobil bez registrační značky nebyl náš majetek? A jak bychom jako měli prokazovat naše vlastnictví? Není to tak, že katastr nemovitostí se vede pouze u nemovitostí a nikoliv u movitých věcí?</text:span></text:p>
      <text:p text:style-name="P244"><text:span text:style-name="T245">14. Máte n</text:span><text:span text:style-name="T246">ějakou představu, jak b</text:span><text:span text:style-name="T247">ychom mohli mít lístečky od našich velmi hodnotných věcí ze stěhování, které vlastníme třeba desítky let? Proč bychom vůbec museli prokazovat naše vlastnictví věcí lístečky. Proč by nemělo stačit udání přibližné hodnoty věcí a jejich popis, což jsme pochop</text:span><text:span text:style-name="T248">itelně opakovaně udělali.</text:span></text:p>
      <text:p text:style-name="P249"><text:span text:style-name="T250">15. Byl v dokumentu uveden plk. MUDr. J</text:span><text:span text:style-name="T251">.</text:span><text:span text:style-name="T252"><text:s/>R</text:span><text:span text:style-name="T253">.</text:span><text:span text:style-name="T254">, nebo</text:span><text:span text:style-name="T255">ť tohoto jsme udávali jak jako majitele vozu, tak i majitele části věcí? Ukradli i starému těžce nemocnému člověku s kompletní invaliditou, který trpí selháním srdce zdravotn</text:span><text:span text:style-name="T256">í pomůcky, berle, vozík a další. Byl tam uveden nebo nebyl? Takže okradení starého nemocného člověka o nezbytné náležitosti k životu, není krádeží, pokud to provede státní orgán VOZu?</text:span></text:p>
      <text:p text:style-name="P257"><text:span text:style-name="T258">16. Všimli jste si, jak policie jednou uvádí neznámý pachatel a pak uvád</text:span><text:span text:style-name="T259">í, že jsme n</text:span><text:span text:style-name="T260">ěkoho označili jako pachatele. To je přeci rozpor, buď měli někoho označeného jako pachatele anebo neměli. Je vidět, že tuctem důkazů a svědectví se vůbec nezabývaly. Přitom tito pachatelé byli označeni na základě jasných důkazů a svědků z řád<text:s/></text:span><text:span text:style-name="T261">sousedů. Tato svědectví byla zaznamenána na nahrávce a byly pořízeny fotografie a další důkazy.</text:span></text:p>
      <text:p text:style-name="P262"><text:span text:style-name="T263">17. Vnímáte, jak je celý dokument psán, jako kdyby ho psali vožralý? Lež a podvod je tam v každé v</text:span><text:span text:style-name="T264">ětě, to však nemůžete vědět s jistotou. V textu je ale plno ro</text:span><text:span text:style-name="T265">zporů, nemá smysl je</text:span></text:p>
      <text:p text:style-name="P266"><text:span text:style-name="T267">uvád</text:span><text:span text:style-name="T268">ět všechny, je jich plno. Celkově je jisté, že policie místo, aby hledala pachatele krádeže, tak se podvodným způsobem snažila „prokázat“, že se nejedná o trestný čin. Jaký smysl by mělo hledat dřívější registraci před mnoha lety,<text:s/></text:span><text:span text:style-name="T269">když ukradení věcí z našeho pozemku nemá s registrací vozidla nic společného? To je, jako kdyby nám ukradli chatičku s věcmi.</text:span></text:p>
      <text:p text:style-name="P270"><text:span text:style-name="T271">18. Jednalo se o velkou dodávku v</text:span><text:span text:style-name="T272">ěcí ze stěhování ze zahraničí. Jak bychom mohli mít k věcem lístečky a copak když nebudete mít k<text:s/></text:span><text:span text:style-name="T273">věcem lísteček, tak nejste vlastníkem? No a když nejste vlastníkem, tak by se nejednalo o trestný čin?</text:span></text:p>
      <text:soft-page-break/>
      <text:p text:style-name="P274"><text:span text:style-name="T275">Jak bychom m</text:span><text:span text:style-name="T276">ěli policii prokazovat u našich věcí, že jsme vlastníky? Přeci na základě svědectví mnoha osob, automobil byl v našem držení na soukromém poz</text:span><text:span text:style-name="T277">emku vedle naší nemovitosti, hned vedle dalšího automobilu stejného typu.</text:span></text:p>
      <text:p text:style-name="P278"><text:span text:style-name="T279">19. Pro</text:span><text:span text:style-name="T280">č policie zjišťuje přesně majitele pozemku? Jaký to má vztah ke krádeži vozu z daného pozemku. Jednalo se o soukromý pozemek a jednalo se o naše věci. Ani majitel naše věci<text:s/></text:span><text:span text:style-name="T281">neodstraňoval. Policie to však má jako veliký argument, že pozemek v době krádeže nebyl ve vlastnictví vlastníků ukradených věcí. Na tom přeci nezáleží? To je, jak kdyby brali pervitin.</text:span></text:p>
      <text:p text:style-name="P282"><text:span text:style-name="T283">Takže když vám ukradnou kabelku v tramvaji, tak se nejedná o krádež ka</text:span><text:span text:style-name="T284">belky, nebo</text:span><text:span text:style-name="T285">ť tramvaj vám nepatří?</text:span></text:p>
      <text:p text:style-name="P286"><text:span text:style-name="T287">20. Není náhodou velmi nápadné, jak naše v</text:span><text:span text:style-name="T288">ěci zhruba za 800 tisíc Kč označili zcela nezákonně za hodnotu nulovou? Stejně tak automobil i zařízení, které je vidět na obrázku silně podhodnotili i pod cenu sběrných surovin, a</text:span><text:span text:style-name="T289">by se dostali pod minimální cenu nutnou ke kvalifikaci trestného činu krádeže, není ten záměr přímo vidět?</text:span></text:p>
      <text:p text:style-name="P290"><text:span text:style-name="T291">21. Je v tomto dokumentu, který jste obdrželi a je specifikován v bod</text:span><text:span text:style-name="T292">ě 10, uvedeno mimo dalších lží a podvodů a nesmyslných formulací, popírajících z</text:span><text:span text:style-name="T293">áklady logického myšlení v každé jednotlivé větě, následující?<text:s/></text:span></text:p>
      <text:p text:style-name="P294"><text:span text:style-name="T295">První odstavec naho</text:span><text:span text:style-name="T296">ře na straně 3:</text:span></text:p>
      <text:p text:style-name="P297"><text:span text:style-name="T298">„</text:span><text:span text:style-name="T299">policejní orgán dosp</text:span><text:span text:style-name="T300">ěl k závěru, že není možné prokázat</text:span><text:span text:style-name="T301">, že vozidlo, které se na místě nacházelo, je totožné s vozidlem VIN<text:s/></text:span><text:span text:style-name="T302">xxx</text:span><text:span text:style-name="T303"><text:s/>uvedeným poško</text:span><text:span text:style-name="T304">zenou T</text:span><text:span text:style-name="T305">.“</text:span></text:p>
      <text:p text:style-name="P306"><text:span text:style-name="T307">Je tam toto vožralé šílenství napsáno nebo není? T</text:span><text:span text:style-name="T308">řeba policejní orgán dospěl i k závěru, že vesmír vznikl z kávové sedliny?</text:span></text:p>
      <text:p text:style-name="P309"><text:span text:style-name="T310">22. Prosím Vás uznáváte, že toto v otázce 21 je již absolutní totální šílenství, které prokazuje tu nez</text:span><text:span text:style-name="T311">řízenou a úč</text:span><text:span text:style-name="T312">elovou zločinnost orgánů VOZu? My dodáme desítky fotografií automobilu přímo z místa. Automobil je zachycen na Google mapách (Streetview fotografie), dále je automobil zanesen v několika registrech Pražských služeb, které ho obcházely a následně na základě</text:span><text:span text:style-name="T313"><text:s/>zjištění, že je na soukromém pozemku, zapsali, že je to z tohoto důvodu mimo jejich příslušnost.</text:span></text:p>
      <text:p text:style-name="P314"><text:span text:style-name="T315">Automobil fotografovala p</text:span><text:span text:style-name="T316">římo městská policie, která pořídila i detailní fotografii VIN CODE<text:s/></text:span><text:span text:style-name="T317">xxx</text:span><text:span text:style-name="T318">. Tyto fotografie má Policie ČR přímo od nás i s</text:span><text:span text:style-name="T319"> dalšími k dispozici !!!</text:span></text:p>
      <text:p text:style-name="P320"><text:span text:style-name="T321">Dále je k dispozici i ú</text:span><text:span text:style-name="T322">řední záznam radnice !!!</text:span></text:p>
      <text:p text:style-name="P323"><text:span text:style-name="T324">A oni v podstat</text:span><text:span text:style-name="T325">ě prohlásí, že nemůžeme prokázat kým a kdy byl automobil odcizen ani že nám patřil ani nemůžeme prokázat, že nám patřily věci ani nemůžeme prokázat jejich hodnotu a<text:s/></text:span><text:span text:style-name="T326">dokonce ani nelze prokázat, že automobil, který byl ukraden, měl VIN CODE<text:s/></text:span><text:span text:style-name="T327">xxx</text:span><text:span text:style-name="T328">.</text:span></text:p>
      <text:p text:style-name="P329"><text:span text:style-name="T330">Pokud tedy toto není prokázané, tak pak nevím již, co by bylo na této planet</text:span><text:span text:style-name="T331">ě prokázané. Pak tedy nemůžeme ani prokázat, že jsme se vůbec narodili. Nemůžeme ani pr</text:span><text:span text:style-name="T332">okázat, že existuje svět a nemůžeme ani prokázat, že vůbec existuje Místní Oddělení Pachatelů, MOP Břevnov?</text:span></text:p>
      <text:p text:style-name="P333"><text:span text:style-name="T334">Nebo to m</text:span><text:span text:style-name="T335">ůžete prokázat? A jak? Máte lísteček? A jak prokážete pravost lístečku?</text:span></text:p>
      <text:soft-page-break/>
      <text:p text:style-name="P336"><text:span text:style-name="T337">23. Není z toho všeho z</text:span><text:span text:style-name="T338">řejmé, že policie pod vedením R</text:span><text:span text:style-name="T339">.</text:span><text:span text:style-name="T340"><text:s/>B</text:span><text:span text:style-name="T341">.</text:span><text:span text:style-name="T342"><text:s/></text:span><text:span text:style-name="T343">jenom lhala a podváděla, snažila se ze všech sil jenom prokazovat, že to my jsme se dopustili nějaké trestné činnosti, tak hledala, jestli auto někde nechybí, není nahlášeno v souvislosti s nějakým trestným činem a podobně, nic jiného se nehledalo?</text:span></text:p>
      <text:p text:style-name="P344"><text:span text:style-name="T345">Je napr</text:span><text:span text:style-name="T346">osto jisté, kdo automobil a v</text:span><text:span text:style-name="T347">ěci ukradl, jednalo se o státní orgán VOZu pod správou židovské mafie.</text:span></text:p>
      <text:p text:style-name="P348"><text:span text:style-name="T349">Policie pak jako ve všech p</text:span><text:span text:style-name="T350">řípadech machinací v trestním řízení, hledala pouze výmluvy, aby trestný čin vůbec nebyl jako trestný čin označen. Takto podvádí<text:s/></text:span><text:span text:style-name="T351">všechna řízení, kde podezřelí nebo pachatelé jsou členové VOZu.</text:span></text:p>
      <text:p text:style-name="P352"><text:span text:style-name="T353">24. Toto ješt</text:span><text:span text:style-name="T354">ě není ani z daleka konec … ještě proti nám rozjeli několik řízení a snažili se nám udělit podvodným a zločinným způsobem statisícové pokuty. Třeba, že jsme měli věci na<text:s/></text:span><text:span text:style-name="T355">soukromém</text:span><text:span text:style-name="T356"><text:s/>pozemku, tak tím jsme ho vlastně obsadili</text:span><text:span text:style-name="T357">. Oni nám chtěli vyčítat, že jsme zabrali soukromý pozemek, tedy v podstatě sami majitelé zabrali svůj vlastní pozemek, šílenství? Nikoliv, v orgánech VOZu běžná praxe, pouze tyto praktiky zrůdné mafie tají!!! Je t</text:span><text:span text:style-name="T358">o jako když berou pervitin, co by pak znamenalo slovo soukromý pozemek a co by vlastně mělo být obsahem vlastnictví? Ti ďáblové jsou úplně šílení, jako vožralý čí spíše pod pervitinem. To je, jako kdyby Vás chtěli odsoudit, že jste se zmocnil svého vlastní</text:span><text:span text:style-name="T359">ho automobilu? To je pokročilé šílenství, vnímáte to také? V čem byli horší takzvaní komunisti?</text:span></text:p>
      <text:p text:style-name="P360"><text:span text:style-name="T361">Dále se nám snaží dávat nezákonnými a zlo</text:span><text:span text:style-name="T362">činnými metodami různé pokuty a sankce za to, že si snad ještě dovolíme říci „au“ ? Ale to je vždy úplně jak vožralé, n</text:span><text:span text:style-name="T363">apříklad ředitel stavebního řízení, kde docházelo ke korupci napsal, že jsme se omluvili z nějakého přiblblého termínu, na který jsme se ze zahraničí nemohli dostat, neboť byl právě nouzový stav všude po Evropě a my navíc s těžce nemocným člověkem, který j</text:span><text:span text:style-name="T364">e v podstatě ve stejném stavu jako člověk s těžkým průběhem Covidu, tak jsme se řádně omluvili den před jednáním. Tento šílenec toto v jednom odstavci konstatoval a pak v dalším tvrdil, že jsme se neomluvili ani před jednáním ani pojednání a udělil nám něj</text:span><text:span text:style-name="T365">akou vožralou pokutu. Toto je šílenství, co si tady ta židovská mafie dovoluje a to že tam dělali černou nebezpečnou stavbu bez stavebního povolení a bez územního rozhodnutí, to tomuto ďáblovi asi nevadilo, přestože to je ředitel stavebního úřadu a pochopi</text:span><text:span text:style-name="T366">telně se tam ve velkém dopouští trestné činnosti.</text:span></text:p>
      <text:p text:style-name="P367"><text:span text:style-name="T368">Vnímáte prosím, že se kolem jedné osoby nebo rodiny d</text:span><text:span text:style-name="T369">ěje nějak až mnoho nepravostí a to zdaleka nevíte všechno, vyprávím Vám zde sotva jedno procento.</text:span></text:p>
      <text:p text:style-name="P370"><text:span text:style-name="T371">Židovská mafie ovládá plno ú</text:span><text:span text:style-name="T372">řadů a orgánů VOZu a ty jso</text:span><text:span text:style-name="T373">u všechny koordinovány a dokonce začne šikana i z okolí nežádoucí osoby. Je to děsivé peklo !!! Oni koordinují různé instituce a úřady. Například stavební úřad, nemocnici, katastr nemovitostí, prostě všechno … Často o tom máme písemný dokument. Těmto lidem</text:span><text:span text:style-name="T374"><text:s/>je nařízeno, aby nás v podstatě z pověření státu šikanovali. Kučera tomu říká, že tím sleduje účel trestního řízení. No v tom jeho světě ano, on chápe trestní řízení jako nějaký domněle povolený nezřízený státní TEROR proti jemu nepohodlným osobám !!!</text:span></text:p>
      <text:p text:style-name="P375"><text:span text:style-name="T376">25.</text:span><text:span text:style-name="T377"><text:s/>Toto je d</text:span><text:span text:style-name="T378">ěsivé peklo, prosím Vás v čem to oběti nacismu měly horší než oběti VOZu?</text:span></text:p>
      <text:p text:style-name="P379"><text:span text:style-name="T380">Tato mafie vraždí nelidským zp</text:span><text:span text:style-name="T381">ůsobem, dopouští se zločinů mučení a nelidského zacházení, zločinů proti majetku, zdraví a životům lidí. Proti svým obětem organizují zákeřné<text:s/></text:span><text:span text:style-name="T382">smečky, zneužívají státní aparát a státní ozbrojenou moc, lžou, podvádí a kradou jako žádný jiný režim na světě !!!</text:span></text:p>
      <text:soft-page-break/>
      <text:p text:style-name="P383"><text:span text:style-name="T384">V<text:s/></text:span><text:span text:style-name="T385">čem to měli oběti nacismu horší než oběti VOZu? Nechápu? Dokážete to nějak vysvětlit?</text:span></text:p>
      <text:p text:style-name="P386"><text:span text:style-name="T387">V novinách pak vyšlo, jak Lukašenko má být strašný n</text:span><text:span text:style-name="T388">i</text:span><text:span text:style-name="T389">čema, protože nějaká studentka byla odsouzena k jednomu týdnu, opakuji k jednomu týdnu, vězení. A tady ta mafie dělá komploty na lidi, aby je okradla o majetek a zavřela je třeba na deset let, povraždili mnohonásobek lidí než Lukašenko, tak v čem je pak t</text:span><text:span text:style-name="T390">en Lukašenko tak špatný? Že se této mafii brání a před touto zrůdnou mafií brání i Běloruský lid, v tom je špatný? Možná je v něčem špatný, třeba je špatný ve všem, ale co může být ještě horšího než zrůdná mafie? Proč neodejdeme, no určitě odejdeme, to ta<text:s/></text:span><text:span text:style-name="T391">mafie nás pronásleduje, jinak po tomto peklu by tam asi nikdo již žít nemohl, to je zřejmé, opět vyhání lidi do zahraničí, okradou je o veškerý majetek, některé obojí a některé zavřou pro výstrahu ostatním Čechům, kteří by se jim nechtěli podvolit.</text:span></text:p>
      <text:p text:style-name="P392"><text:span text:style-name="T393"><text:s/>Je to<text:s/></text:span><text:span text:style-name="T394">d</text:span><text:span text:style-name="T395">ěsivé peklo zrůdné mafie...<text:s/></text:span></text:p>
      <text:p text:style-name="P396"><text:span text:style-name="T397">M</text:span><text:span text:style-name="T398">ěli jste o těchto poměrech nějaká povědomí?</text:span></text:p>
      <text:p text:style-name="P399"><text:span text:style-name="T400">26. Obdrželi jste v p</text:span><text:span text:style-name="T401">říloze k těmto otázkám dokument:<text:s/></text:span></text:p>
      <text:p text:style-name="P402"><text:span text:style-name="T403">Ú</text:span><text:span text:style-name="T404">řední záznam – Hlavní město Praha – Městská policie hl.m. Prahy ze dne 28.8.2020 – č.j. MPPH 99196/2020/OŘ6 v příloze pod náz</text:span><text:span text:style-name="T405">vem:</text:span></text:p>
      <text:p text:style-name="P406">04 Uredni zaznam c. j. MPPH 99196_2020 - POLICIE POD VEDENIM B.<text:s/>LZE A PODVADI.pdf</text:p>
      <text:p text:style-name="P407"><text:span text:style-name="T408">Máte<text:s/></text:span><text:span text:style-name="T409">či měli jste tedy tento dokument uložený na Vašich datových nosičích?</text:span></text:p>
      <text:p text:style-name="P410"><text:span text:style-name="T411">27. Je v tomto dokumentu, který jste obdrželi a je specifikován v bod</text:span><text:span text:style-name="T412">ě 26 uvedeno<text:s/></text:span><text:span text:style-name="T413">následující?</text:span></text:p>
      <text:p text:style-name="P414"><text:span text:style-name="T415">Totiž:<text:s/></text:span><text:span text:style-name="T416">„Za p</text:span><text:span text:style-name="T417">ředním sklem zjištěn VIN<text:s/></text:span><text:span text:style-name="T418">xxx</text:span><text:span text:style-name="T419">“</text:span></text:p>
      <text:p text:style-name="P420"><text:span text:style-name="T421">Není toto v totálním rozporu s tvrzením policie z bodu 22 t</text:span><text:span text:style-name="T422">ěchto otázek?</text:span></text:p>
      <text:p text:style-name="P423"><text:span text:style-name="T424">28. Obdrželi jste v p</text:span><text:span text:style-name="T425">říloze k těmto otázkám dokument:</text:span></text:p>
      <text:p text:style-name="P426"><text:span text:style-name="T427">Fotografii VIN CODE po</text:span><text:span text:style-name="T428">řízenou Městskou Policií Hl. m. Prahy<text:s/></text:span><text:span text:style-name="T429">v příloze pod názvem: 05 Fotografii VIN kodu poridila mestska policie.jpg</text:span></text:p>
      <text:p text:style-name="P430"><text:span text:style-name="T431">Máte<text:s/></text:span><text:span text:style-name="T432">či měli jste tedy tento dokument uloženy na Vašich datových nosičích?</text:span></text:p>
      <text:p text:style-name="P433"><text:span text:style-name="T434">29.<text:s/></text:span><text:span text:style-name="T435">Je na této fotografii m</text:span><text:span text:style-name="T436">ěstské policie, která je specifikována v bodě 28 uvedeno</text:span></text:p>
      <text:p text:style-name="P437">následující?</text:p>
      <text:p text:style-name="P438"><text:span text:style-name="T439">Je tam dob</text:span><text:span text:style-name="T440">ře rozpoznatelný<text:s/></text:span><text:span text:style-name="T441">VIN CODE:<text:s/></text:span><text:span text:style-name="T442">xxx</text:span><text:span text:style-name="T443">?</text:span></text:p>
      <text:p text:style-name="P444"><text:span text:style-name="T445">30. Obdrželi jste v p</text:span><text:span text:style-name="T446">říloze k těmto otázkám dokument:</text:span></text:p>
      <text:p text:style-name="P447"><text:span text:style-name="T448">Dokument Stanice technické kontroly (TÜV) ze dne 10.05.2012 v p</text:span><text:span text:style-name="T449">říloze pod názvem:06 Policie lze a podvadi na prikaz B</text:span><text:span text:style-name="T450">.</text:span><text:span text:style-name="T451">.jpg</text:span></text:p>
      <text:p text:style-name="P452"><text:span text:style-name="T453">Máte<text:s/></text:span><text:span text:style-name="T454">či měli jste tedy tento<text:s/></text:span><text:span text:style-name="T455">dokument uložený na Vašich datových nosičích?</text:span></text:p>
      <text:p text:style-name="P456"><text:span text:style-name="T457">31. Je na tomto dokumentu ze stanice STK (TÜV), který je specifikován v bod</text:span><text:span text:style-name="T458">ě 30 uvedeno následující?</text:span></text:p>
      <text:soft-page-break/>
      <text:p text:style-name="P459"><text:span text:style-name="T460">Je na n</text:span><text:span text:style-name="T461">ěm uvedeno udělení TÜV registrovanému automobilu až do roku 2014? Je na tomto dokumentu uveden<text:s/></text:span><text:span text:style-name="T462">VIN COD</text:span><text:span text:style-name="T463">E:<text:s/></text:span><text:span text:style-name="T464">xxx</text:span><text:span text:style-name="T465">?</text:span></text:p>
      <text:p text:style-name="P466"><text:span text:style-name="T467">Je tedy tímto prokázáno, že automobil byl registrován v roce 2012 a tedy darebáci z Místní Organizace Pachatel</text:span><text:span text:style-name="T468">ů (MOP) Břevnov pod kuratelou zrůdného darebáckého žida R</text:span><text:span text:style-name="T469">.</text:span><text:span text:style-name="T470"><text:s/>B</text:span><text:span text:style-name="T471">.<text:s/></text:span><text:span text:style-name="T472">ze státního zastupitelství pro Prahu 6 sprostě lžou a<text:s/></text:span><text:span text:style-name="T473">podvádí?</text:span></text:p>
      <text:p text:style-name="P474"><text:span text:style-name="T475">32. Obdrželi jste v p</text:span><text:span text:style-name="T476">říloze k těmto otázkám dokument:</text:span></text:p>
      <text:p text:style-name="P477"><text:span text:style-name="T478">Fotografie osv</text:span><text:span text:style-name="T479">ědčení o registraci vozidla v Bundesrepublik Deutschland (SRN) v příloze pod názvem:</text:span></text:p>
      <text:p text:style-name="P480">07 Druhy dukaz usvedcujici prolhanou zkorumpovanou policii pod B.jpg</text:p>
      <text:p text:style-name="P481"><text:span text:style-name="T482">Máte<text:s/></text:span><text:span text:style-name="T483">či měli jste t</text:span><text:span text:style-name="T484">edy tento dokument uložený na Vašich datových nosičích?</text:span></text:p>
      <text:p text:style-name="P485"><text:span text:style-name="T486">33.</text:span><text:span text:style-name="T487"><text:s/>Je na této fotografii dokumentu z osv</text:span><text:span text:style-name="T488">ědčení o registraci vozidla, který je specifikován v bodě 32 uvedeno následující?</text:span></text:p>
      <text:p text:style-name="P489"><text:span text:style-name="T490">Je tam jasn</text:span><text:span text:style-name="T491">ě uvedeno, že automobil s VIN CODE:<text:s/></text:span><text:span text:style-name="T492">xxx</text:span><text:span text:style-name="T493"><text:s/>byl tedy reg</text:span><text:span text:style-name="T494">istrován a uveden do provozu v SRN?</text:span></text:p>
      <text:p text:style-name="P495"><text:span text:style-name="T496">Je tedy tímto prokázáno, že automobil byl registrován v SRN a tedy darebáci z Místní Organizace Pachatel</text:span><text:span text:style-name="T497">ů MOP Břevnov pod kuratelou zrůdného darebáckého žida R</text:span><text:span text:style-name="T498">.</text:span><text:span text:style-name="T499"><text:s/>B</text:span><text:span text:style-name="T500">.</text:span><text:span text:style-name="T501"><text:s/>ze státního zastupitelství pro Prahu 6 sprostě l</text:span><text:span text:style-name="T502">žou a podvádí?</text:span></text:p>
      <text:p text:style-name="P503"><text:span text:style-name="T504">Dodate</text:span><text:span text:style-name="T505">čná otázka:</text:span></text:p>
      <text:p text:style-name="P506"><text:span text:style-name="T507">Vyrozum</text:span><text:span text:style-name="T508">ěli jste o trestné činnosti, o které jste se dozvěděli z tohoto podání, orgány činné v trestním řízení? Prosím, žádejte podle zákona také o to, aby vás tito informovali o učiněných opatřeních. Jedno, co podáte,<text:s/></text:span><text:span text:style-name="T509">opatření totiž budou nulová … vzájemně se kryjí a terorizují celý národ...</text:span></text:p>
      <text:p text:style-name="P510"><text:span text:style-name="T511">K Vaší žádosti<text:s/></text:span><text:span text:style-name="T512">poskytuji následující informace</text:span><text:span text:style-name="T513">:</text:span></text:p>
      <text:p text:style-name="P514"><text:span text:style-name="T515">K bodu<text:s/></text:span><text:span text:style-name="T516">č. 1<text:s/></text:span></text:p>
      <text:p text:style-name="P517"><text:span text:style-name="T518">Uvedený dokument Kancelá</text:span><text:span text:style-name="T519">ř veřejného ochránce práv obdržela jako přílohu Vaší žádosti o poskytnutí informace. Kancelář<text:s/></text:span><text:span text:style-name="T520">veřejného ochránce práv do doby obdržení žádosti uvedený dokument neměla uložený na datových nosičích. Nyní jej již uložený má.<text:s/></text:span></text:p>
      <text:p text:style-name="P521"><text:span text:style-name="T522">K bodu<text:s/></text:span><text:span text:style-name="T523">č. 2</text:span></text:p>
      <text:p text:style-name="P524">Ano, dokument citovaný text obsahuje.<text:s/></text:p>
      <text:p text:style-name="P525"><text:span text:style-name="T526">K bodu<text:s/></text:span><text:span text:style-name="T527">č. 3</text:span></text:p>
      <text:p text:style-name="P528">Ano, dokument citovaný text obsahuje.<text:s/></text:p>
      <text:p text:style-name="P529"><text:span text:style-name="T530">K bodu<text:s/></text:span><text:span text:style-name="T531">č. 4</text:span></text:p>
      <text:p text:style-name="P532"><text:span text:style-name="T533">Ano, dokument</text:span><text:span text:style-name="T534"><text:s/>citovaný text obsahuje. Pokud jde o následující dotazy, jedná se o dotazy na názor, a proto požadovanou informaci nelze poskytnout (v podrobnostech odkazuji na rozhodnutí o<text:s/></text:span><text:span text:style-name="T535">částečném odmítnutí žádosti).</text:span></text:p>
      <text:soft-page-break/>
      <text:p text:style-name="P536"><text:span text:style-name="T537">K bodu<text:s/></text:span><text:span text:style-name="T538">č. 5</text:span></text:p>
      <text:p text:style-name="P539"><text:span text:style-name="T540">Ano, dokument citovaný text obsahuje. Po</text:span><text:span text:style-name="T541">kud jde o následující dotazy, jedná se o dotazy na názor, a proto požadovanou informaci nelze poskytnout (v podrobnostech odkazuji na rozhodnutí o<text:s/></text:span><text:span text:style-name="T542">částečném odmítnutí žádosti).</text:span></text:p>
      <text:p text:style-name="P543"><text:span text:style-name="T544">K bodu<text:s/></text:span><text:span text:style-name="T545">č. 6</text:span></text:p>
      <text:p text:style-name="P546">Ano, dokument citovaný text obsahuje.<text:s/></text:p>
      <text:p text:style-name="P547"><text:span text:style-name="T548">K bodu<text:s/></text:span><text:span text:style-name="T549">č. 7</text:span></text:p>
      <text:p text:style-name="P550">Ano, dokument citovaný text obsahuje.<text:s/></text:p>
      <text:p text:style-name="P551"><text:span text:style-name="T552">K bodu<text:s/></text:span><text:span text:style-name="T553">č. 8</text:span></text:p>
      <text:p text:style-name="P554">Ano, dokument citovaný text obsahuje.<text:s/></text:p>
      <text:p text:style-name="P555"><text:span text:style-name="T556">K bodu<text:s/></text:span><text:span text:style-name="T557">č. 9</text:span></text:p>
      <text:p text:style-name="P558"><text:span text:style-name="T559">V tomto p</text:span><text:span text:style-name="T560">řípadě se jedná o dotaz na názor, a proto požadovanou informaci nelze poskytnout (v podrobnostech odkazuji na rozhodnutí o částečném odmítnutí žádosti).</text:span></text:p>
      <text:p text:style-name="P561"><text:span text:style-name="T562">K bodu<text:s/></text:span><text:span text:style-name="T563">č</text:span><text:span text:style-name="T564">. 10</text:span></text:p>
      <text:p text:style-name="P565"><text:span text:style-name="T566">Uvedený dokument Kancelá</text:span><text:span text:style-name="T567">ř veřejného ochránce práv obdržela jako přílohu Vaší žádosti o poskytnutí informace. Kancelář veřejného ochránce práv do doby obdržení žádosti uvedený dokument neměla uložený na datových nosičích. Nyní jej již uložený má.</text:span></text:p>
      <text:p text:style-name="P568"><text:span text:style-name="T569">K bod</text:span><text:span text:style-name="T570">u<text:s/></text:span><text:span text:style-name="T571">č. 11</text:span></text:p>
      <text:p text:style-name="P572">Ano, dokument citovaný text obsahuje</text:p>
      <text:p text:style-name="P573"><text:span text:style-name="T574">K bodu<text:s/></text:span><text:span text:style-name="T575">č. 12</text:span></text:p>
      <text:p text:style-name="P576"><text:span text:style-name="T577">V tomto p</text:span><text:span text:style-name="T578">řípadě se jedná o dotaz na názor, a proto požadovanou informaci nelze poskytnout (v podrobnostech odkazuji na rozhodnutí o částečném odmítnutí žádosti).</text:span></text:p>
      <text:p text:style-name="P579"><text:span text:style-name="T580">K bodu<text:s/></text:span><text:span text:style-name="T581">č. 13</text:span></text:p>
      <text:p text:style-name="P582"><text:span text:style-name="T583">V tomto p</text:span><text:span text:style-name="T584">řípadě se<text:s/></text:span><text:span text:style-name="T585">jedná o dotaz na názor, a proto požadovanou informaci nelze poskytnout (v podrobnostech odkazuji na rozhodnutí o částečném odmítnutí žádosti).</text:span></text:p>
      <text:p text:style-name="P586"><text:span text:style-name="T587">K bodu<text:s/></text:span><text:span text:style-name="T588">č. 14</text:span></text:p>
      <text:p text:style-name="P589"><text:span text:style-name="T590">V tomto p</text:span><text:span text:style-name="T591">řípadě se jedná o dotaz na názor, a proto požadovanou informaci nelze poskytnout (v podrobn</text:span><text:span text:style-name="T592">ostech odkazuji na rozhodnutí o částečném odmítnutí žádosti).</text:span></text:p>
      <text:p text:style-name="P593"><text:span text:style-name="T594">K bodu<text:s/></text:span><text:span text:style-name="T595">č. 15</text:span></text:p>
      <text:p text:style-name="P596"><text:span text:style-name="T597">Ano, v dokumentu byl uveden plk. MUDr. J</text:span><text:span text:style-name="T598">.</text:span><text:span text:style-name="T599"><text:s/>R</text:span><text:span text:style-name="T600">. Pokud jde o poslední dotaz, jedná se o dotazy na názor, a proto požadovanou informaci nelze poskytnout (v podrobnostech odkazuji</text:span><text:span text:style-name="T601"><text:s/>na rozhodnutí o<text:s/></text:span><text:span text:style-name="T602">částečném odmítnutí žádosti).</text:span></text:p>
      <text:p text:style-name="P603"><text:span text:style-name="T604">K bodu<text:s/></text:span><text:span text:style-name="T605">č. 16</text:span></text:p>
      <text:soft-page-break/>
      <text:p text:style-name="P606"><text:span text:style-name="T607">V daném p</text:span><text:span text:style-name="T608">řípadě se jedná o dotaz na názor, a proto požadovanou informaci nelze poskytnout (v podrobnostech odkazuji na rozhodnutí o částečném odmítnutí žádosti).</text:span></text:p>
      <text:p text:style-name="P609"><text:span text:style-name="T610">K bodu<text:s/></text:span><text:span text:style-name="T611">č. 17</text:span></text:p>
      <text:p text:style-name="P612"><text:span text:style-name="T613">V daném p</text:span><text:span text:style-name="T614">řípadě se je</text:span><text:span text:style-name="T615">dná o dotaz na názor, a proto požadovanou informaci nelze poskytnout (v podrobnostech odkazuji na rozhodnutí o částečném odmítnutí žádosti).</text:span></text:p>
      <text:p text:style-name="P616"><text:span text:style-name="T617">K bodu<text:s/></text:span><text:span text:style-name="T618">č. 18</text:span></text:p>
      <text:p text:style-name="P619"><text:span text:style-name="T620">V daném p</text:span><text:span text:style-name="T621">řípadě se jedná o dotaz na názor, a proto požadovanou informaci nelze poskytnout (v podrobnos</text:span><text:span text:style-name="T622">tech odkazuji na rozhodnutí o částečném odmítnutí žádosti).</text:span></text:p>
      <text:p text:style-name="P623"><text:span text:style-name="T624">K bodu<text:s/></text:span><text:span text:style-name="T625">č. 19</text:span></text:p>
      <text:p text:style-name="P626"><text:span text:style-name="T627">V daném p</text:span><text:span text:style-name="T628">řípadě se jedná o dotaz na názor, a proto požadovanou informaci nelze poskytnout (v podrobnostech odkazuji na rozhodnutí o částečném odmítnutí žádosti).</text:span></text:p>
      <text:p text:style-name="P629"><text:span text:style-name="T630">K bodu<text:s/></text:span><text:span text:style-name="T631">č. 20</text:span></text:p>
      <text:p text:style-name="P632"><text:span text:style-name="T633">V daném<text:s/></text:span><text:span text:style-name="T634">p</text:span><text:span text:style-name="T635">řípadě se jedná o dotaz na názor, a proto požadovanou informaci nelze poskytnout (v podrobnostech odkazuji na rozhodnutí o částečném odmítnutí žádosti).</text:span></text:p>
      <text:p text:style-name="P636"><text:span text:style-name="T637">K bodu<text:s/></text:span><text:span text:style-name="T638">č. 21</text:span></text:p>
      <text:p text:style-name="P639"><text:span text:style-name="T640">Ano, dokument citovaný text obsahuje. Pokud jde o poslední dotaz, jedná se o dotaz na náz</text:span><text:span text:style-name="T641">or, a proto požadovanou informaci nelze poskytnout (v podrobnostech odkazuji na rozhodnutí o<text:s/></text:span><text:span text:style-name="T642">částečném odmítnutí žádosti).</text:span></text:p>
      <text:p text:style-name="P643"><text:span text:style-name="T644">K bodu<text:s/></text:span><text:span text:style-name="T645">č. 22</text:span></text:p>
      <text:p text:style-name="P646"><text:span text:style-name="T647">V daném p</text:span><text:span text:style-name="T648">řípadě se jedná o dotaz na názor, a proto požadovanou informaci nelze poskytnout (v podrobnostech odkazuji na r</text:span><text:span text:style-name="T649">ozhodnutí o částečném odmítnutí žádosti).</text:span></text:p>
      <text:p text:style-name="P650"><text:span text:style-name="T651">K bodu<text:s/></text:span><text:span text:style-name="T652">č. 23</text:span></text:p>
      <text:p text:style-name="P653"><text:span text:style-name="T654">V daném p</text:span><text:span text:style-name="T655">řípadě se jedná o dotaz na názor, a proto požadovanou informaci nelze poskytnout (v podrobnostech odkazuji na rozhodnutí o částečném odmítnutí žádosti).</text:span></text:p>
      <text:p text:style-name="P656"><text:span text:style-name="T657">K bodu<text:s/></text:span><text:span text:style-name="T658">č. 24</text:span></text:p>
      <text:p text:style-name="P659"><text:span text:style-name="T660">V daném p</text:span><text:span text:style-name="T661">řípadě se jedná o</text:span><text:span text:style-name="T662"><text:s/>dotaz na názor, a proto požadovanou informaci nelze poskytnout (v podrobnostech odkazuji na rozhodnutí o částečném odmítnutí žádosti).</text:span></text:p>
      <text:p text:style-name="P663"><text:span text:style-name="T664">K bodu<text:s/></text:span><text:span text:style-name="T665">č. 25</text:span></text:p>
      <text:p text:style-name="P666"><text:span text:style-name="T667">V daném p</text:span><text:span text:style-name="T668">řípadě se jedná o dotaz na názor, a proto požadovanou informaci nelze poskytnout (v podrobnostech<text:s/></text:span><text:span text:style-name="T669">odkazuji na rozhodnutí o částečném odmítnutí žádosti).</text:span></text:p>
      <text:p text:style-name="P670"><text:span text:style-name="T671">K bodu<text:s/></text:span><text:span text:style-name="T672">č. 26<text:s/></text:span></text:p>
      <text:p text:style-name="P673"><text:span text:style-name="T674">Uvedený dokument Kancelá</text:span><text:span text:style-name="T675">ř veřejného ochránce práv obdržela jako přílohu Vaší žádosti o poskytnutí informace. Kancelář veřejného ochránce práv do doby obdržení žádosti uvedený dokument nem</text:span><text:span text:style-name="T676">ěla uložený na datových nosičích. Nyní jej již uložený má.</text:span></text:p>
      <text:soft-page-break/>
      <text:p text:style-name="P677"><text:span text:style-name="T678">K bodu<text:s/></text:span><text:span text:style-name="T679">č. 27</text:span></text:p>
      <text:p text:style-name="P680"><text:span text:style-name="T681">Ano, dokument citovaný text obsahuje. Pokud jde o poslední dotaz, jedná se o dotaz na názor, a proto požadovanou informaci nelze poskytnout (v podrobnostech odkazuji na rozhodnutí o<text:s/></text:span><text:span text:style-name="T682">čá</text:span><text:span text:style-name="T683">stečném odmítnutí žádosti).</text:span></text:p>
      <text:p text:style-name="P684"><text:span text:style-name="T685">K bodu<text:s/></text:span><text:span text:style-name="T686">č. 28<text:s/></text:span></text:p>
      <text:p text:style-name="P687"><text:span text:style-name="T688">Uvedený dokument Kancelá</text:span><text:span text:style-name="T689">ř veřejného ochránce práv obdržela jako přílohu Vaší žádosti o poskytnutí informace. Kancelář veřejného ochránce práv do doby obdržení žádosti uvedený dokument neměla uložený na datových<text:s/></text:span><text:span text:style-name="T690">nosičích. Nyní jej již uložený má.</text:span></text:p>
      <text:p text:style-name="P691"><text:span text:style-name="T692">K bodu<text:s/></text:span><text:span text:style-name="T693">č. 29</text:span></text:p>
      <text:p text:style-name="P694"><text:span text:style-name="T695">Ne, fotografie neobsahuje rozpoznatelný VIN kód<text:s/></text:span><text:span text:style-name="T696">xxx</text:span><text:span text:style-name="T697">, protože n</text:span><text:span text:style-name="T698">ěkolik právních znaků je obtížně čitelných.<text:s/></text:span></text:p>
      <text:p text:style-name="P699"><text:span text:style-name="T700">K bodu<text:s/></text:span><text:span text:style-name="T701">č. 30</text:span></text:p>
      <text:p text:style-name="P702"><text:span text:style-name="T703">Uvedený dokument Kancelá</text:span><text:span text:style-name="T704">ř veřejného ochránce práv obdržela jako přílohu<text:s/></text:span><text:span text:style-name="T705">Vaší žádosti o poskytnutí informace. Kancelář veřejného ochránce práv do doby obdržení žádosti uvedený dokument neměla uložený na datových nosičích. Nyní jej již uložený má.</text:span></text:p>
      <text:p text:style-name="P706"><text:span text:style-name="T707">K bodu<text:s/></text:span><text:span text:style-name="T708">č. 31</text:span></text:p>
      <text:p text:style-name="P709">Ano dokument obsahuje VIN kód<text:s/>xxx. Ne dokument neprokazuje, že k registraci vozu došlo v roce 2012.</text:p>
      <text:p text:style-name="P710"><text:span text:style-name="T711">K bodu<text:s/></text:span><text:span text:style-name="T712">č. 32</text:span></text:p>
      <text:p text:style-name="P713"><text:span text:style-name="T714">Uvedený dokument Kancelá</text:span><text:span text:style-name="T715">ř veřejného ochránce práv obdržela jako přílohu Vaší žádosti o poskytnutí informace. Kancelář veřejného ochránce práv do doby obdržení žádosti uvedený dokument neměla uložený</text:span><text:span text:style-name="T716"><text:s/>na datových nosičích. Nyní jej již uložený má.</text:span></text:p>
      <text:p text:style-name="P717"><text:span text:style-name="T718">K bodu<text:s/></text:span><text:span text:style-name="T719">č. 33</text:span></text:p>
      <text:p text:style-name="P720"><text:span text:style-name="T721">Vzhledem k tomu, že p</text:span><text:span text:style-name="T722">řílohu žádosti tvořila prostá fotokopie části dokumentu, nelze na předloženou otázku odpověď kladně. Pokud jde o druhý dotaz, jedná se o dotaz na názor, a proto požadovanou i</text:span><text:span text:style-name="T723">nformaci nelze poskytnout (v podrobnostech odkazuji na rozhodnutí o částečném odmítnutí žádosti).</text:span></text:p>
      <text:p text:style-name="P724"><text:span text:style-name="T725">K bodu<text:s/></text:span><text:span text:style-name="T726">č. 34 (dodatečná otázka)</text:span></text:p>
      <text:p text:style-name="P727"><text:span text:style-name="T728">Ne, nevyrozum</text:span><text:span text:style-name="T729">ěli.<text:s/></text:span></text:p>
      <text:p text:style-name="P730"/>
      <text:p text:style-name="P731"><text:span text:style-name="T732">Sou</text:span><text:span text:style-name="T733">časně v souladu s § 15 a § 20 odst. 4 písm. a) zákona č. 106/1999 Sb., o svobodném přístupu k informací</text:span><text:span text:style-name="T734">m, ve znění pozdějších předpisů, ve spojení s § 67 a násl. zákona č. 500/2004 Sb., správního řádu, ve znění pozdějších předpisů,<text:s/></text:span><text:span text:style-name="T735">vydává Kancelář veřejného ochránce práv</text:span><text:span text:style-name="T736"><text:s/>jako povinný subjekt podle § 2 odst. 1 zákona o svobodném přístupu k informacím a souča</text:span><text:span text:style-name="T737">sně jako osoba pověřená veřejným ochráncem práv k plnění povinností veřejného ochránce práv podle zákona o svobodném přístupu k informacím<text:s/></text:span><text:soft-page-break/><text:span text:style-name="T738">na základě § 25 odst. 2 zákona č. 349/1999 Sb., o veřejném ochránci práv, ve znění pozdějších předpisů,</text:span></text:p>
      <text:p text:style-name="P739">rozhodnutí,</text:p>
      <text:p text:style-name="P740"><text:span text:style-name="T741">k</text:span><text:span text:style-name="T742">terým se<text:s/></text:span><text:span text:style-name="T743">částečně odmítá</text:span><text:span text:style-name="T744"><text:s/>žádost paní Dr. I</text:span><text:span text:style-name="T745">.</text:span><text:span text:style-name="T746"><text:s/>T</text:span><text:span text:style-name="T747">.</text:span><text:span text:style-name="T748">, nar.<text:s/></text:span><text:span text:style-name="T749">xxx</text:span><text:span text:style-name="T750">, trvale bytem<text:s/></text:span><text:span text:style-name="T751">xxx</text:span><text:span text:style-name="T752"><text:s/>(dále jen „žadatelka“) podle ustanovení § 2 odst. 4 zákona o svobodném přístupu k informacím.<text:s/></text:span></text:p>
      <text:p text:style-name="P753"><text:span text:style-name="T754">Od</text:span><text:span text:style-name="T755">ůvodnění</text:span></text:p>
      <text:p text:style-name="P756"><text:span text:style-name="T757">Dne 28.<text:s/></text:span><text:span text:style-name="T758">července 2021 se na  Kancel</text:span><text:span text:style-name="T759">ář veřejného ochránce práv obrátila paní Dr. I</text:span><text:span text:style-name="T760">.</text:span><text:span text:style-name="T761"><text:s/>T</text:span><text:span text:style-name="T762">.</text:span><text:span text:style-name="T763"><text:s/>s žádostí podle zákona o svobodném přístupu k informacím, která obsahovala mimo jiné i otázky obsažené jako body č. 4, 5, 9, 12, 13, 14, 15, 16, 17, 18, 20, 21, 22, 23, 24, 25, 27 a 33:<text:s/></text:span></text:p>
      <text:p text:style-name="P764"><text:span text:style-name="T765">4. Je v tom</text:span><text:span text:style-name="T766">to dokumentu, který jste obdrželi a je specifikován v bod</text:span><text:span text:style-name="T767">ě 1 uvedeno, mimo dalších lží a podvodů a nesmyslných formulací, popírajících základy logického myšlení v každé jednotlivé větě, následující?</text:span></text:p>
      <text:p text:style-name="P768"><text:span text:style-name="T769">První v</text:span><text:span text:style-name="T770">ěta:</text:span></text:p>
      <text:p text:style-name="P771"><text:span text:style-name="T772">„Kvalifikovaným posouzením“.</text:span><text:span text:style-name="T773"><text:s/>Je toto uvedeno<text:s/></text:span><text:span text:style-name="T774">v dokumentu?</text:span></text:p>
      <text:p text:style-name="P775"><text:span text:style-name="T776">No a v<text:s/></text:span><text:span text:style-name="T777">čem jsou tito lidé více kvalifikováni než ostatní? V podvodech? Ve lžích? Myslí si, že když sami zneužívají státní ozbrojenou moc a ovládli GIBS i VSZ v Praze, tak nemůžou být potrestáni?</text:span></text:p>
      <text:p text:style-name="P778"><text:span text:style-name="T779">Co je to za drzé a pohrdavé vyjad</text:span><text:span text:style-name="T780">řování tyto prů</text:span><text:span text:style-name="T781">povídky? Viděli jste toto někdy v nějakém západním státě, třeba v SRN, my tedy za 20 let ještě neviděli. Vy ano?</text:span></text:p>
      <text:p text:style-name="P782"><text:span text:style-name="T783">Takto se chová zr</text:span><text:span text:style-name="T784">ůdná okupační moc židovské mafie v Protektorátu Čech a Moravy pod správou Vlády Organizovaného Zločinu (VOZ).</text:span></text:p>
      <text:p text:style-name="P785"><text:span text:style-name="T786">5. Je v tomto do</text:span><text:span text:style-name="T787">kumentu, který jste obdrželi a je specifikován v bod</text:span><text:span text:style-name="T788">ě 1 uvedeno, mimo dalších lží a podvodů a nesmyslných formulací, popírajících základy logického myšlení v každé jednotlivé větě, následující?</text:span></text:p>
      <text:p text:style-name="P789">Druhý odstavec:</text:p>
      <text:p text:style-name="P790"><text:span text:style-name="T791">„ ve kterém mimo jiné sd</text:span><text:span text:style-name="T792">ělujete“.</text:span><text:span text:style-name="T793"><text:s/>Je toto uved</text:span><text:span text:style-name="T794">eno v dokumentu?</text:span></text:p>
      <text:p text:style-name="P795"><text:span text:style-name="T796">Vidíte n</text:span><text:span text:style-name="T797">ěkde v tom dokumentu, že by se Policie třeba i znovu pomocí lží a podvodů zabývala něčím jiným než automobilem? Co se tedy stalo s tím jiným? Takže kdyby tam byla krádež automobilu a vražda, tak policie obojí takto odloží?</text:span></text:p>
      <text:p text:style-name="P798"><text:span text:style-name="T799">9. Nep</text:span><text:span text:style-name="T800">řijde Vám dokument specifikován v bodě 1 úplně logicky šílený?</text:span></text:p>
      <text:p text:style-name="P801"><text:span text:style-name="T802">Státní zastupitelství v Kladn</text:span><text:span text:style-name="T803">ě jim přeposlalo oznámení, které měli na pokyn státního zastupitelství prověřit. Policejní orgán zjistil, že oznamovatel mimo jiného (toho jiného bylo plno), psal o</text:span><text:span text:style-name="T804"><text:s/>krádeži automobilu v Praze 6.</text:span></text:p>
      <text:soft-page-break/>
      <text:p text:style-name="P805"><text:span text:style-name="T806">Policejní orgán napsal, že bylo zjišt</text:span><text:span text:style-name="T807">ěno, že se údajně jedná o vozidlo<text:s/></text:span><text:span text:style-name="T808">Voyager Chysler, RZ:<text:s/></text:span><text:span text:style-name="T809">xxx</text:span><text:span text:style-name="T810">, mpz: D, barva černá</text:span><text:span text:style-name="T811">. <text:s/></text:span></text:p>
      <text:p text:style-name="P812"><text:span text:style-name="T813">Jak to ti šikulové zjistili, odkud znají to vozidlo a tu SPZ? To by zasloužilo vyšet</text:span><text:span text:style-name="T814">řování, neboť to<text:s/></text:span><text:span text:style-name="T815">přímo prokazuje jejich závažnou trestnou činnost !!! Kdy tuto rodinu sledují a terorizují.</text:span></text:p>
      <text:p text:style-name="P816"><text:span text:style-name="T817">Dále napsali, že nebyla žádná sou</text:span><text:span text:style-name="T818">činnost, přestože tvrdí, že Pavel Rus dával oznámení osobně na MOP Břevnov, což pravda není. Zapomněli ale napsat o těch desítkách d</text:span><text:span text:style-name="T819">okumentů a výsledků pátrání, kdy pachatel byl nad všechnu pochybnost zjištěn a byl to orgán VOZu. Stejně tak byly doručeny jména svědků a další nesporné důkazy.</text:span></text:p>
      <text:p text:style-name="P820"><text:span text:style-name="T821">No a následn</text:span><text:span text:style-name="T822">ě došli k závěru, že když tedy bylo odcizeno vozidlo s SPZ, tak se nejedná o trestn</text:span><text:span text:style-name="T823">ý čin? Nerozumíme té logice? Co ty věci, ty nemají SPZ a přitom tvořily většinu ukradené hodnoty. Takže ukradení věci ze soukromého pozemku za cca 800 tisíc Kč není trestný čin? Tak co to tedy je?</text:span></text:p>
      <text:p text:style-name="P824"><text:span text:style-name="T825">12. Vnímáte tedy, že v dokumentu od policie Kladno a v doku</text:span><text:span text:style-name="T826">mentu od policie Praha B</text:span><text:span text:style-name="T827">řevnov<text:s/></text:span><text:span text:style-name="T828">jsou rozporná tvrzení ?</text:span></text:p>
      <text:p text:style-name="P829"><text:span text:style-name="T830">Je pravda, že policie Kladno tvrdí o stejné události, že bylo zjišt</text:span><text:span text:style-name="T831">ěno, že se jedná o vozidlo</text:span></text:p>
      <text:p text:style-name="P832"><text:span text:style-name="T833">s registra</text:span><text:span text:style-name="T834">ční značkou<text:s/></text:span><text:span text:style-name="T835">RZ:<text:s/></text:span><text:span text:style-name="T836">xxx</text:span><text:span text:style-name="T837"><text:s/></text:span><text:span text:style-name="T838">:</text:span></text:p>
      <text:p text:style-name="P839"><text:span text:style-name="T840">„Voyager Chysler, RZ:<text:s/></text:span><text:span text:style-name="T841">xxx</text:span><text:span text:style-name="T842">, mpz: D, barva<text:s/></text:span><text:span text:style-name="T843">černá“</text:span></text:p>
      <text:p text:style-name="P844"><text:span text:style-name="T845">Zatímco Policie z B</text:span><text:span text:style-name="T846">řevnova vycházející tedy ze stejného spisu a ze stejného šetření tvrdí, což</text:span></text:p>
      <text:p text:style-name="P847"><text:span text:style-name="T848">je zd</text:span><text:span text:style-name="T849">ůrazněno v otázce 11,že automobil<text:s/></text:span><text:span text:style-name="T850">nebyl vůbec posledních dvacet let registrován?</text:span></text:p>
      <text:p text:style-name="P851">Jsou v dokumentech, které jste obdrželi zásadní rozpory?</text:p>
      <text:p text:style-name="P852"><text:span text:style-name="T853">Pikantní na tom všem je, že lžou ob</text:span><text:span text:style-name="T854">ě<text:s/></text:span><text:span text:style-name="T855">dvě policie a nikoliv pouze v tomto, co je krásně zobrazitelné, ale úplně ve všem, to je lež za lží v každé větě. Formulace porušující základy formální logiky, jako kdyby byli pod vlivem pervitinu.</text:span></text:p>
      <text:p text:style-name="P856"><text:span text:style-name="T857">13. Máte n</text:span><text:span text:style-name="T858">ějakou představu, proč by věc bez registrační zn</text:span><text:span text:style-name="T859">ačky, tedy v konkrétním případě automobil bez registrační značky nebyl náš majetek? A jak bychom jako měli prokazovat naše vlastnictví? Není to tak, že katastr nemovitostí se vede pouze u nemovitostí a nikoliv u movitých věcí?</text:span></text:p>
      <text:p text:style-name="P860"><text:span text:style-name="T861">14. Máte n</text:span><text:span text:style-name="T862">ějakou představu, j</text:span><text:span text:style-name="T863">ak bychom mohli mít lístečky od našich velmi hodnotných věcí ze stěhování, které vlastníme třeba desítky let? Proč bychom vůbec museli prokazovat naše vlastnictví věcí lístečky. Proč by nemělo stačit udání přibližné hodnoty věcí a jejich popis, což jsme po</text:span><text:span text:style-name="T864">chopitelně opakovaně udělali.</text:span></text:p>
      <text:p text:style-name="P865"><text:span text:style-name="T866">15. Byl v dokumentu uveden plk. MUDr. J</text:span><text:span text:style-name="T867">.</text:span><text:span text:style-name="T868"><text:s/>R</text:span><text:span text:style-name="T869">.</text:span><text:span text:style-name="T870">, nebo</text:span><text:span text:style-name="T871">ť tohoto jsme udávali jak jako majitele vozu, tak i majitele části věcí? Ukradli i starému těžce nemocnému člověku s kompletní invaliditou, který trpí selháním srdce zdra</text:span><text:span text:style-name="T872">votní pomůcky, berle, vozík a další. Byl tam uveden nebo nebyl? Takže okradení starého nemocného člověka o nezbytné náležitosti k životu, není krádeží, pokud to provede státní orgán VOZu?</text:span></text:p>
      <text:p text:style-name="P873"><text:span text:style-name="T874">16. Všimli jste si, jak policie jednou uvádí neznámý pachatel a pak<text:s/></text:span><text:span text:style-name="T875">uvádí, že jsme n</text:span><text:span text:style-name="T876">ěkoho označili jako pachatele. To je přeci rozpor, buď měli někoho označeného jako pachatele anebo neměli. Je vidět, že tuctem důkazů a svědectví se vůbec nezabývaly. Přitom tito<text:s/></text:span><text:soft-page-break/><text:span text:style-name="T877">pachatelé byli označeni na základě jasných důkazů a svědků z<text:s/></text:span><text:span text:style-name="T878">řád sousedů. Tato svědectví byla zaznamenána na nahrávce a byly pořízeny fotografie a další důkazy.</text:span></text:p>
      <text:p text:style-name="P879"><text:span text:style-name="T880">17. Vnímáte, jak je celý dokument psán, jako kdyby ho psali vožralý? Lež a podvod je tam v každé v</text:span><text:span text:style-name="T881">ětě, to však nemůžete vědět s jistotou. V textu je ale pln</text:span><text:span text:style-name="T882">o rozporů, nemá smysl je</text:span></text:p>
      <text:p text:style-name="P883"><text:span text:style-name="T884">uvád</text:span><text:span text:style-name="T885">ět všechny, je jich plno. Celkově je jisté, že policie místo, aby hledala pachatele krádeže, tak se podvodným způsobem snažila „prokázat“, že se nejedná o trestný čin. Jaký smysl by mělo hledat dřívější registraci před mnoha le</text:span><text:span text:style-name="T886">ty, když ukradení věcí z našeho pozemku nemá s registrací vozidla nic společného? To je, jako kdyby nám ukradli chatičku s věcmi.</text:span></text:p>
      <text:p text:style-name="P887"><text:span text:style-name="T888">18. Jednalo se o velkou dodávku v</text:span><text:span text:style-name="T889">ěcí ze stěhování ze zahraničí. Jak bychom mohli mít k věcem lístečky a copak když nebudete mí</text:span><text:span text:style-name="T890">t k věcem lísteček, tak nejste vlastníkem? No a když nejste vlastníkem, tak by se nejednalo o trestný čin?</text:span></text:p>
      <text:p text:style-name="P891"><text:span text:style-name="T892">Jak bychom m</text:span><text:span text:style-name="T893">ěli policii prokazovat u našich věcí, že jsme vlastníky? Přeci na základě svědectví mnoha osob, automobil byl v našem držení na soukromém</text:span><text:span text:style-name="T894"><text:s/>pozemku vedle naší nemovitosti, hned vedle dalšího automobilu stejného typu.</text:span></text:p>
      <text:p text:style-name="P895"><text:span text:style-name="T896">19. Pro</text:span><text:span text:style-name="T897">č policie zjišťuje přesně majitele pozemku? Jaký to má vztah ke krádeži vozu z daného pozemku. Jednalo se o soukromý pozemek a jednalo se o naše věci. Ani majitel naše věc</text:span><text:span text:style-name="T898">i neodstraňoval. Policie to však má jako veliký argument, že pozemek v době krádeže nebyl ve vlastnictví vlastníků ukradených věcí. Na tom přeci nezáleží? To je, jak kdyby brali pervitin.</text:span></text:p>
      <text:p text:style-name="P899"><text:span text:style-name="T900">Takže když vám ukradnou kabelku v tramvaji, tak se nejedná o krádež<text:s/></text:span><text:span text:style-name="T901">kabelky, nebo</text:span><text:span text:style-name="T902">ť tramvaj vám nepatří?</text:span></text:p>
      <text:p text:style-name="P903"><text:span text:style-name="T904">20. Není náhodou velmi nápadné, jak naše v</text:span><text:span text:style-name="T905">ěci zhruba za 800 tisíc Kč označili zcela nezákonně za hodnotu nulovou? Stejně tak automobil i zařízení, které je vidět na obrázku silně podhodnotili i pod cenu sběrných surovin,</text:span><text:span text:style-name="T906"><text:s/>aby se dostali pod minimální cenu nutnou ke kvalifikaci trestného činu krádeže, není ten záměr přímo vidět?</text:span></text:p>
      <text:p text:style-name="P907"><text:span text:style-name="T908">21. Je v tomto dokumentu, který jste obdrželi a je specifikován v bod</text:span><text:span text:style-name="T909">ě 10, uvedeno mimo dalších lží a podvodů a nesmyslných formulací, popírajících</text:span><text:span text:style-name="T910"><text:s/>základy logického myšlení v každé jednotlivé větě, následující?<text:s/></text:span></text:p>
      <text:p text:style-name="P911"><text:span text:style-name="T912">První odstavec naho</text:span><text:span text:style-name="T913">ře na straně 3:</text:span></text:p>
      <text:p text:style-name="P914"><text:span text:style-name="T915">„</text:span><text:span text:style-name="T916">policejní orgán dosp</text:span><text:span text:style-name="T917">ěl k závěru, že není možné prokázat</text:span><text:span text:style-name="T918">, že vozidlo, které se na místě nacházelo, je totožné s vozidlem VIN<text:s/></text:span><text:span text:style-name="T919">xxx</text:span><text:span text:style-name="T920"><text:s/>uvedeným<text:s/></text:span><text:span text:style-name="T921">poškozenou T</text:span><text:span text:style-name="T922">.</text:span><text:span text:style-name="T923">.“</text:span></text:p>
      <text:p text:style-name="P924"><text:span text:style-name="T925">Je tam toto vožralé šílenství napsáno nebo není? T</text:span><text:span text:style-name="T926">řeba policejní orgán dospěl i k závěru, že vesmír vznikl z kávové sedliny?</text:span></text:p>
      <text:p text:style-name="P927"><text:span text:style-name="T928">22. Prosím Vás uznáváte, že toto v otázce 21 je již absolutní totální šílenství, které prokazuje tu nez</text:span><text:span text:style-name="T929">řízenou</text:span><text:span text:style-name="T930"><text:s/>a účelovou zločinnost orgánů VOZu? My dodáme desítky fotografií automobilu přímo z místa. Automobil je zachycen na Google mapách (Streetview fotografie), dále je automobil zanesen v několika registrech Pražských služeb, které ho obcházely a následně na zá</text:span><text:span text:style-name="T931">kladě zjištění, že je na soukromém pozemku, zapsali, že je to z tohoto důvodu mimo jejich příslušnost.</text:span></text:p>
      <text:p text:style-name="P932"><text:span text:style-name="T933">Automobil fotografovala p</text:span><text:span text:style-name="T934">římo městská policie, která pořídila i detailní fotografii VIN CODE<text:s/></text:span><text:span text:style-name="T935">xxx</text:span><text:span text:style-name="T936">. Tyto fotografie má Policie ČR přímo od ná</text:span><text:span text:style-name="T937">s i s dalšími k dispozici !!!</text:span></text:p>
      <text:soft-page-break/>
      <text:p text:style-name="P938"><text:span text:style-name="T939">Dále je k dispozici i ú</text:span><text:span text:style-name="T940">řední záznam radnice !!!</text:span></text:p>
      <text:p text:style-name="P941"><text:span text:style-name="T942">A oni v podstat</text:span><text:span text:style-name="T943">ě prohlásí, že nemůžeme prokázat kým a kdy byl automobil odcizen ani že nám patřil ani nemůžeme prokázat, že nám patřily věci ani nemůžeme prokázat jejich hodnotu<text:s/></text:span><text:span text:style-name="T944">a dokonce ani nelze prokázat, že automobil, který byl ukraden, měl VIN CODE<text:s/></text:span><text:span text:style-name="T945">xxx</text:span><text:span text:style-name="T946">.</text:span></text:p>
      <text:p text:style-name="P947"><text:span text:style-name="T948">Pokud tedy toto není prokázané, tak pak nevím již, co by bylo na této planet</text:span><text:span text:style-name="T949">ě prokázané. Pak tedy nemůžeme ani prokázat, že jsme se vůbec narodili. Nemůžeme ani<text:s/></text:span><text:span text:style-name="T950">prokázat, že existuje svět a nemůžeme ani prokázat, že vůbec existuje Místní Oddělení Pachatelů, MOP Břevnov?</text:span></text:p>
      <text:p text:style-name="P951"><text:span text:style-name="T952">Nebo to m</text:span><text:span text:style-name="T953">ůžete prokázat? A jak? Máte lísteček? A jak prokážete pravost lístečku?</text:span></text:p>
      <text:p text:style-name="P954"><text:span text:style-name="T955">23. Není z toho všeho z</text:span><text:span text:style-name="T956">řejmé, že policie pod vedením R</text:span><text:span text:style-name="T957">.</text:span><text:span text:style-name="T958"><text:s/>B</text:span><text:span text:style-name="T959">.</text:span><text:span text:style-name="T960"><text:s/>jenom lhala a podváděla, snažila se ze všech sil jenom prokazovat, že to my jsme se dopustili nějaké trestné činnosti, tak hledala, jestli auto někde nechybí, není nahlášeno v souvislosti s nějakým trestným činem a podobně, nic jiného se nehledalo?</text:span></text:p>
      <text:p text:style-name="P961"><text:span text:style-name="T962">Je na</text:span><text:span text:style-name="T963">prosto jisté, kdo automobil a v</text:span><text:span text:style-name="T964">ěci ukradl, jednalo se o státní orgán VOZu pod správou</text:span></text:p>
      <text:p text:style-name="P965">židovské mafie.</text:p>
      <text:p text:style-name="P966"><text:span text:style-name="T967">Policie pak jako ve všech p</text:span><text:span text:style-name="T968">řípadech machinací v trestním řízení, hledala pouze výmluvy, aby trestný čin vůbec nebyl jako trestný čin označen. Takto podvád</text:span><text:span text:style-name="T969">í všechna řízení, kde podezřelí nebo pachatelé jsou členové VOZu.</text:span></text:p>
      <text:p text:style-name="P970"><text:span text:style-name="T971">24. Toto ješt</text:span><text:span text:style-name="T972">ě není ani z daleka konec … ještě proti nám rozjeli několik řízení a snažili se nám udělit podvodným a zločinným způsobem statisícové pokuty. Třeba, že jsme měli věci na<text:s/></text:span><text:span text:style-name="T973">soukrom</text:span><text:span text:style-name="T974">ém pozemku, tak tím jsme ho vlastně obsadili</text:span><text:span text:style-name="T975">. Oni nám chtěli vyčítat, že jsme zabrali soukromý pozemek, tedy v podstatě sami majitelé zabrali svůj vlastní pozemek, šílenství? Nikoliv, v orgánech VOZu běžná praxe, pouze tyto praktiky zrůdné mafie tají!!! Je</text:span><text:span text:style-name="T976"><text:s/>to jako když berou pervitin, co by pak znamenalo slovo soukromý pozemek a co by vlastně mělo být obsahem vlastnictví? Ti ďáblové jsou úplně šílení, jako vožralý čí spíše pod pervitinem. To je, jako kdyby Vás chtěli odsoudit, že jste se zmocnil svého vlast</text:span><text:span text:style-name="T977">ního automobilu? To je pokročilé šílenství, vnímáte to také? V čem byli horší takzvaní komunisti?</text:span></text:p>
      <text:p text:style-name="P978"><text:span text:style-name="T979">Dále se nám snaží dávat nezákonnými a zlo</text:span><text:span text:style-name="T980">činnými metodami různé pokuty a sankce za to, že si snad ještě dovolíme říci „au“ ? Ale to je vždy úplně jak vožralé,</text:span><text:span text:style-name="T981"><text:s/>například ředitel stavebního řízení, kde docházelo ke korupci napsal, že jsme se omluvili z nějakého přiblblého termínu, na který jsme se ze zahraničí nemohli dostat, neboť byl právě nouzový stav všude po Evropě a my navíc s těžce nemocným člověkem, který</text:span><text:span text:style-name="T982"><text:s/>je v podstatě ve stejném stavu jako člověk s těžkým průběhem Covidu, tak jsme se řádně omluvili den před jednáním. Tento šílenec toto v jednom odstavci konstatoval a pak v dalším tvrdil, že jsme se neomluvili ani před jednáním ani pojednání a udělil nám n</text:span><text:span text:style-name="T983">ějakou vožralou pokutu. Toto je šílenství, co si tady ta židovská mafie dovoluje a to že tam dělali černou nebezpečnou stavbu bez stavebního povolení a bez územního rozhodnutí, to tomuto ďáblovi asi nevadilo, přestože to je ředitel stavebního úřadu a pocho</text:span><text:span text:style-name="T984">pitelně se tam ve velkém dopouští trestné činnosti.</text:span></text:p>
      <text:p text:style-name="P985"><text:span text:style-name="T986">Vnímáte prosím, že se kolem jedné osoby nebo rodiny d</text:span><text:span text:style-name="T987">ěje nějak až mnoho nepravostí a to zdaleka nevíte všechno, vyprávím Vám zde sotva jedno procento.</text:span></text:p>
      <text:p text:style-name="P988"><text:span text:style-name="T989">Židovská mafie ovládá plno ú</text:span><text:span text:style-name="T990">řadů a orgánů VOZu a ty j</text:span><text:span text:style-name="T991">sou všechny koordinovány a dokonce začne šikana i z okolí nežádoucí osoby. Je to děsivé peklo !!! Oni koordinují různé instituce a<text:s/></text:span><text:soft-page-break/><text:span text:style-name="T992">úřady. Například stavební úřad, nemocnici, katastr nemovitostí, prostě všechno … Často o tom máme písemný dokument. Těmto lid</text:span><text:span text:style-name="T993">em je nařízeno, aby nás v podstatě z pověření státu šikanovali. Kučera tomu říká, že tím sleduje účel trestního řízení. No v tom jeho světě ano, on chápe trestní řízení jako nějaký domněle povolený nezřízený státní TEROR proti jemu nepohodlným osobám !!!</text:span></text:p>
      <text:p text:style-name="P994"><text:span text:style-name="T995">2</text:span><text:span text:style-name="T996">5. Toto je d</text:span><text:span text:style-name="T997">ěsivé peklo, prosím Vás v čem to oběti nacismu měly horší než oběti VOZu?</text:span></text:p>
      <text:p text:style-name="P998"><text:span text:style-name="T999">Tato mafie vraždí nelidským zp</text:span><text:span text:style-name="T1000">ůsobem, dopouští se zločinů mučení a nelidského zacházení, zločinů proti majetku, zdraví a životům lidí. Proti svým obětem organizují zákeřn</text:span><text:span text:style-name="T1001">é smečky, zneužívají státní aparát a státní ozbrojenou moc, lžou, podvádí a kradou jako žádný jiný režim na světě !!!</text:span></text:p>
      <text:p text:style-name="P1002"><text:span text:style-name="T1003">V<text:s/></text:span><text:span text:style-name="T1004">čem to měli oběti nacismu horší než oběti VOZu? Nechápu? Dokážete to nějak vysvětlit?</text:span></text:p>
      <text:p text:style-name="P1005"><text:span text:style-name="T1006">V novinách pak vyšlo, jak Lukašenko má být strašný</text:span><text:span text:style-name="T1007"><text:s/>ni</text:span><text:span text:style-name="T1008">čema, protože nějaká studentka byla odsouzena k jednomu týdnu, opakuji k jednomu týdnu, vězení. A tady ta mafie dělá komploty na lidi, aby je okradla o majetek a zavřela je třeba na deset let, povraždili mnohonásobek lidí než Lukašenko, tak v čem je pak</text:span><text:span text:style-name="T1009"><text:s/>ten Lukašenko tak špatný? Že se této mafii brání a před touto zrůdnou mafií brání i Běloruský lid, v tom je špatný? Možná je v něčem špatný, třeba je špatný ve všem, ale co může být ještě horšího než zrůdná mafie? Proč neodejdeme, no určitě odejdeme, to t</text:span><text:span text:style-name="T1010">a mafie nás pronásleduje, jinak po tomto peklu by tam asi nikdo již žít nemohl, to je zřejmé, opět vyhání lidi do zahraničí, okradou je o veškerý majetek, některé obojí a některé zavřou pro výstrahu ostatním Čechům, kteří by se jim nechtěli podvolit.</text:span></text:p>
      <text:p text:style-name="P1011"><text:span text:style-name="T1012"><text:s/>Je t</text:span><text:span text:style-name="T1013">o d</text:span><text:span text:style-name="T1014">ěsivé peklo zrůdné mafie...<text:s/></text:span></text:p>
      <text:p text:style-name="P1015"><text:span text:style-name="T1016">M</text:span><text:span text:style-name="T1017">ěli jste o těchto poměrech nějaká povědomí?</text:span></text:p>
      <text:p text:style-name="P1018"><text:span text:style-name="T1019">27. Je v tomto dokumentu, který jste obdrželi a je specifikován v bod</text:span><text:span text:style-name="T1020">ě 26 uvedeno následující?</text:span></text:p>
      <text:p text:style-name="P1021"><text:span text:style-name="T1022">Totiž:<text:s/></text:span><text:span text:style-name="T1023">„Za p</text:span><text:span text:style-name="T1024">ředním sklem zjištěn VIN<text:s/></text:span><text:span text:style-name="T1025">xxx</text:span><text:span text:style-name="T1026">“</text:span></text:p>
      <text:p text:style-name="P1027"><text:span text:style-name="T1028">Není toto v totálním rozporu</text:span><text:span text:style-name="T1029"><text:s/>s tvrzením policie z bodu 22 t</text:span><text:span text:style-name="T1030">ěchto otázek?</text:span></text:p>
      <text:p text:style-name="P1031"><text:span text:style-name="T1032">33.</text:span><text:span text:style-name="T1033"><text:s/>Je na této fotografii dokumentu z osv</text:span><text:span text:style-name="T1034">ědčení o registraci vozidla, který je specifikován v bodě 32 uvedeno následující?</text:span></text:p>
      <text:p text:style-name="P1035"><text:span text:style-name="T1036">Je tam jasn</text:span><text:span text:style-name="T1037">ě uvedeno, že automobil s VIN CODE:<text:s/></text:span><text:span text:style-name="T1038">xxx</text:span><text:span text:style-name="T1039"><text:s/>byl tedy registrován a<text:s/></text:span><text:span text:style-name="T1040">uveden do provozu v SRN?</text:span></text:p>
      <text:p text:style-name="P1041"><text:span text:style-name="T1042">Je tedy tímto prokázáno, že automobil byl registrován v SRN a tedy darebáci z Místní Organizace Pachatel</text:span><text:span text:style-name="T1043">ů MOP Břevnov pod kuratelou zrůdného darebáckého žida R</text:span><text:span text:style-name="T1044">.<text:s/></text:span><text:span text:style-name="T1045">B</text:span><text:span text:style-name="T1046">.</text:span><text:span text:style-name="T1047"><text:s/>ze státního zastupitelství pro Prahu 6 sprostě lžou a podvá</text:span><text:span text:style-name="T1048">dí?</text:span></text:p>
      <text:p text:style-name="P1049"/>
      <text:p text:style-name="P1050"><text:span text:style-name="T1051">Uvedenými otázkami se žadatelka domáhá informací, které se neposkytují ve smyslu zákona o svobodném p</text:span><text:span text:style-name="T1052">řístupu k informacím, neboť se domáhá názoru povinného subjektu. Podle ustanovení § 2 odst. 4 zákona o svobodném přístupu k informacím se povinnost<text:s/></text:span><text:span text:style-name="T1053">povinných subjektů poskytovat informace mj. netýká dotazů na názory. Z důvodové zprávy k zákonu č.<text:s/></text:span><text:soft-page-break/><text:span text:style-name="T1054">61/2006 Sb., kterým bylo do zákona o svobodném přístupu k informacím vloženo citovaného ustavení, vyplývá, že „povinný subjekt je povinen poskytovat pouze ty</text:span><text:span text:style-name="T1055"><text:s/>informace, které se vztahují k jeho působnosti, a které má nebo by měl mít k dispozici.“ Naopak režim zákona o svobodném přístupu k informacím nestanovuje povinnost nové informace vytvářet či vyjadřovat názor povinného subjektu k určité problematice. I po</text:span><text:span text:style-name="T1056">dle názoru Nejvyššího správního soudu, který je obsažen v rozsudcích č. j. 1 as 28/2010-86 ze dne 17. 6. 2010 nebo č. j. 1 As 107/2011-70 ze dne 19. 10. 2011, se žádosti tohoto typu odmítají odkazem na ustanovení § 2 odst. 4 zákona o svobodném přístupu k i</text:span><text:span text:style-name="T1057">nformacím. Oba rozsudky jsou dostupné na<text:s/></text:span><text:a xlink:href="http://www.nssoud.cz/" office:target-frame-name="_top" xlink:show="replace"><text:span text:style-name="T1058">www.nssoud.cz</text:span></text:a><text:span text:style-name="T1059">.<text:s/></text:span></text:p>
      <text:p text:style-name="P1060"><text:span text:style-name="T1061">Pou</text:span><text:span text:style-name="T1062">čení</text:span></text:p>
      <text:p text:style-name="P1063"><text:span text:style-name="T1064">Proti tomuto rozhodnutí lze podle § 16 zákona o svobodném p</text:span><text:span text:style-name="T1065">řístupu k informacím podat ve lhůtě 15 dnů od jeho doručení odvolání k Úřadu pro ochranu osob</text:span><text:span text:style-name="T1066">ních údajů prostřednictvím Kanceláře veřejného ochránce práv.</text:span></text:p>
      <text:p text:style-name="P1067"/>
      <text:p text:style-name="P1068"/>
      <text:p text:style-name="P1069"/>
      <text:p text:style-name="P1070"><text:span text:style-name="T1071">JUDr. Pavel Po</text:span><text:span text:style-name="T1072">řízek, Ph.D., v. r.</text:span></text:p>
      <text:p text:style-name="P1073"><text:span text:style-name="T1074">vedoucí Kancelá</text:span><text:span text:style-name="T1075">ře veřejného ochránce práv</text:span></text:p>
      <text:p text:style-name="P1076">(podepsáno elektronicky)</text:p>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3%"/>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062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062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15</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LIWP*</text:span></text:p>
        <text:p text:style-name="P12"><text:span text:style-name="T13">KVOPX00BLIWP</text:span>KVOPX00BLIWP</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08-19T08:19:00Z</meta:creation-date>
    <dc:date>2021-08-19T08:31:00Z</dc:date>
    <meta:print-date>2021-08-06T12:32:00Z</meta:print-date>
    <meta:template xlink:href="KVOP_dopis%20vedoucího" xlink:type="simple"/>
    <meta:editing-cycles>4</meta:editing-cycles>
    <meta:editing-duration>PT660S</meta:editing-duration>
    <meta:user-defined meta:name="ContentTypeId">0x010100D3A71DC738674B4893D02C4CA0E22FAC</meta:user-defined>
    <meta:document-statistic meta:page-count="17" meta:paragraph-count="82" meta:word-count="5992" meta:character-count="41267" meta:row-count="294" meta:non-whitespace-character-count="35357"/>
  </office:meta>
</office:document-meta>
</file>